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54.13mm" svg:height="133.08mm" svg:x="46.26mm" svg:y="1.06mm">
            <draw:object draw:notify-on-update-of-ranges="Hoja1.B75:Hoja1.B1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440" calcext:value-type="float">
            <text:p>1440</text:p>
          </table:table-cell>
          <table:table-cell table:formula="of:=([.A1]/1000)+10" office:value-type="float" office:value="11.44" calcext:value-type="float">
            <text:p>11,44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table:formula="of:=([.A2]/1000)+10" office:value-type="float" office:value="11.46" calcext:value-type="float">
            <text:p>11,46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table:formula="of:=([.A3]/1000)+10" office:value-type="float" office:value="11.45" calcext:value-type="float">
            <text:p>11,45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table:formula="of:=([.A4]/1000)+10" office:value-type="float" office:value="11.64" calcext:value-type="float">
            <text:p>11,64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table:formula="of:=([.A5]/1000)+10" office:value-type="float" office:value="11.49" calcext:value-type="float">
            <text:p>11,49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formula="of:=([.A6]/1000)+10" office:value-type="float" office:value="11.34" calcext:value-type="float">
            <text:p>11,34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table:formula="of:=([.A7]/1000)+10" office:value-type="float" office:value="11.51" calcext:value-type="float">
            <text:p>11,51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table:formula="of:=([.A8]/1000)+10" office:value-type="float" office:value="11.58" calcext:value-type="float">
            <text:p>11,5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([.A9]/1000)+10" office:value-type="float" office:value="11.4" calcext:value-type="float">
            <text:p>11,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formula="of:=([.A10]/1000)+10" office:value-type="float" office:value="11.7" calcext:value-type="float">
            <text:p>11,7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table:formula="of:=([.A11]/1000)+10" office:value-type="float" office:value="11.59" calcext:value-type="float">
            <text:p>11,59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table:formula="of:=([.A12]/1000)+10" office:value-type="float" office:value="11.65" calcext:value-type="float">
            <text:p>11,65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table:formula="of:=([.A13]/1000)+10" office:value-type="float" office:value="11.59" calcext:value-type="float">
            <text:p>11,59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table:formula="of:=([.A14]/1000)+10" office:value-type="float" office:value="11.68" calcext:value-type="float">
            <text:p>11,68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table:formula="of:=([.A15]/1000)+10" office:value-type="float" office:value="11.62" calcext:value-type="float">
            <text:p>11,62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table:formula="of:=([.A16]/1000)+10" office:value-type="float" office:value="11.53" calcext:value-type="float">
            <text:p>11,53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table:formula="of:=([.A17]/1000)+10" office:value-type="float" office:value="11.39" calcext:value-type="float">
            <text:p>11,39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table:formula="of:=([.A18]/1000)+10" office:value-type="float" office:value="11.52" calcext:value-type="float">
            <text:p>11,52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table:formula="of:=([.A19]/1000)+10" office:value-type="float" office:value="11.41" calcext:value-type="float">
            <text:p>11,41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table:formula="of:=([.A20]/1000)+10" office:value-type="float" office:value="11.52" calcext:value-type="float">
            <text:p>11,52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table:formula="of:=([.A21]/1000)+10" office:value-type="float" office:value="11.53" calcext:value-type="float">
            <text:p>11,53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table:formula="of:=([.A22]/1000)+10" office:value-type="float" office:value="11.58" calcext:value-type="float">
            <text:p>11,58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table:formula="of:=([.A23]/1000)+10" office:value-type="float" office:value="11.64" calcext:value-type="float">
            <text:p>11,64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table:formula="of:=([.A24]/1000)+10" office:value-type="float" office:value="11.47" calcext:value-type="float">
            <text:p>11,47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table:formula="of:=([.A25]/1000)+10" office:value-type="float" office:value="11.46" calcext:value-type="float">
            <text:p>11,46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table:formula="of:=([.A26]/1000)+10" office:value-type="float" office:value="11.65" calcext:value-type="float">
            <text:p>11,65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table:formula="of:=([.A27]/1000)+10" office:value-type="float" office:value="11.66" calcext:value-type="float">
            <text:p>11,66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table:formula="of:=([.A28]/1000)+10" office:value-type="float" office:value="11.49" calcext:value-type="float">
            <text:p>11,49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table:formula="of:=([.A29]/1000)+10" office:value-type="float" office:value="11.53" calcext:value-type="float">
            <text:p>11,53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table:formula="of:=([.A30]/1000)+10" office:value-type="float" office:value="11.55" calcext:value-type="float">
            <text:p>11,5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formula="of:=([.A31]/1000)+10" office:value-type="float" office:value="11.7" calcext:value-type="float">
            <text:p>11,7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table:formula="of:=([.A32]/1000)+10" office:value-type="float" office:value="11.57" calcext:value-type="float">
            <text:p>11,57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table:formula="of:=([.A33]/1000)+10" office:value-type="float" office:value="11.52" calcext:value-type="float">
            <text:p>11,52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table:formula="of:=([.A34]/1000)+10" office:value-type="float" office:value="11.65" calcext:value-type="float">
            <text:p>11,65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table:formula="of:=([.A35]/1000)+10" office:value-type="float" office:value="11.62" calcext:value-type="float">
            <text:p>11,62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table:formula="of:=([.A36]/1000)+10" office:value-type="float" office:value="11.55" calcext:value-type="float">
            <text:p>11,55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table:formula="of:=([.A37]/1000)+10" office:value-type="float" office:value="11.68" calcext:value-type="float">
            <text:p>11,68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table:formula="of:=([.A38]/1000)+10" office:value-type="float" office:value="11.59" calcext:value-type="float">
            <text:p>11,59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table:formula="of:=([.A39]/1000)+10" office:value-type="float" office:value="11.69" calcext:value-type="float">
            <text:p>11,69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table:formula="of:=([.A40]/1000)+10" office:value-type="float" office:value="11.66" calcext:value-type="float">
            <text:p>11,66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table:formula="of:=([.A41]/1000)+10" office:value-type="float" office:value="11.52" calcext:value-type="float">
            <text:p>11,52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table:formula="of:=([.A42]/1000)+10" office:value-type="float" office:value="11.64" calcext:value-type="float">
            <text:p>11,64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table:formula="of:=([.A43]/1000)+10" office:value-type="float" office:value="11.47" calcext:value-type="float">
            <text:p>11,47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table:formula="of:=([.A44]/1000)+10" office:value-type="float" office:value="11.53" calcext:value-type="float">
            <text:p>11,53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table:formula="of:=([.A45]/1000)+10" office:value-type="float" office:value="11.64" calcext:value-type="float">
            <text:p>11,64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table:formula="of:=([.A46]/1000)+10" office:value-type="float" office:value="11.54" calcext:value-type="float">
            <text:p>11,54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table:formula="of:=([.A47]/1000)+10" office:value-type="float" office:value="11.55" calcext:value-type="float">
            <text:p>11,55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table:formula="of:=([.A48]/1000)+10" office:value-type="float" office:value="11.54" calcext:value-type="float">
            <text:p>11,54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table:formula="of:=([.A49]/1000)+10" office:value-type="float" office:value="11.49" calcext:value-type="float">
            <text:p>11,49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table:formula="of:=([.A50]/1000)+10" office:value-type="float" office:value="11.72" calcext:value-type="float">
            <text:p>11,72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table:formula="of:=([.A51]/1000)+10" office:value-type="float" office:value="11.57" calcext:value-type="float">
            <text:p>11,57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table:formula="of:=([.A52]/1000)+10" office:value-type="float" office:value="11.68" calcext:value-type="float">
            <text:p>11,68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table:formula="of:=([.A53]/1000)+10" office:value-type="float" office:value="11.73" calcext:value-type="float">
            <text:p>11,73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table:formula="of:=([.A54]/1000)+10" office:value-type="float" office:value="11.46" calcext:value-type="float">
            <text:p>11,46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table:formula="of:=([.A55]/1000)+10" office:value-type="float" office:value="11.59" calcext:value-type="float">
            <text:p>11,59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table:formula="of:=([.A56]/1000)+10" office:value-type="float" office:value="11.54" calcext:value-type="float">
            <text:p>11,54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table:formula="of:=([.A57]/1000)+10" office:value-type="float" office:value="11.52" calcext:value-type="float">
            <text:p>11,52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table:formula="of:=([.A58]/1000)+10" office:value-type="float" office:value="11.62" calcext:value-type="float">
            <text:p>11,62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table:formula="of:=([.A59]/1000)+10" office:value-type="float" office:value="11.55" calcext:value-type="float">
            <text:p>11,55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table:formula="of:=([.A60]/1000)+10" office:value-type="float" office:value="11.66" calcext:value-type="float">
            <text:p>11,6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([.A61]/1000)+10" office:value-type="float" office:value="11.8" calcext:value-type="float">
            <text:p>11,8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table:formula="of:=([.A62]/1000)+10" office:value-type="float" office:value="11.59" calcext:value-type="float">
            <text:p>11,59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table:formula="of:=([.A63]/1000)+10" office:value-type="float" office:value="11.64" calcext:value-type="float">
            <text:p>11,64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table:formula="of:=([.A64]/1000)+10" office:value-type="float" office:value="11.66" calcext:value-type="float">
            <text:p>11,66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table:formula="of:=([.A65]/1000)+10" office:value-type="float" office:value="11.68" calcext:value-type="float">
            <text:p>11,68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table:formula="of:=([.A66]/1000)+10" office:value-type="float" office:value="11.57" calcext:value-type="float">
            <text:p>11,57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table:formula="of:=([.A67]/1000)+10" office:value-type="float" office:value="11.61" calcext:value-type="float">
            <text:p>11,61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table:formula="of:=([.A68]/1000)+10" office:value-type="float" office:value="11.63" calcext:value-type="float">
            <text:p>11,63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table:formula="of:=([.A69]/1000)+10" office:value-type="float" office:value="11.58" calcext:value-type="float">
            <text:p>11,58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table:formula="of:=([.A70]/1000)+10" office:value-type="float" office:value="11.59" calcext:value-type="float">
            <text:p>11,59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table:formula="of:=([.A71]/1000)+10" office:value-type="float" office:value="11.65" calcext:value-type="float">
            <text:p>11,65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table:formula="of:=([.A72]/1000)+10" office:value-type="float" office:value="11.65" calcext:value-type="float">
            <text:p>11,65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table:formula="of:=([.A73]/1000)+10" office:value-type="float" office:value="11.78" calcext:value-type="float">
            <text:p>11,78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table:formula="of:=([.A74]/1000)+10" office:value-type="float" office:value="11.53" calcext:value-type="float">
            <text:p>11,53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table:formula="of:=([.A75]/1000)+10" office:value-type="float" office:value="11.63" calcext:value-type="float">
            <text:p>11,63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table:formula="of:=([.A76]/1000)+10" office:value-type="float" office:value="11.59" calcext:value-type="float">
            <text:p>11,59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table:formula="of:=([.A77]/1000)+10" office:value-type="float" office:value="11.58" calcext:value-type="float">
            <text:p>11,58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table:formula="of:=([.A78]/1000)+10" office:value-type="float" office:value="11.51" calcext:value-type="float">
            <text:p>11,51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table:formula="of:=([.A79]/1000)+10" office:value-type="float" office:value="11.46" calcext:value-type="float">
            <text:p>11,46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table:formula="of:=([.A80]/1000)+10" office:value-type="float" office:value="11.23" calcext:value-type="float">
            <text:p>11,23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table:formula="of:=([.A81]/1000)+10" office:value-type="float" office:value="11.07" calcext:value-type="float">
            <text:p>11,0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([.A82]/1000)+10" office:value-type="float" office:value="10.78" calcext:value-type="float">
            <text:p>10,7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([.A83]/1000)+10" office:value-type="float" office:value="10.32" calcext:value-type="float">
            <text:p>10,32</text:p>
          </table:table-cell>
        </table:table-row>
        <table:table-row table:style-name="ro1">
          <table:table-cell office:value-type="float" office:value="-210" calcext:value-type="float">
            <text:p>-210</text:p>
          </table:table-cell>
          <table:table-cell table:formula="of:=([.A84]/1000)+10" office:value-type="float" office:value="9.79" calcext:value-type="float">
            <text:p>9,79</text:p>
          </table:table-cell>
        </table:table-row>
        <table:table-row table:style-name="ro1">
          <table:table-cell office:value-type="float" office:value="-490" calcext:value-type="float">
            <text:p>-490</text:p>
          </table:table-cell>
          <table:table-cell table:formula="of:=([.A85]/1000)+10" office:value-type="float" office:value="9.51" calcext:value-type="float">
            <text:p>9,51</text:p>
          </table:table-cell>
        </table:table-row>
        <table:table-row table:style-name="ro1">
          <table:table-cell office:value-type="float" office:value="-1050" calcext:value-type="float">
            <text:p>-1050</text:p>
          </table:table-cell>
          <table:table-cell table:formula="of:=([.A86]/1000)+10" office:value-type="float" office:value="8.95" calcext:value-type="float">
            <text:p>8,95</text:p>
          </table:table-cell>
        </table:table-row>
        <table:table-row table:style-name="ro1">
          <table:table-cell office:value-type="float" office:value="-1920" calcext:value-type="float">
            <text:p>-1920</text:p>
          </table:table-cell>
          <table:table-cell table:formula="of:=([.A87]/1000)+10" office:value-type="float" office:value="8.08" calcext:value-type="float">
            <text:p>8,08</text:p>
          </table:table-cell>
        </table:table-row>
        <table:table-row table:style-name="ro1">
          <table:table-cell office:value-type="float" office:value="-4300" calcext:value-type="float">
            <text:p>-4300</text:p>
          </table:table-cell>
          <table:table-cell table:formula="of:=([.A88]/1000)+10" office:value-type="float" office:value="5.7" calcext:value-type="float">
            <text:p>5,7</text:p>
          </table:table-cell>
        </table:table-row>
        <table:table-row table:style-name="ro1">
          <table:table-cell office:value-type="float" office:value="-5320" calcext:value-type="float">
            <text:p>-5320</text:p>
          </table:table-cell>
          <table:table-cell table:formula="of:=([.A89]/1000)+10" office:value-type="float" office:value="4.68" calcext:value-type="float">
            <text:p>4,68</text:p>
          </table:table-cell>
        </table:table-row>
        <table:table-row table:style-name="ro1">
          <table:table-cell office:value-type="float" office:value="-4510" calcext:value-type="float">
            <text:p>-4510</text:p>
          </table:table-cell>
          <table:table-cell table:formula="of:=([.A90]/1000)+10" office:value-type="float" office:value="5.49" calcext:value-type="float">
            <text:p>5,49</text:p>
          </table:table-cell>
        </table:table-row>
        <table:table-row table:style-name="ro1">
          <table:table-cell office:value-type="float" office:value="-3980" calcext:value-type="float">
            <text:p>-3980</text:p>
          </table:table-cell>
          <table:table-cell table:formula="of:=([.A91]/1000)+10" office:value-type="float" office:value="6.02" calcext:value-type="float">
            <text:p>6,02</text:p>
          </table:table-cell>
        </table:table-row>
        <table:table-row table:style-name="ro1">
          <table:table-cell office:value-type="float" office:value="-3550" calcext:value-type="float">
            <text:p>-3550</text:p>
          </table:table-cell>
          <table:table-cell table:formula="of:=([.A92]/1000)+10" office:value-type="float" office:value="6.45" calcext:value-type="float">
            <text:p>6,45</text:p>
          </table:table-cell>
        </table:table-row>
        <table:table-row table:style-name="ro1">
          <table:table-cell office:value-type="float" office:value="-3340" calcext:value-type="float">
            <text:p>-3340</text:p>
          </table:table-cell>
          <table:table-cell table:formula="of:=([.A93]/1000)+10" office:value-type="float" office:value="6.66" calcext:value-type="float">
            <text:p>6,66</text:p>
          </table:table-cell>
        </table:table-row>
        <table:table-row table:style-name="ro1">
          <table:table-cell office:value-type="float" office:value="-3470" calcext:value-type="float">
            <text:p>-3470</text:p>
          </table:table-cell>
          <table:table-cell table:formula="of:=([.A94]/1000)+10" office:value-type="float" office:value="6.53" calcext:value-type="float">
            <text:p>6,53</text:p>
          </table:table-cell>
        </table:table-row>
        <table:table-row table:style-name="ro1">
          <table:table-cell office:value-type="float" office:value="-3440" calcext:value-type="float">
            <text:p>-3440</text:p>
          </table:table-cell>
          <table:table-cell table:formula="of:=([.A95]/1000)+10" office:value-type="float" office:value="6.56" calcext:value-type="float">
            <text:p>6,56</text:p>
          </table:table-cell>
        </table:table-row>
        <table:table-row table:style-name="ro1">
          <table:table-cell office:value-type="float" office:value="-3930" calcext:value-type="float">
            <text:p>-3930</text:p>
          </table:table-cell>
          <table:table-cell table:formula="of:=([.A96]/1000)+10" office:value-type="float" office:value="6.07" calcext:value-type="float">
            <text:p>6,07</text:p>
          </table:table-cell>
        </table:table-row>
        <table:table-row table:style-name="ro1">
          <table:table-cell office:value-type="float" office:value="-3880" calcext:value-type="float">
            <text:p>-3880</text:p>
          </table:table-cell>
          <table:table-cell table:formula="of:=([.A97]/1000)+10" office:value-type="float" office:value="6.12" calcext:value-type="float">
            <text:p>6,12</text:p>
          </table:table-cell>
        </table:table-row>
        <table:table-row table:style-name="ro1">
          <table:table-cell office:value-type="float" office:value="-4330" calcext:value-type="float">
            <text:p>-4330</text:p>
          </table:table-cell>
          <table:table-cell table:formula="of:=([.A98]/1000)+10" office:value-type="float" office:value="5.67" calcext:value-type="float">
            <text:p>5,67</text:p>
          </table:table-cell>
        </table:table-row>
        <table:table-row table:style-name="ro1">
          <table:table-cell office:value-type="float" office:value="-4130" calcext:value-type="float">
            <text:p>-4130</text:p>
          </table:table-cell>
          <table:table-cell table:formula="of:=([.A99]/1000)+10" office:value-type="float" office:value="5.87" calcext:value-type="float">
            <text:p>5,87</text:p>
          </table:table-cell>
        </table:table-row>
        <table:table-row table:style-name="ro1">
          <table:table-cell office:value-type="float" office:value="-3740" calcext:value-type="float">
            <text:p>-3740</text:p>
          </table:table-cell>
          <table:table-cell table:formula="of:=([.A100]/1000)+10" office:value-type="float" office:value="6.26" calcext:value-type="float">
            <text:p>6,26</text:p>
          </table:table-cell>
        </table:table-row>
        <table:table-row table:style-name="ro1">
          <table:table-cell office:value-type="float" office:value="-3900" calcext:value-type="float">
            <text:p>-3900</text:p>
          </table:table-cell>
          <table:table-cell table:formula="of:=([.A101]/1000)+10" office:value-type="float" office:value="6.1" calcext:value-type="float">
            <text:p>6,1</text:p>
          </table:table-cell>
        </table:table-row>
        <table:table-row table:style-name="ro1">
          <table:table-cell office:value-type="float" office:value="-3910" calcext:value-type="float">
            <text:p>-3910</text:p>
          </table:table-cell>
          <table:table-cell table:formula="of:=([.A102]/1000)+10" office:value-type="float" office:value="6.09" calcext:value-type="float">
            <text:p>6,09</text:p>
          </table:table-cell>
        </table:table-row>
        <table:table-row table:style-name="ro1">
          <table:table-cell office:value-type="float" office:value="-3860" calcext:value-type="float">
            <text:p>-3860</text:p>
          </table:table-cell>
          <table:table-cell table:formula="of:=([.A103]/1000)+10" office:value-type="float" office:value="6.14" calcext:value-type="float">
            <text:p>6,14</text:p>
          </table:table-cell>
        </table:table-row>
        <table:table-row table:style-name="ro1">
          <table:table-cell office:value-type="float" office:value="-3790" calcext:value-type="float">
            <text:p>-3790</text:p>
          </table:table-cell>
          <table:table-cell table:formula="of:=([.A104]/1000)+10" office:value-type="float" office:value="6.21" calcext:value-type="float">
            <text:p>6,21</text:p>
          </table:table-cell>
        </table:table-row>
        <table:table-row table:style-name="ro1">
          <table:table-cell office:value-type="float" office:value="-3850" calcext:value-type="float">
            <text:p>-3850</text:p>
          </table:table-cell>
          <table:table-cell table:formula="of:=([.A105]/1000)+10" office:value-type="float" office:value="6.15" calcext:value-type="float">
            <text:p>6,15</text:p>
          </table:table-cell>
        </table:table-row>
        <table:table-row table:style-name="ro1">
          <table:table-cell office:value-type="float" office:value="-4140" calcext:value-type="float">
            <text:p>-4140</text:p>
          </table:table-cell>
          <table:table-cell table:formula="of:=([.A106]/1000)+10" office:value-type="float" office:value="5.86" calcext:value-type="float">
            <text:p>5,86</text:p>
          </table:table-cell>
        </table:table-row>
        <table:table-row table:style-name="ro1">
          <table:table-cell office:value-type="float" office:value="-4090" calcext:value-type="float">
            <text:p>-4090</text:p>
          </table:table-cell>
          <table:table-cell table:formula="of:=([.A107]/1000)+10" office:value-type="float" office:value="5.91" calcext:value-type="float">
            <text:p>5,91</text:p>
          </table:table-cell>
        </table:table-row>
        <table:table-row table:style-name="ro1">
          <table:table-cell office:value-type="float" office:value="-4120" calcext:value-type="float">
            <text:p>-4120</text:p>
          </table:table-cell>
          <table:table-cell table:formula="of:=([.A108]/1000)+10" office:value-type="float" office:value="5.88" calcext:value-type="float">
            <text:p>5,88</text:p>
          </table:table-cell>
        </table:table-row>
        <table:table-row table:style-name="ro1">
          <table:table-cell office:value-type="float" office:value="-4200" calcext:value-type="float">
            <text:p>-4200</text:p>
          </table:table-cell>
          <table:table-cell table:formula="of:=([.A109]/1000)+10" office:value-type="float" office:value="5.8" calcext:value-type="float">
            <text:p>5,8</text:p>
          </table:table-cell>
        </table:table-row>
        <table:table-row table:style-name="ro1">
          <table:table-cell office:value-type="float" office:value="-4220" calcext:value-type="float">
            <text:p>-4220</text:p>
          </table:table-cell>
          <table:table-cell table:formula="of:=([.A110]/1000)+10" office:value-type="float" office:value="5.78" calcext:value-type="float">
            <text:p>5,78</text:p>
          </table:table-cell>
        </table:table-row>
        <table:table-row table:style-name="ro1">
          <table:table-cell office:value-type="float" office:value="-4290" calcext:value-type="float">
            <text:p>-4290</text:p>
          </table:table-cell>
          <table:table-cell table:formula="of:=([.A111]/1000)+10" office:value-type="float" office:value="5.71" calcext:value-type="float">
            <text:p>5,71</text:p>
          </table:table-cell>
        </table:table-row>
        <table:table-row table:style-name="ro1">
          <table:table-cell office:value-type="float" office:value="-4110" calcext:value-type="float">
            <text:p>-4110</text:p>
          </table:table-cell>
          <table:table-cell table:formula="of:=([.A112]/1000)+10" office:value-type="float" office:value="5.89" calcext:value-type="float">
            <text:p>5,89</text:p>
          </table:table-cell>
        </table:table-row>
        <table:table-row table:style-name="ro1">
          <table:table-cell office:value-type="float" office:value="-4060" calcext:value-type="float">
            <text:p>-4060</text:p>
          </table:table-cell>
          <table:table-cell table:formula="of:=([.A113]/1000)+10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-4100" calcext:value-type="float">
            <text:p>-4100</text:p>
          </table:table-cell>
          <table:table-cell table:formula="of:=([.A114]/1000)+10" office:value-type="float" office:value="5.9" calcext:value-type="float">
            <text:p>5,9</text:p>
          </table:table-cell>
        </table:table-row>
        <table:table-row table:style-name="ro1">
          <table:table-cell office:value-type="float" office:value="-3920" calcext:value-type="float">
            <text:p>-3920</text:p>
          </table:table-cell>
          <table:table-cell table:formula="of:=([.A115]/1000)+10" office:value-type="float" office:value="6.08" calcext:value-type="float">
            <text:p>6,08</text:p>
          </table:table-cell>
        </table:table-row>
        <table:table-row table:style-name="ro1">
          <table:table-cell office:value-type="float" office:value="-4050" calcext:value-type="float">
            <text:p>-4050</text:p>
          </table:table-cell>
          <table:table-cell table:formula="of:=([.A116]/1000)+10" office:value-type="float" office:value="5.95" calcext:value-type="float">
            <text:p>5,95</text:p>
          </table:table-cell>
        </table:table-row>
        <table:table-row table:style-name="ro1">
          <table:table-cell office:value-type="float" office:value="-4110" calcext:value-type="float">
            <text:p>-4110</text:p>
          </table:table-cell>
          <table:table-cell table:formula="of:=([.A117]/1000)+10" office:value-type="float" office:value="5.89" calcext:value-type="float">
            <text:p>5,89</text:p>
          </table:table-cell>
        </table:table-row>
        <table:table-row table:style-name="ro1">
          <table:table-cell office:value-type="float" office:value="-4020" calcext:value-type="float">
            <text:p>-4020</text:p>
          </table:table-cell>
          <table:table-cell table:formula="of:=([.A118]/1000)+10" office:value-type="float" office:value="5.98" calcext:value-type="float">
            <text:p>5,98</text:p>
          </table:table-cell>
        </table:table-row>
        <table:table-row table:style-name="ro1">
          <table:table-cell office:value-type="float" office:value="-4090" calcext:value-type="float">
            <text:p>-4090</text:p>
          </table:table-cell>
          <table:table-cell table:formula="of:=([.A119]/1000)+10" office:value-type="float" office:value="5.91" calcext:value-type="float">
            <text:p>5,91</text:p>
          </table:table-cell>
        </table:table-row>
        <table:table-row table:style-name="ro1">
          <table:table-cell office:value-type="float" office:value="-3950" calcext:value-type="float">
            <text:p>-3950</text:p>
          </table:table-cell>
          <table:table-cell table:formula="of:=([.A120]/1000)+10" office:value-type="float" office:value="6.05" calcext:value-type="float">
            <text:p>6,05</text:p>
          </table:table-cell>
        </table:table-row>
        <table:table-row table:style-name="ro1">
          <table:table-cell office:value-type="float" office:value="-4000" calcext:value-type="float">
            <text:p>-4000</text:p>
          </table:table-cell>
          <table:table-cell table:formula="of:=([.A121]/1000)+10" office:value-type="float" office:value="6" calcext:value-type="float">
            <text:p>6</text:p>
          </table:table-cell>
        </table:table-row>
        <table:table-row table:style-name="ro1">
          <table:table-cell office:value-type="float" office:value="-3980" calcext:value-type="float">
            <text:p>-3980</text:p>
          </table:table-cell>
          <table:table-cell table:formula="of:=([.A122]/1000)+10" office:value-type="float" office:value="6.02" calcext:value-type="float">
            <text:p>6,02</text:p>
          </table:table-cell>
        </table:table-row>
        <table:table-row table:style-name="ro1">
          <table:table-cell office:value-type="float" office:value="-3920" calcext:value-type="float">
            <text:p>-3920</text:p>
          </table:table-cell>
          <table:table-cell table:formula="of:=([.A123]/1000)+10" office:value-type="float" office:value="6.08" calcext:value-type="float">
            <text:p>6,08</text:p>
          </table:table-cell>
        </table:table-row>
        <table:table-row table:style-name="ro1">
          <table:table-cell office:value-type="float" office:value="-3940" calcext:value-type="float">
            <text:p>-3940</text:p>
          </table:table-cell>
          <table:table-cell table:formula="of:=([.A124]/1000)+10" office:value-type="float" office:value="6.06" calcext:value-type="float">
            <text:p>6,06</text:p>
          </table:table-cell>
        </table:table-row>
        <table:table-row table:style-name="ro1">
          <table:table-cell office:value-type="float" office:value="-3940" calcext:value-type="float">
            <text:p>-3940</text:p>
          </table:table-cell>
          <table:table-cell table:formula="of:=([.A125]/1000)+10" office:value-type="float" office:value="6.06" calcext:value-type="float">
            <text:p>6,06</text:p>
          </table:table-cell>
        </table:table-row>
        <table:table-row table:style-name="ro1">
          <table:table-cell office:value-type="float" office:value="-4160" calcext:value-type="float">
            <text:p>-4160</text:p>
          </table:table-cell>
          <table:table-cell table:formula="of:=([.A126]/1000)+10" office:value-type="float" office:value="5.84" calcext:value-type="float">
            <text:p>5,84</text:p>
          </table:table-cell>
        </table:table-row>
        <table:table-row table:style-name="ro1">
          <table:table-cell office:value-type="float" office:value="-4020" calcext:value-type="float">
            <text:p>-4020</text:p>
          </table:table-cell>
          <table:table-cell table:formula="of:=([.A127]/1000)+10" office:value-type="float" office:value="5.98" calcext:value-type="float">
            <text:p>5,98</text:p>
          </table:table-cell>
        </table:table-row>
        <table:table-row table:style-name="ro1">
          <table:table-cell office:value-type="float" office:value="-4010" calcext:value-type="float">
            <text:p>-4010</text:p>
          </table:table-cell>
          <table:table-cell table:formula="of:=([.A128]/1000)+10" office:value-type="float" office:value="5.99" calcext:value-type="float">
            <text:p>5,99</text:p>
          </table:table-cell>
        </table:table-row>
        <table:table-row table:style-name="ro1">
          <table:table-cell office:value-type="float" office:value="-3940" calcext:value-type="float">
            <text:p>-3940</text:p>
          </table:table-cell>
          <table:table-cell table:formula="of:=([.A129]/1000)+10" office:value-type="float" office:value="6.06" calcext:value-type="float">
            <text:p>6,06</text:p>
          </table:table-cell>
        </table:table-row>
        <table:table-row table:style-name="ro1">
          <table:table-cell office:value-type="float" office:value="-3810" calcext:value-type="float">
            <text:p>-3810</text:p>
          </table:table-cell>
          <table:table-cell table:formula="of:=([.A130]/1000)+10" office:value-type="float" office:value="6.19" calcext:value-type="float">
            <text:p>6,19</text:p>
          </table:table-cell>
        </table:table-row>
        <table:table-row table:style-name="ro1">
          <table:table-cell office:value-type="float" office:value="-4020" calcext:value-type="float">
            <text:p>-4020</text:p>
          </table:table-cell>
          <table:table-cell table:formula="of:=([.A131]/1000)+10" office:value-type="float" office:value="5.98" calcext:value-type="float">
            <text:p>5,98</text:p>
          </table:table-cell>
        </table:table-row>
        <table:table-row table:style-name="ro1">
          <table:table-cell office:value-type="float" office:value="-4160" calcext:value-type="float">
            <text:p>-4160</text:p>
          </table:table-cell>
          <table:table-cell table:formula="of:=([.A132]/1000)+10" office:value-type="float" office:value="5.84" calcext:value-type="float">
            <text:p>5,84</text:p>
          </table:table-cell>
        </table:table-row>
        <table:table-row table:style-name="ro1">
          <table:table-cell office:value-type="float" office:value="-4110" calcext:value-type="float">
            <text:p>-4110</text:p>
          </table:table-cell>
          <table:table-cell table:formula="of:=([.A133]/1000)+10" office:value-type="float" office:value="5.89" calcext:value-type="float">
            <text:p>5,89</text:p>
          </table:table-cell>
        </table:table-row>
        <table:table-row table:style-name="ro1">
          <table:table-cell office:value-type="float" office:value="-4130" calcext:value-type="float">
            <text:p>-4130</text:p>
          </table:table-cell>
          <table:table-cell table:formula="of:=([.A134]/1000)+10" office:value-type="float" office:value="5.87" calcext:value-type="float">
            <text:p>5,87</text:p>
          </table:table-cell>
        </table:table-row>
        <table:table-row table:style-name="ro1">
          <table:table-cell office:value-type="float" office:value="-4140" calcext:value-type="float">
            <text:p>-4140</text:p>
          </table:table-cell>
          <table:table-cell table:formula="of:=([.A135]/1000)+10" office:value-type="float" office:value="5.86" calcext:value-type="float">
            <text:p>5,86</text:p>
          </table:table-cell>
        </table:table-row>
        <table:table-row table:style-name="ro1">
          <table:table-cell office:value-type="float" office:value="-4090" calcext:value-type="float">
            <text:p>-4090</text:p>
          </table:table-cell>
          <table:table-cell table:formula="of:=([.A136]/1000)+10" office:value-type="float" office:value="5.91" calcext:value-type="float">
            <text:p>5,91</text:p>
          </table:table-cell>
        </table:table-row>
        <table:table-row table:style-name="ro1">
          <table:table-cell office:value-type="float" office:value="-4250" calcext:value-type="float">
            <text:p>-4250</text:p>
          </table:table-cell>
          <table:table-cell table:formula="of:=([.A137]/1000)+10" office:value-type="float" office:value="5.75" calcext:value-type="float">
            <text:p>5,75</text:p>
          </table:table-cell>
        </table:table-row>
        <table:table-row table:style-name="ro1">
          <table:table-cell office:value-type="float" office:value="-4140" calcext:value-type="float">
            <text:p>-4140</text:p>
          </table:table-cell>
          <table:table-cell table:formula="of:=([.A138]/1000)+10" office:value-type="float" office:value="5.86" calcext:value-type="float">
            <text:p>5,86</text:p>
          </table:table-cell>
        </table:table-row>
        <table:table-row table:style-name="ro1">
          <table:table-cell office:value-type="float" office:value="-3990" calcext:value-type="float">
            <text:p>-3990</text:p>
          </table:table-cell>
          <table:table-cell table:formula="of:=([.A139]/1000)+10" office:value-type="float" office:value="6.01" calcext:value-type="float">
            <text:p>6,01</text:p>
          </table:table-cell>
        </table:table-row>
        <table:table-row table:style-name="ro1">
          <table:table-cell office:value-type="float" office:value="-4090" calcext:value-type="float">
            <text:p>-4090</text:p>
          </table:table-cell>
          <table:table-cell table:formula="of:=([.A140]/1000)+10" office:value-type="float" office:value="5.91" calcext:value-type="float">
            <text:p>5,91</text:p>
          </table:table-cell>
        </table:table-row>
        <table:table-row table:style-name="ro1">
          <table:table-cell office:value-type="float" office:value="-4030" calcext:value-type="float">
            <text:p>-4030</text:p>
          </table:table-cell>
          <table:table-cell table:formula="of:=([.A141]/1000)+10" office:value-type="float" office:value="5.97" calcext:value-type="float">
            <text:p>5,97</text:p>
          </table:table-cell>
        </table:table-row>
        <table:table-row table:style-name="ro1">
          <table:table-cell office:value-type="float" office:value="-4180" calcext:value-type="float">
            <text:p>-4180</text:p>
          </table:table-cell>
          <table:table-cell table:formula="of:=([.A142]/1000)+10" office:value-type="float" office:value="5.82" calcext:value-type="float">
            <text:p>5,82</text:p>
          </table:table-cell>
        </table:table-row>
        <table:table-row table:style-name="ro1">
          <table:table-cell office:value-type="float" office:value="-3950" calcext:value-type="float">
            <text:p>-3950</text:p>
          </table:table-cell>
          <table:table-cell table:formula="of:=([.A143]/1000)+10" office:value-type="float" office:value="6.05" calcext:value-type="float">
            <text:p>6,05</text:p>
          </table:table-cell>
        </table:table-row>
        <table:table-row table:style-name="ro1">
          <table:table-cell office:value-type="float" office:value="-4200" calcext:value-type="float">
            <text:p>-4200</text:p>
          </table:table-cell>
          <table:table-cell table:formula="of:=([.A144]/1000)+10" office:value-type="float" office:value="5.8" calcext:value-type="float">
            <text:p>5,8</text:p>
          </table:table-cell>
        </table:table-row>
        <table:table-row table:style-name="ro1">
          <table:table-cell office:value-type="float" office:value="-3990" calcext:value-type="float">
            <text:p>-3990</text:p>
          </table:table-cell>
          <table:table-cell table:formula="of:=([.A145]/1000)+10" office:value-type="float" office:value="6.01" calcext:value-type="float">
            <text:p>6,01</text:p>
          </table:table-cell>
        </table:table-row>
        <table:table-row table:style-name="ro1">
          <table:table-cell office:value-type="float" office:value="-4000" calcext:value-type="float">
            <text:p>-4000</text:p>
          </table:table-cell>
          <table:table-cell table:formula="of:=([.A146]/1000)+10" office:value-type="float" office:value="6" calcext:value-type="float">
            <text:p>6</text:p>
          </table:table-cell>
        </table:table-row>
        <table:table-row table:style-name="ro1">
          <table:table-cell office:value-type="float" office:value="-3790" calcext:value-type="float">
            <text:p>-3790</text:p>
          </table:table-cell>
          <table:table-cell table:formula="of:=([.A147]/1000)+10" office:value-type="float" office:value="6.21" calcext:value-type="float">
            <text:p>6,21</text:p>
          </table:table-cell>
        </table:table-row>
        <table:table-row table:style-name="ro1">
          <table:table-cell office:value-type="float" office:value="-4000" calcext:value-type="float">
            <text:p>-4000</text:p>
          </table:table-cell>
          <table:table-cell table:formula="of:=([.A148]/1000)+10" office:value-type="float" office:value="6" calcext:value-type="float">
            <text:p>6</text:p>
          </table:table-cell>
        </table:table-row>
        <table:table-row table:style-name="ro1">
          <table:table-cell office:value-type="float" office:value="-3940" calcext:value-type="float">
            <text:p>-3940</text:p>
          </table:table-cell>
          <table:table-cell table:formula="of:=([.A149]/1000)+10" office:value-type="float" office:value="6.06" calcext:value-type="float">
            <text:p>6,06</text:p>
          </table:table-cell>
        </table:table-row>
        <table:table-row table:style-name="ro1">
          <table:table-cell office:value-type="float" office:value="-4060" calcext:value-type="float">
            <text:p>-4060</text:p>
          </table:table-cell>
          <table:table-cell table:formula="of:=([.A150]/1000)+10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-3920" calcext:value-type="float">
            <text:p>-3920</text:p>
          </table:table-cell>
          <table:table-cell table:formula="of:=([.A151]/1000)+10" office:value-type="float" office:value="6.08" calcext:value-type="float">
            <text:p>6,08</text:p>
          </table:table-cell>
        </table:table-row>
        <table:table-row table:style-name="ro1">
          <table:table-cell office:value-type="float" office:value="-3970" calcext:value-type="float">
            <text:p>-3970</text:p>
          </table:table-cell>
          <table:table-cell table:formula="of:=([.A152]/1000)+10" office:value-type="float" office:value="6.03" calcext:value-type="float">
            <text:p>6,03</text:p>
          </table:table-cell>
        </table:table-row>
        <table:table-row table:style-name="ro1">
          <table:table-cell office:value-type="float" office:value="-3930" calcext:value-type="float">
            <text:p>-3930</text:p>
          </table:table-cell>
          <table:table-cell table:formula="of:=([.A153]/1000)+10" office:value-type="float" office:value="6.07" calcext:value-type="float">
            <text:p>6,07</text:p>
          </table:table-cell>
        </table:table-row>
        <table:table-row table:style-name="ro1">
          <table:table-cell office:value-type="float" office:value="-3990" calcext:value-type="float">
            <text:p>-3990</text:p>
          </table:table-cell>
          <table:table-cell table:formula="of:=([.A154]/1000)+10" office:value-type="float" office:value="6.01" calcext:value-type="float">
            <text:p>6,01</text:p>
          </table:table-cell>
        </table:table-row>
        <table:table-row table:style-name="ro1">
          <table:table-cell office:value-type="float" office:value="-3930" calcext:value-type="float">
            <text:p>-3930</text:p>
          </table:table-cell>
          <table:table-cell table:formula="of:=([.A155]/1000)+10" office:value-type="float" office:value="6.07" calcext:value-type="float">
            <text:p>6,07</text:p>
          </table:table-cell>
        </table:table-row>
        <table:table-row table:style-name="ro1">
          <table:table-cell office:value-type="float" office:value="-4080" calcext:value-type="float">
            <text:p>-4080</text:p>
          </table:table-cell>
          <table:table-cell table:formula="of:=([.A156]/1000)+10" office:value-type="float" office:value="5.92" calcext:value-type="float">
            <text:p>5,92</text:p>
          </table:table-cell>
        </table:table-row>
        <table:table-row table:style-name="ro1">
          <table:table-cell office:value-type="float" office:value="-4060" calcext:value-type="float">
            <text:p>-4060</text:p>
          </table:table-cell>
          <table:table-cell table:formula="of:=([.A157]/1000)+10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-4190" calcext:value-type="float">
            <text:p>-4190</text:p>
          </table:table-cell>
          <table:table-cell table:formula="of:=([.A158]/1000)+10" office:value-type="float" office:value="5.81" calcext:value-type="float">
            <text:p>5,81</text:p>
          </table:table-cell>
        </table:table-row>
        <table:table-row table:style-name="ro1">
          <table:table-cell office:value-type="float" office:value="-4120" calcext:value-type="float">
            <text:p>-4120</text:p>
          </table:table-cell>
          <table:table-cell table:formula="of:=([.A159]/1000)+10" office:value-type="float" office:value="5.88" calcext:value-type="float">
            <text:p>5,88</text:p>
          </table:table-cell>
        </table:table-row>
        <table:table-row table:style-name="ro1">
          <table:table-cell office:value-type="float" office:value="-4110" calcext:value-type="float">
            <text:p>-4110</text:p>
          </table:table-cell>
          <table:table-cell table:formula="of:=([.A160]/1000)+10" office:value-type="float" office:value="5.89" calcext:value-type="float">
            <text:p>5,89</text:p>
          </table:table-cell>
        </table:table-row>
        <table:table-row table:style-name="ro1">
          <table:table-cell office:value-type="float" office:value="-4130" calcext:value-type="float">
            <text:p>-4130</text:p>
          </table:table-cell>
          <table:table-cell table:formula="of:=([.A161]/1000)+10" office:value-type="float" office:value="5.87" calcext:value-type="float">
            <text:p>5,87</text:p>
          </table:table-cell>
        </table:table-row>
        <table:table-row table:style-name="ro1">
          <table:table-cell office:value-type="float" office:value="-4220" calcext:value-type="float">
            <text:p>-4220</text:p>
          </table:table-cell>
          <table:table-cell table:formula="of:=([.A162]/1000)+10" office:value-type="float" office:value="5.78" calcext:value-type="float">
            <text:p>5,78</text:p>
          </table:table-cell>
        </table:table-row>
        <table:table-row table:style-name="ro1">
          <table:table-cell office:value-type="float" office:value="-4030" calcext:value-type="float">
            <text:p>-4030</text:p>
          </table:table-cell>
          <table:table-cell table:formula="of:=([.A163]/1000)+10" office:value-type="float" office:value="5.97" calcext:value-type="float">
            <text:p>5,97</text:p>
          </table:table-cell>
        </table:table-row>
        <table:table-row table:style-name="ro1">
          <table:table-cell office:value-type="float" office:value="-4130" calcext:value-type="float">
            <text:p>-4130</text:p>
          </table:table-cell>
          <table:table-cell table:formula="of:=([.A164]/1000)+10" office:value-type="float" office:value="5.87" calcext:value-type="float">
            <text:p>5,87</text:p>
          </table:table-cell>
        </table:table-row>
        <table:table-row table:style-name="ro1">
          <table:table-cell office:value-type="float" office:value="-4130" calcext:value-type="float">
            <text:p>-4130</text:p>
          </table:table-cell>
          <table:table-cell table:formula="of:=([.A165]/1000)+10" office:value-type="float" office:value="5.87" calcext:value-type="float">
            <text:p>5,87</text:p>
          </table:table-cell>
        </table:table-row>
        <table:table-row table:style-name="ro1">
          <table:table-cell office:value-type="float" office:value="-4070" calcext:value-type="float">
            <text:p>-4070</text:p>
          </table:table-cell>
          <table:table-cell table:formula="of:=([.A166]/1000)+10" office:value-type="float" office:value="5.93" calcext:value-type="float">
            <text:p>5,93</text:p>
          </table:table-cell>
        </table:table-row>
        <table:table-row table:style-name="ro1">
          <table:table-cell office:value-type="float" office:value="-4080" calcext:value-type="float">
            <text:p>-4080</text:p>
          </table:table-cell>
          <table:table-cell table:formula="of:=([.A167]/1000)+10" office:value-type="float" office:value="5.92" calcext:value-type="float">
            <text:p>5,92</text:p>
          </table:table-cell>
        </table:table-row>
        <table:table-row table:style-name="ro1">
          <table:table-cell office:value-type="float" office:value="-4210" calcext:value-type="float">
            <text:p>-4210</text:p>
          </table:table-cell>
          <table:table-cell table:formula="of:=([.A168]/1000)+10" office:value-type="float" office:value="5.79" calcext:value-type="float">
            <text:p>5,79</text:p>
          </table:table-cell>
        </table:table-row>
        <table:table-row table:style-name="ro1">
          <table:table-cell office:value-type="float" office:value="-4130" calcext:value-type="float">
            <text:p>-4130</text:p>
          </table:table-cell>
          <table:table-cell table:formula="of:=([.A169]/1000)+10" office:value-type="float" office:value="5.87" calcext:value-type="float">
            <text:p>5,87</text:p>
          </table:table-cell>
        </table:table-row>
        <table:table-row table:style-name="ro1">
          <table:table-cell office:value-type="float" office:value="-4000" calcext:value-type="float">
            <text:p>-4000</text:p>
          </table:table-cell>
          <table:table-cell table:formula="of:=([.A170]/1000)+10" office:value-type="float" office:value="6" calcext:value-type="float">
            <text:p>6</text:p>
          </table:table-cell>
        </table:table-row>
        <table:table-row table:style-name="ro1">
          <table:table-cell office:value-type="float" office:value="-4140" calcext:value-type="float">
            <text:p>-4140</text:p>
          </table:table-cell>
          <table:table-cell table:formula="of:=([.A171]/1000)+10" office:value-type="float" office:value="5.86" calcext:value-type="float">
            <text:p>5,86</text:p>
          </table:table-cell>
        </table:table-row>
        <table:table-row table:style-name="ro1">
          <table:table-cell office:value-type="float" office:value="-4150" calcext:value-type="float">
            <text:p>-4150</text:p>
          </table:table-cell>
          <table:table-cell table:formula="of:=([.A172]/1000)+10" office:value-type="float" office:value="5.85" calcext:value-type="float">
            <text:p>5,85</text:p>
          </table:table-cell>
        </table:table-row>
        <table:table-row table:style-name="ro1">
          <table:table-cell office:value-type="float" office:value="-4070" calcext:value-type="float">
            <text:p>-4070</text:p>
          </table:table-cell>
          <table:table-cell table:formula="of:=([.A173]/1000)+10" office:value-type="float" office:value="5.93" calcext:value-type="float">
            <text:p>5,93</text:p>
          </table:table-cell>
        </table:table-row>
        <table:table-row table:style-name="ro1">
          <table:table-cell office:value-type="float" office:value="-4040" calcext:value-type="float">
            <text:p>-4040</text:p>
          </table:table-cell>
          <table:table-cell table:formula="of:=([.A174]/1000)+10" office:value-type="float" office:value="5.96" calcext:value-type="float">
            <text:p>5,96</text:p>
          </table:table-cell>
        </table:table-row>
        <table:table-row table:style-name="ro1">
          <table:table-cell office:value-type="float" office:value="-4070" calcext:value-type="float">
            <text:p>-4070</text:p>
          </table:table-cell>
          <table:table-cell table:formula="of:=([.A175]/1000)+10" office:value-type="float" office:value="5.93" calcext:value-type="float">
            <text:p>5,93</text:p>
          </table:table-cell>
        </table:table-row>
        <table:table-row table:style-name="ro1">
          <table:table-cell office:value-type="float" office:value="-3960" calcext:value-type="float">
            <text:p>-3960</text:p>
          </table:table-cell>
          <table:table-cell table:formula="of:=([.A176]/1000)+10" office:value-type="float" office:value="6.04" calcext:value-type="float">
            <text:p>6,04</text:p>
          </table:table-cell>
        </table:table-row>
        <table:table-row table:style-name="ro1">
          <table:table-cell office:value-type="float" office:value="-4090" calcext:value-type="float">
            <text:p>-4090</text:p>
          </table:table-cell>
          <table:table-cell table:formula="of:=([.A177]/1000)+10" office:value-type="float" office:value="5.91" calcext:value-type="float">
            <text:p>5,91</text:p>
          </table:table-cell>
        </table:table-row>
        <table:table-row table:style-name="ro1">
          <table:table-cell office:value-type="float" office:value="-4050" calcext:value-type="float">
            <text:p>-4050</text:p>
          </table:table-cell>
          <table:table-cell table:formula="of:=([.A178]/1000)+10" office:value-type="float" office:value="5.95" calcext:value-type="float">
            <text:p>5,95</text:p>
          </table:table-cell>
        </table:table-row>
        <table:table-row table:style-name="ro1">
          <table:table-cell office:value-type="float" office:value="-4110" calcext:value-type="float">
            <text:p>-4110</text:p>
          </table:table-cell>
          <table:table-cell table:formula="of:=([.A179]/1000)+10" office:value-type="float" office:value="5.89" calcext:value-type="float">
            <text:p>5,89</text:p>
          </table:table-cell>
        </table:table-row>
        <table:table-row table:style-name="ro1">
          <table:table-cell office:value-type="float" office:value="-4110" calcext:value-type="float">
            <text:p>-4110</text:p>
          </table:table-cell>
          <table:table-cell table:formula="of:=([.A180]/1000)+10" office:value-type="float" office:value="5.89" calcext:value-type="float">
            <text:p>5,89</text:p>
          </table:table-cell>
        </table:table-row>
        <table:table-row table:style-name="ro1">
          <table:table-cell office:value-type="float" office:value="-4140" calcext:value-type="float">
            <text:p>-4140</text:p>
          </table:table-cell>
          <table:table-cell table:formula="of:=([.A181]/1000)+10" office:value-type="float" office:value="5.86" calcext:value-type="float">
            <text:p>5,86</text:p>
          </table:table-cell>
        </table:table-row>
        <table:table-row table:style-name="ro1">
          <table:table-cell office:value-type="float" office:value="-4190" calcext:value-type="float">
            <text:p>-4190</text:p>
          </table:table-cell>
          <table:table-cell table:formula="of:=([.A182]/1000)+10" office:value-type="float" office:value="5.81" calcext:value-type="float">
            <text:p>5,81</text:p>
          </table:table-cell>
        </table:table-row>
        <table:table-row table:style-name="ro1">
          <table:table-cell office:value-type="float" office:value="-4000" calcext:value-type="float">
            <text:p>-4000</text:p>
          </table:table-cell>
          <table:table-cell table:formula="of:=([.A183]/1000)+10" office:value-type="float" office:value="6" calcext:value-type="float">
            <text:p>6</text:p>
          </table:table-cell>
        </table:table-row>
        <table:table-row table:style-name="ro1">
          <table:table-cell office:value-type="float" office:value="-4140" calcext:value-type="float">
            <text:p>-4140</text:p>
          </table:table-cell>
          <table:table-cell table:formula="of:=([.A184]/1000)+10" office:value-type="float" office:value="5.86" calcext:value-type="float">
            <text:p>5,86</text:p>
          </table:table-cell>
        </table:table-row>
        <table:table-row table:style-name="ro1">
          <table:table-cell office:value-type="float" office:value="-3930" calcext:value-type="float">
            <text:p>-3930</text:p>
          </table:table-cell>
          <table:table-cell table:formula="of:=([.A185]/1000)+10" office:value-type="float" office:value="6.07" calcext:value-type="float">
            <text:p>6,07</text:p>
          </table:table-cell>
        </table:table-row>
        <table:table-row table:style-name="ro1">
          <table:table-cell office:value-type="float" office:value="-4080" calcext:value-type="float">
            <text:p>-4080</text:p>
          </table:table-cell>
          <table:table-cell table:formula="of:=([.A186]/1000)+10" office:value-type="float" office:value="5.92" calcext:value-type="float">
            <text:p>5,92</text:p>
          </table:table-cell>
        </table:table-row>
        <table:table-row table:style-name="ro1">
          <table:table-cell office:value-type="float" office:value="-4070" calcext:value-type="float">
            <text:p>-4070</text:p>
          </table:table-cell>
          <table:table-cell table:formula="of:=([.A187]/1000)+10" office:value-type="float" office:value="5.93" calcext:value-type="float">
            <text:p>5,93</text:p>
          </table:table-cell>
        </table:table-row>
        <table:table-row table:style-name="ro1">
          <table:table-cell office:value-type="float" office:value="-4170" calcext:value-type="float">
            <text:p>-4170</text:p>
          </table:table-cell>
          <table:table-cell table:formula="of:=([.A188]/1000)+10" office:value-type="float" office:value="5.83" calcext:value-type="float">
            <text:p>5,83</text:p>
          </table:table-cell>
        </table:table-row>
        <table:table-row table:style-name="ro1">
          <table:table-cell office:value-type="float" office:value="-4010" calcext:value-type="float">
            <text:p>-4010</text:p>
          </table:table-cell>
          <table:table-cell table:formula="of:=([.A189]/1000)+10" office:value-type="float" office:value="5.99" calcext:value-type="float">
            <text:p>5,99</text:p>
          </table:table-cell>
        </table:table-row>
        <table:table-row table:style-name="ro1">
          <table:table-cell office:value-type="float" office:value="-4090" calcext:value-type="float">
            <text:p>-4090</text:p>
          </table:table-cell>
          <table:table-cell table:formula="of:=([.A190]/1000)+10" office:value-type="float" office:value="5.91" calcext:value-type="float">
            <text:p>5,91</text:p>
          </table:table-cell>
        </table:table-row>
        <table:table-row table:style-name="ro1">
          <table:table-cell office:value-type="float" office:value="-4030" calcext:value-type="float">
            <text:p>-4030</text:p>
          </table:table-cell>
          <table:table-cell table:formula="of:=([.A191]/1000)+10" office:value-type="float" office:value="5.97" calcext:value-type="float">
            <text:p>5,97</text:p>
          </table:table-cell>
        </table:table-row>
        <table:table-row table:style-name="ro1">
          <table:table-cell office:value-type="float" office:value="-3920" calcext:value-type="float">
            <text:p>-3920</text:p>
          </table:table-cell>
          <table:table-cell table:formula="of:=([.A192]/1000)+10" office:value-type="float" office:value="6.08" calcext:value-type="float">
            <text:p>6,08</text:p>
          </table:table-cell>
        </table:table-row>
        <table:table-row table:style-name="ro1">
          <table:table-cell office:value-type="float" office:value="-4080" calcext:value-type="float">
            <text:p>-4080</text:p>
          </table:table-cell>
          <table:table-cell table:formula="of:=([.A193]/1000)+10" office:value-type="float" office:value="5.92" calcext:value-type="float">
            <text:p>5,92</text:p>
          </table:table-cell>
        </table:table-row>
        <table:table-row table:style-name="ro1">
          <table:table-cell office:value-type="float" office:value="-4300" calcext:value-type="float">
            <text:p>-4300</text:p>
          </table:table-cell>
          <table:table-cell table:formula="of:=([.A194]/1000)+10" office:value-type="float" office:value="5.7" calcext:value-type="float">
            <text:p>5,7</text:p>
          </table:table-cell>
        </table:table-row>
        <table:table-row table:style-name="ro1">
          <table:table-cell office:value-type="float" office:value="-3990" calcext:value-type="float">
            <text:p>-3990</text:p>
          </table:table-cell>
          <table:table-cell table:formula="of:=([.A195]/1000)+10" office:value-type="float" office:value="6.01" calcext:value-type="float">
            <text:p>6,01</text:p>
          </table:table-cell>
        </table:table-row>
        <table:table-row table:style-name="ro1">
          <table:table-cell office:value-type="float" office:value="-4060" calcext:value-type="float">
            <text:p>-4060</text:p>
          </table:table-cell>
          <table:table-cell table:formula="of:=([.A196]/1000)+10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-4080" calcext:value-type="float">
            <text:p>-4080</text:p>
          </table:table-cell>
          <table:table-cell table:formula="of:=([.A197]/1000)+10" office:value-type="float" office:value="5.92" calcext:value-type="float">
            <text:p>5,92</text:p>
          </table:table-cell>
        </table:table-row>
        <table:table-row table:style-name="ro1">
          <table:table-cell office:value-type="float" office:value="-4090" calcext:value-type="float">
            <text:p>-4090</text:p>
          </table:table-cell>
          <table:table-cell table:formula="of:=([.A198]/1000)+10" office:value-type="float" office:value="5.91" calcext:value-type="float">
            <text:p>5,91</text:p>
          </table:table-cell>
        </table:table-row>
        <table:table-row table:style-name="ro1">
          <table:table-cell office:value-type="float" office:value="-4200" calcext:value-type="float">
            <text:p>-4200</text:p>
          </table:table-cell>
          <table:table-cell table:formula="of:=([.A199]/1000)+10" office:value-type="float" office:value="5.8" calcext:value-type="float">
            <text:p>5,8</text:p>
          </table:table-cell>
        </table:table-row>
        <table:table-row table:style-name="ro1">
          <table:table-cell office:value-type="float" office:value="-4200" calcext:value-type="float">
            <text:p>-4200</text:p>
          </table:table-cell>
          <table:table-cell table:formula="of:=([.A200]/1000)+10" office:value-type="float" office:value="5.8" calcext:value-type="float">
            <text:p>5,8</text:p>
          </table:table-cell>
        </table:table-row>
        <table:table-row table:style-name="ro1">
          <table:table-cell office:value-type="float" office:value="-4090" calcext:value-type="float">
            <text:p>-4090</text:p>
          </table:table-cell>
          <table:table-cell table:formula="of:=([.A201]/1000)+10" office:value-type="float" office:value="5.91" calcext:value-type="float">
            <text:p>5,91</text:p>
          </table:table-cell>
        </table:table-row>
        <table:table-row table:style-name="ro1">
          <table:table-cell office:value-type="float" office:value="-4190" calcext:value-type="float">
            <text:p>-4190</text:p>
          </table:table-cell>
          <table:table-cell table:formula="of:=([.A202]/1000)+10" office:value-type="float" office:value="5.81" calcext:value-type="float">
            <text:p>5,81</text:p>
          </table:table-cell>
        </table:table-row>
        <table:table-row table:style-name="ro1">
          <table:table-cell office:value-type="float" office:value="-3960" calcext:value-type="float">
            <text:p>-3960</text:p>
          </table:table-cell>
          <table:table-cell table:formula="of:=([.A203]/1000)+10" office:value-type="float" office:value="6.04" calcext:value-type="float">
            <text:p>6,04</text:p>
          </table:table-cell>
        </table:table-row>
        <table:table-row table:style-name="ro1">
          <table:table-cell office:value-type="float" office:value="-4190" calcext:value-type="float">
            <text:p>-4190</text:p>
          </table:table-cell>
          <table:table-cell table:formula="of:=([.A204]/1000)+10" office:value-type="float" office:value="5.81" calcext:value-type="float">
            <text:p>5,81</text:p>
          </table:table-cell>
        </table:table-row>
        <table:table-row table:style-name="ro1">
          <table:table-cell office:value-type="float" office:value="-3960" calcext:value-type="float">
            <text:p>-3960</text:p>
          </table:table-cell>
          <table:table-cell table:formula="of:=([.A205]/1000)+10" office:value-type="float" office:value="6.04" calcext:value-type="float">
            <text:p>6,04</text:p>
          </table:table-cell>
        </table:table-row>
        <table:table-row table:style-name="ro1">
          <table:table-cell office:value-type="float" office:value="-4010" calcext:value-type="float">
            <text:p>-4010</text:p>
          </table:table-cell>
          <table:table-cell table:formula="of:=([.A206]/1000)+10" office:value-type="float" office:value="5.99" calcext:value-type="float">
            <text:p>5,99</text:p>
          </table:table-cell>
        </table:table-row>
        <table:table-row table:style-name="ro1">
          <table:table-cell office:value-type="float" office:value="-4090" calcext:value-type="float">
            <text:p>-4090</text:p>
          </table:table-cell>
          <table:table-cell table:formula="of:=([.A207]/1000)+10" office:value-type="float" office:value="5.91" calcext:value-type="float">
            <text:p>5,91</text:p>
          </table:table-cell>
        </table:table-row>
        <table:table-row table:style-name="ro1">
          <table:table-cell office:value-type="float" office:value="-4100" calcext:value-type="float">
            <text:p>-4100</text:p>
          </table:table-cell>
          <table:table-cell table:formula="of:=([.A208]/1000)+10" office:value-type="float" office:value="5.9" calcext:value-type="float">
            <text:p>5,9</text:p>
          </table:table-cell>
        </table:table-row>
        <table:table-row table:style-name="ro1">
          <table:table-cell office:value-type="float" office:value="-4050" calcext:value-type="float">
            <text:p>-4050</text:p>
          </table:table-cell>
          <table:table-cell table:formula="of:=([.A209]/1000)+10" office:value-type="float" office:value="5.95" calcext:value-type="float">
            <text:p>5,95</text:p>
          </table:table-cell>
        </table:table-row>
        <table:table-row table:style-name="ro1">
          <table:table-cell office:value-type="float" office:value="-4040" calcext:value-type="float">
            <text:p>-4040</text:p>
          </table:table-cell>
          <table:table-cell table:formula="of:=([.A210]/1000)+10" office:value-type="float" office:value="5.96" calcext:value-type="float">
            <text:p>5,96</text:p>
          </table:table-cell>
        </table:table-row>
        <table:table-row table:style-name="ro1">
          <table:table-cell office:value-type="float" office:value="-4090" calcext:value-type="float">
            <text:p>-4090</text:p>
          </table:table-cell>
          <table:table-cell table:formula="of:=([.A211]/1000)+10" office:value-type="float" office:value="5.91" calcext:value-type="float">
            <text:p>5,91</text:p>
          </table:table-cell>
        </table:table-row>
        <table:table-row table:style-name="ro1">
          <table:table-cell office:value-type="float" office:value="-4020" calcext:value-type="float">
            <text:p>-4020</text:p>
          </table:table-cell>
          <table:table-cell table:formula="of:=([.A212]/1000)+10" office:value-type="float" office:value="5.98" calcext:value-type="float">
            <text:p>5,98</text:p>
          </table:table-cell>
        </table:table-row>
        <table:table-row table:style-name="ro1">
          <table:table-cell office:value-type="float" office:value="-4020" calcext:value-type="float">
            <text:p>-4020</text:p>
          </table:table-cell>
          <table:table-cell table:formula="of:=([.A213]/1000)+10" office:value-type="float" office:value="5.98" calcext:value-type="float">
            <text:p>5,98</text:p>
          </table:table-cell>
        </table:table-row>
        <table:table-row table:style-name="ro1">
          <table:table-cell office:value-type="float" office:value="-4120" calcext:value-type="float">
            <text:p>-4120</text:p>
          </table:table-cell>
          <table:table-cell table:formula="of:=([.A214]/1000)+10" office:value-type="float" office:value="5.88" calcext:value-type="float">
            <text:p>5,88</text:p>
          </table:table-cell>
        </table:table-row>
        <table:table-row table:style-name="ro1">
          <table:table-cell office:value-type="float" office:value="-4060" calcext:value-type="float">
            <text:p>-4060</text:p>
          </table:table-cell>
          <table:table-cell table:formula="of:=([.A215]/1000)+10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-4020" calcext:value-type="float">
            <text:p>-4020</text:p>
          </table:table-cell>
          <table:table-cell table:formula="of:=([.A216]/1000)+10" office:value-type="float" office:value="5.98" calcext:value-type="float">
            <text:p>5,98</text:p>
          </table:table-cell>
        </table:table-row>
        <table:table-row table:style-name="ro1">
          <table:table-cell office:value-type="float" office:value="-4130" calcext:value-type="float">
            <text:p>-4130</text:p>
          </table:table-cell>
          <table:table-cell table:formula="of:=([.A217]/1000)+10" office:value-type="float" office:value="5.87" calcext:value-type="float">
            <text:p>5,87</text:p>
          </table:table-cell>
        </table:table-row>
        <table:table-row table:style-name="ro1">
          <table:table-cell office:value-type="float" office:value="-4030" calcext:value-type="float">
            <text:p>-4030</text:p>
          </table:table-cell>
          <table:table-cell table:formula="of:=([.A218]/1000)+10" office:value-type="float" office:value="5.97" calcext:value-type="float">
            <text:p>5,97</text:p>
          </table:table-cell>
        </table:table-row>
        <table:table-row table:style-name="ro1">
          <table:table-cell office:value-type="float" office:value="-4150" calcext:value-type="float">
            <text:p>-4150</text:p>
          </table:table-cell>
          <table:table-cell table:formula="of:=([.A219]/1000)+10" office:value-type="float" office:value="5.85" calcext:value-type="float">
            <text:p>5,85</text:p>
          </table:table-cell>
        </table:table-row>
        <table:table-row table:style-name="ro1">
          <table:table-cell office:value-type="float" office:value="-3920" calcext:value-type="float">
            <text:p>-3920</text:p>
          </table:table-cell>
          <table:table-cell table:formula="of:=([.A220]/1000)+10" office:value-type="float" office:value="6.08" calcext:value-type="float">
            <text:p>6,08</text:p>
          </table:table-cell>
        </table:table-row>
        <table:table-row table:style-name="ro1">
          <table:table-cell office:value-type="float" office:value="-4120" calcext:value-type="float">
            <text:p>-4120</text:p>
          </table:table-cell>
          <table:table-cell table:formula="of:=([.A221]/1000)+10" office:value-type="float" office:value="5.88" calcext:value-type="float">
            <text:p>5,88</text:p>
          </table:table-cell>
        </table:table-row>
        <table:table-row table:style-name="ro1">
          <table:table-cell office:value-type="float" office:value="-4150" calcext:value-type="float">
            <text:p>-4150</text:p>
          </table:table-cell>
          <table:table-cell table:formula="of:=([.A222]/1000)+10" office:value-type="float" office:value="5.85" calcext:value-type="float">
            <text:p>5,85</text:p>
          </table:table-cell>
        </table:table-row>
        <table:table-row table:style-name="ro1">
          <table:table-cell office:value-type="float" office:value="-4110" calcext:value-type="float">
            <text:p>-4110</text:p>
          </table:table-cell>
          <table:table-cell table:formula="of:=([.A223]/1000)+10" office:value-type="float" office:value="5.89" calcext:value-type="float">
            <text:p>5,89</text:p>
          </table:table-cell>
        </table:table-row>
        <table:table-row table:style-name="ro1">
          <table:table-cell office:value-type="float" office:value="-4060" calcext:value-type="float">
            <text:p>-4060</text:p>
          </table:table-cell>
          <table:table-cell table:formula="of:=([.A224]/1000)+10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-4200" calcext:value-type="float">
            <text:p>-4200</text:p>
          </table:table-cell>
          <table:table-cell table:formula="of:=([.A225]/1000)+10" office:value-type="float" office:value="5.8" calcext:value-type="float">
            <text:p>5,8</text:p>
          </table:table-cell>
        </table:table-row>
        <table:table-row table:style-name="ro1">
          <table:table-cell office:value-type="float" office:value="-4110" calcext:value-type="float">
            <text:p>-4110</text:p>
          </table:table-cell>
          <table:table-cell table:formula="of:=([.A226]/1000)+10" office:value-type="float" office:value="5.89" calcext:value-type="float">
            <text:p>5,89</text:p>
          </table:table-cell>
        </table:table-row>
        <table:table-row table:style-name="ro1">
          <table:table-cell office:value-type="float" office:value="-4090" calcext:value-type="float">
            <text:p>-4090</text:p>
          </table:table-cell>
          <table:table-cell table:formula="of:=([.A227]/1000)+10" office:value-type="float" office:value="5.91" calcext:value-type="float">
            <text:p>5,91</text:p>
          </table:table-cell>
        </table:table-row>
        <table:table-row table:style-name="ro1">
          <table:table-cell office:value-type="float" office:value="-3860" calcext:value-type="float">
            <text:p>-3860</text:p>
          </table:table-cell>
          <table:table-cell table:formula="of:=([.A228]/1000)+10" office:value-type="float" office:value="6.14" calcext:value-type="float">
            <text:p>6,14</text:p>
          </table:table-cell>
        </table:table-row>
        <table:table-row table:style-name="ro1">
          <table:table-cell office:value-type="float" office:value="-4000" calcext:value-type="float">
            <text:p>-4000</text:p>
          </table:table-cell>
          <table:table-cell table:formula="of:=([.A229]/1000)+10" office:value-type="float" office:value="6" calcext:value-type="float">
            <text:p>6</text:p>
          </table:table-cell>
        </table:table-row>
        <table:table-row table:style-name="ro1">
          <table:table-cell office:value-type="float" office:value="-4060" calcext:value-type="float">
            <text:p>-4060</text:p>
          </table:table-cell>
          <table:table-cell table:formula="of:=([.A230]/1000)+10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-3890" calcext:value-type="float">
            <text:p>-3890</text:p>
          </table:table-cell>
          <table:table-cell table:formula="of:=([.A231]/1000)+10" office:value-type="float" office:value="6.11" calcext:value-type="float">
            <text:p>6,11</text:p>
          </table:table-cell>
        </table:table-row>
        <table:table-row table:style-name="ro1">
          <table:table-cell office:value-type="float" office:value="-3910" calcext:value-type="float">
            <text:p>-3910</text:p>
          </table:table-cell>
          <table:table-cell table:formula="of:=([.A232]/1000)+10" office:value-type="float" office:value="6.09" calcext:value-type="float">
            <text:p>6,09</text:p>
          </table:table-cell>
        </table:table-row>
        <table:table-row table:style-name="ro1">
          <table:table-cell office:value-type="float" office:value="-3770" calcext:value-type="float">
            <text:p>-3770</text:p>
          </table:table-cell>
          <table:table-cell table:formula="of:=([.A233]/1000)+10" office:value-type="float" office:value="6.23" calcext:value-type="float">
            <text:p>6,23</text:p>
          </table:table-cell>
        </table:table-row>
        <table:table-row table:style-name="ro1">
          <table:table-cell office:value-type="float" office:value="-3860" calcext:value-type="float">
            <text:p>-3860</text:p>
          </table:table-cell>
          <table:table-cell table:formula="of:=([.A234]/1000)+10" office:value-type="float" office:value="6.14" calcext:value-type="float">
            <text:p>6,14</text:p>
          </table:table-cell>
        </table:table-row>
        <table:table-row table:style-name="ro1">
          <table:table-cell office:value-type="float" office:value="-3900" calcext:value-type="float">
            <text:p>-3900</text:p>
          </table:table-cell>
          <table:table-cell table:formula="of:=([.A235]/1000)+10" office:value-type="float" office:value="6.1" calcext:value-type="float">
            <text:p>6,1</text:p>
          </table:table-cell>
        </table:table-row>
        <table:table-row table:style-name="ro1">
          <table:table-cell office:value-type="float" office:value="-3690" calcext:value-type="float">
            <text:p>-3690</text:p>
          </table:table-cell>
          <table:table-cell table:formula="of:=([.A236]/1000)+10" office:value-type="float" office:value="6.31" calcext:value-type="float">
            <text:p>6,31</text:p>
          </table:table-cell>
        </table:table-row>
        <table:table-row table:style-name="ro1">
          <table:table-cell office:value-type="float" office:value="-3740" calcext:value-type="float">
            <text:p>-3740</text:p>
          </table:table-cell>
          <table:table-cell table:formula="of:=([.A237]/1000)+10" office:value-type="float" office:value="6.26" calcext:value-type="float">
            <text:p>6,26</text:p>
          </table:table-cell>
        </table:table-row>
        <table:table-row table:style-name="ro1">
          <table:table-cell office:value-type="float" office:value="-3670" calcext:value-type="float">
            <text:p>-3670</text:p>
          </table:table-cell>
          <table:table-cell table:formula="of:=([.A238]/1000)+10" office:value-type="float" office:value="6.33" calcext:value-type="float">
            <text:p>6,33</text:p>
          </table:table-cell>
        </table:table-row>
        <table:table-row table:style-name="ro1">
          <table:table-cell office:value-type="float" office:value="-3560" calcext:value-type="float">
            <text:p>-3560</text:p>
          </table:table-cell>
          <table:table-cell table:formula="of:=([.A239]/1000)+10" office:value-type="float" office:value="6.44" calcext:value-type="float">
            <text:p>6,44</text:p>
          </table:table-cell>
        </table:table-row>
        <table:table-row table:style-name="ro1">
          <table:table-cell office:value-type="float" office:value="-3640" calcext:value-type="float">
            <text:p>-3640</text:p>
          </table:table-cell>
          <table:table-cell table:formula="of:=([.A240]/1000)+10" office:value-type="float" office:value="6.36" calcext:value-type="float">
            <text:p>6,36</text:p>
          </table:table-cell>
        </table:table-row>
        <table:table-row table:style-name="ro1">
          <table:table-cell office:value-type="float" office:value="-3610" calcext:value-type="float">
            <text:p>-3610</text:p>
          </table:table-cell>
          <table:table-cell table:formula="of:=([.A241]/1000)+10" office:value-type="float" office:value="6.39" calcext:value-type="float">
            <text:p>6,39</text:p>
          </table:table-cell>
        </table:table-row>
        <table:table-row table:style-name="ro1">
          <table:table-cell office:value-type="float" office:value="-3630" calcext:value-type="float">
            <text:p>-3630</text:p>
          </table:table-cell>
          <table:table-cell table:formula="of:=([.A242]/1000)+10" office:value-type="float" office:value="6.37" calcext:value-type="float">
            <text:p>6,37</text:p>
          </table:table-cell>
        </table:table-row>
        <table:table-row table:style-name="ro1">
          <table:table-cell office:value-type="float" office:value="-3590" calcext:value-type="float">
            <text:p>-3590</text:p>
          </table:table-cell>
          <table:table-cell table:formula="of:=([.A243]/1000)+10" office:value-type="float" office:value="6.41" calcext:value-type="float">
            <text:p>6,41</text:p>
          </table:table-cell>
        </table:table-row>
        <table:table-row table:style-name="ro1">
          <table:table-cell office:value-type="float" office:value="-3580" calcext:value-type="float">
            <text:p>-3580</text:p>
          </table:table-cell>
          <table:table-cell table:formula="of:=([.A244]/1000)+10" office:value-type="float" office:value="6.42" calcext:value-type="float">
            <text:p>6,42</text:p>
          </table:table-cell>
        </table:table-row>
        <table:table-row table:style-name="ro1">
          <table:table-cell office:value-type="float" office:value="-3380" calcext:value-type="float">
            <text:p>-3380</text:p>
          </table:table-cell>
          <table:table-cell table:formula="of:=([.A245]/1000)+10" office:value-type="float" office:value="6.62" calcext:value-type="float">
            <text:p>6,62</text:p>
          </table:table-cell>
        </table:table-row>
        <table:table-row table:style-name="ro1">
          <table:table-cell office:value-type="float" office:value="-3280" calcext:value-type="float">
            <text:p>-3280</text:p>
          </table:table-cell>
          <table:table-cell table:formula="of:=([.A246]/1000)+10" office:value-type="float" office:value="6.72" calcext:value-type="float">
            <text:p>6,72</text:p>
          </table:table-cell>
        </table:table-row>
        <table:table-row table:style-name="ro1">
          <table:table-cell office:value-type="float" office:value="-3300" calcext:value-type="float">
            <text:p>-3300</text:p>
          </table:table-cell>
          <table:table-cell table:formula="of:=([.A247]/1000)+10" office:value-type="float" office:value="6.7" calcext:value-type="float">
            <text:p>6,7</text:p>
          </table:table-cell>
        </table:table-row>
        <table:table-row table:style-name="ro1">
          <table:table-cell office:value-type="float" office:value="-3330" calcext:value-type="float">
            <text:p>-3330</text:p>
          </table:table-cell>
          <table:table-cell table:formula="of:=([.A248]/1000)+10" office:value-type="float" office:value="6.67" calcext:value-type="float">
            <text:p>6,67</text:p>
          </table:table-cell>
        </table:table-row>
        <table:table-row table:style-name="ro1">
          <table:table-cell office:value-type="float" office:value="-3400" calcext:value-type="float">
            <text:p>-3400</text:p>
          </table:table-cell>
          <table:table-cell table:formula="of:=([.A249]/1000)+10" office:value-type="float" office:value="6.6" calcext:value-type="float">
            <text:p>6,6</text:p>
          </table:table-cell>
        </table:table-row>
        <table:table-row table:style-name="ro1">
          <table:table-cell office:value-type="float" office:value="-3470" calcext:value-type="float">
            <text:p>-3470</text:p>
          </table:table-cell>
          <table:table-cell table:formula="of:=([.A250]/1000)+10" office:value-type="float" office:value="6.53" calcext:value-type="float">
            <text:p>6,53</text:p>
          </table:table-cell>
        </table:table-row>
        <table:table-row table:style-name="ro1">
          <table:table-cell office:value-type="float" office:value="-3230" calcext:value-type="float">
            <text:p>-3230</text:p>
          </table:table-cell>
          <table:table-cell table:formula="of:=([.A251]/1000)+10" office:value-type="float" office:value="6.77" calcext:value-type="float">
            <text:p>6,77</text:p>
          </table:table-cell>
        </table:table-row>
        <table:table-row table:style-name="ro1">
          <table:table-cell office:value-type="float" office:value="-3160" calcext:value-type="float">
            <text:p>-3160</text:p>
          </table:table-cell>
          <table:table-cell table:formula="of:=([.A252]/1000)+10" office:value-type="float" office:value="6.84" calcext:value-type="float">
            <text:p>6,84</text:p>
          </table:table-cell>
        </table:table-row>
        <table:table-row table:style-name="ro1">
          <table:table-cell office:value-type="float" office:value="-2980" calcext:value-type="float">
            <text:p>-2980</text:p>
          </table:table-cell>
          <table:table-cell table:formula="of:=([.A253]/1000)+10" office:value-type="float" office:value="7.02" calcext:value-type="float">
            <text:p>7,02</text:p>
          </table:table-cell>
        </table:table-row>
        <table:table-row table:style-name="ro1">
          <table:table-cell office:value-type="float" office:value="-3000" calcext:value-type="float">
            <text:p>-3000</text:p>
          </table:table-cell>
          <table:table-cell table:formula="of:=([.A254]/1000)+10" office:value-type="float" office:value="7" calcext:value-type="float">
            <text:p>7</text:p>
          </table:table-cell>
        </table:table-row>
        <table:table-row table:style-name="ro1">
          <table:table-cell office:value-type="float" office:value="-2950" calcext:value-type="float">
            <text:p>-2950</text:p>
          </table:table-cell>
          <table:table-cell table:formula="of:=([.A255]/1000)+10" office:value-type="float" office:value="7.05" calcext:value-type="float">
            <text:p>7,05</text:p>
          </table:table-cell>
        </table:table-row>
        <table:table-row table:style-name="ro1">
          <table:table-cell office:value-type="float" office:value="-2730" calcext:value-type="float">
            <text:p>-2730</text:p>
          </table:table-cell>
          <table:table-cell table:formula="of:=([.A256]/1000)+10" office:value-type="float" office:value="7.27" calcext:value-type="float">
            <text:p>7,27</text:p>
          </table:table-cell>
        </table:table-row>
        <table:table-row table:style-name="ro1">
          <table:table-cell office:value-type="float" office:value="-2540" calcext:value-type="float">
            <text:p>-2540</text:p>
          </table:table-cell>
          <table:table-cell table:formula="of:=([.A257]/1000)+10" office:value-type="float" office:value="7.46" calcext:value-type="float">
            <text:p>7,46</text:p>
          </table:table-cell>
        </table:table-row>
        <table:table-row table:style-name="ro1">
          <table:table-cell office:value-type="float" office:value="-2530" calcext:value-type="float">
            <text:p>-2530</text:p>
          </table:table-cell>
          <table:table-cell table:formula="of:=([.A258]/1000)+10" office:value-type="float" office:value="7.47" calcext:value-type="float">
            <text:p>7,47</text:p>
          </table:table-cell>
        </table:table-row>
        <table:table-row table:style-name="ro1">
          <table:table-cell office:value-type="float" office:value="-2520" calcext:value-type="float">
            <text:p>-2520</text:p>
          </table:table-cell>
          <table:table-cell table:formula="of:=([.A259]/1000)+10" office:value-type="float" office:value="7.48" calcext:value-type="float">
            <text:p>7,48</text:p>
          </table:table-cell>
        </table:table-row>
        <table:table-row table:style-name="ro1">
          <table:table-cell office:value-type="float" office:value="-2350" calcext:value-type="float">
            <text:p>-2350</text:p>
          </table:table-cell>
          <table:table-cell table:formula="of:=([.A260]/1000)+10" office:value-type="float" office:value="7.65" calcext:value-type="float">
            <text:p>7,65</text:p>
          </table:table-cell>
        </table:table-row>
        <table:table-row table:style-name="ro1">
          <table:table-cell office:value-type="float" office:value="-2300" calcext:value-type="float">
            <text:p>-2300</text:p>
          </table:table-cell>
          <table:table-cell table:formula="of:=([.A261]/1000)+10" office:value-type="float" office:value="7.7" calcext:value-type="float">
            <text:p>7,7</text:p>
          </table:table-cell>
        </table:table-row>
        <table:table-row table:style-name="ro1">
          <table:table-cell office:value-type="float" office:value="-2240" calcext:value-type="float">
            <text:p>-2240</text:p>
          </table:table-cell>
          <table:table-cell table:formula="of:=([.A262]/1000)+10" office:value-type="float" office:value="7.76" calcext:value-type="float">
            <text:p>7,76</text:p>
          </table:table-cell>
        </table:table-row>
        <table:table-row table:style-name="ro1">
          <table:table-cell office:value-type="float" office:value="-2140" calcext:value-type="float">
            <text:p>-2140</text:p>
          </table:table-cell>
          <table:table-cell table:formula="of:=([.A263]/1000)+10" office:value-type="float" office:value="7.86" calcext:value-type="float">
            <text:p>7,86</text:p>
          </table:table-cell>
        </table:table-row>
        <table:table-row table:style-name="ro1">
          <table:table-cell office:value-type="float" office:value="-2150" calcext:value-type="float">
            <text:p>-2150</text:p>
          </table:table-cell>
          <table:table-cell table:formula="of:=([.A264]/1000)+10"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-2020" calcext:value-type="float">
            <text:p>-2020</text:p>
          </table:table-cell>
          <table:table-cell table:formula="of:=([.A265]/1000)+10" office:value-type="float" office:value="7.98" calcext:value-type="float">
            <text:p>7,98</text:p>
          </table:table-cell>
        </table:table-row>
        <table:table-row table:style-name="ro1">
          <table:table-cell office:value-type="float" office:value="-2210" calcext:value-type="float">
            <text:p>-2210</text:p>
          </table:table-cell>
          <table:table-cell table:formula="of:=([.A266]/1000)+10" office:value-type="float" office:value="7.79" calcext:value-type="float">
            <text:p>7,79</text:p>
          </table:table-cell>
        </table:table-row>
        <table:table-row table:style-name="ro1">
          <table:table-cell office:value-type="float" office:value="-1920" calcext:value-type="float">
            <text:p>-1920</text:p>
          </table:table-cell>
          <table:table-cell table:formula="of:=([.A267]/1000)+10" office:value-type="float" office:value="8.08" calcext:value-type="float">
            <text:p>8,08</text:p>
          </table:table-cell>
        </table:table-row>
        <table:table-row table:style-name="ro1">
          <table:table-cell office:value-type="float" office:value="-1920" calcext:value-type="float">
            <text:p>-1920</text:p>
          </table:table-cell>
          <table:table-cell table:formula="of:=([.A268]/1000)+10" office:value-type="float" office:value="8.08" calcext:value-type="float">
            <text:p>8,08</text:p>
          </table:table-cell>
        </table:table-row>
        <table:table-row table:style-name="ro1">
          <table:table-cell office:value-type="float" office:value="-1760" calcext:value-type="float">
            <text:p>-1760</text:p>
          </table:table-cell>
          <table:table-cell table:formula="of:=([.A269]/1000)+10" office:value-type="float" office:value="8.24" calcext:value-type="float">
            <text:p>8,24</text:p>
          </table:table-cell>
        </table:table-row>
        <table:table-row table:style-name="ro1">
          <table:table-cell office:value-type="float" office:value="-1700" calcext:value-type="float">
            <text:p>-1700</text:p>
          </table:table-cell>
          <table:table-cell table:formula="of:=([.A270]/1000)+10" office:value-type="float" office:value="8.3" calcext:value-type="float">
            <text:p>8,3</text:p>
          </table:table-cell>
        </table:table-row>
        <table:table-row table:style-name="ro1">
          <table:table-cell office:value-type="float" office:value="-1590" calcext:value-type="float">
            <text:p>-1590</text:p>
          </table:table-cell>
          <table:table-cell table:formula="of:=([.A271]/1000)+10" office:value-type="float" office:value="8.41" calcext:value-type="float">
            <text:p>8,41</text:p>
          </table:table-cell>
        </table:table-row>
        <table:table-row table:style-name="ro1">
          <table:table-cell office:value-type="float" office:value="-1480" calcext:value-type="float">
            <text:p>-1480</text:p>
          </table:table-cell>
          <table:table-cell table:formula="of:=([.A272]/1000)+10" office:value-type="float" office:value="8.52" calcext:value-type="float">
            <text:p>8,52</text:p>
          </table:table-cell>
        </table:table-row>
        <table:table-row table:style-name="ro1">
          <table:table-cell office:value-type="float" office:value="-1640" calcext:value-type="float">
            <text:p>-1640</text:p>
          </table:table-cell>
          <table:table-cell table:formula="of:=([.A273]/1000)+10" office:value-type="float" office:value="8.36" calcext:value-type="float">
            <text:p>8,36</text:p>
          </table:table-cell>
        </table:table-row>
        <table:table-row table:style-name="ro1">
          <table:table-cell office:value-type="float" office:value="-1570" calcext:value-type="float">
            <text:p>-1570</text:p>
          </table:table-cell>
          <table:table-cell table:formula="of:=([.A274]/1000)+10" office:value-type="float" office:value="8.43" calcext:value-type="float">
            <text:p>8,43</text:p>
          </table:table-cell>
        </table:table-row>
        <table:table-row table:style-name="ro1">
          <table:table-cell office:value-type="float" office:value="-1460" calcext:value-type="float">
            <text:p>-1460</text:p>
          </table:table-cell>
          <table:table-cell table:formula="of:=([.A275]/1000)+10" office:value-type="float" office:value="8.54" calcext:value-type="float">
            <text:p>8,54</text:p>
          </table:table-cell>
        </table:table-row>
        <table:table-row table:style-name="ro1">
          <table:table-cell office:value-type="float" office:value="-1350" calcext:value-type="float">
            <text:p>-1350</text:p>
          </table:table-cell>
          <table:table-cell table:formula="of:=([.A276]/1000)+10" office:value-type="float" office:value="8.65" calcext:value-type="float">
            <text:p>8,65</text:p>
          </table:table-cell>
        </table:table-row>
        <table:table-row table:style-name="ro1">
          <table:table-cell office:value-type="float" office:value="-1290" calcext:value-type="float">
            <text:p>-1290</text:p>
          </table:table-cell>
          <table:table-cell table:formula="of:=([.A277]/1000)+10" office:value-type="float" office:value="8.71" calcext:value-type="float">
            <text:p>8,71</text:p>
          </table:table-cell>
        </table:table-row>
        <table:table-row table:style-name="ro1">
          <table:table-cell office:value-type="float" office:value="-1280" calcext:value-type="float">
            <text:p>-1280</text:p>
          </table:table-cell>
          <table:table-cell table:formula="of:=([.A278]/1000)+10" office:value-type="float" office:value="8.72" calcext:value-type="float">
            <text:p>8,72</text:p>
          </table:table-cell>
        </table:table-row>
        <table:table-row table:style-name="ro1">
          <table:table-cell office:value-type="float" office:value="-1230" calcext:value-type="float">
            <text:p>-1230</text:p>
          </table:table-cell>
          <table:table-cell table:formula="of:=([.A279]/1000)+10" office:value-type="float" office:value="8.77" calcext:value-type="float">
            <text:p>8,77</text:p>
          </table:table-cell>
        </table:table-row>
        <table:table-row table:style-name="ro1">
          <table:table-cell office:value-type="float" office:value="-760" calcext:value-type="float">
            <text:p>-760</text:p>
          </table:table-cell>
          <table:table-cell table:formula="of:=([.A280]/1000)+10" office:value-type="float" office:value="9.24" calcext:value-type="float">
            <text:p>9,24</text:p>
          </table:table-cell>
        </table:table-row>
        <table:table-row table:style-name="ro1">
          <table:table-cell office:value-type="float" office:value="-950" calcext:value-type="float">
            <text:p>-950</text:p>
          </table:table-cell>
          <table:table-cell table:formula="of:=([.A281]/1000)+10" office:value-type="float" office:value="9.05" calcext:value-type="float">
            <text:p>9,05</text:p>
          </table:table-cell>
        </table:table-row>
        <table:table-row table:style-name="ro1">
          <table:table-cell office:value-type="float" office:value="-980" calcext:value-type="float">
            <text:p>-980</text:p>
          </table:table-cell>
          <table:table-cell table:formula="of:=([.A282]/1000)+10" office:value-type="float" office:value="9.02" calcext:value-type="float">
            <text:p>9,02</text:p>
          </table:table-cell>
        </table:table-row>
        <table:table-row table:style-name="ro1">
          <table:table-cell office:value-type="float" office:value="-950" calcext:value-type="float">
            <text:p>-950</text:p>
          </table:table-cell>
          <table:table-cell table:formula="of:=([.A283]/1000)+10" office:value-type="float" office:value="9.05" calcext:value-type="float">
            <text:p>9,05</text:p>
          </table:table-cell>
        </table:table-row>
        <table:table-row table:style-name="ro1">
          <table:table-cell office:value-type="float" office:value="-860" calcext:value-type="float">
            <text:p>-860</text:p>
          </table:table-cell>
          <table:table-cell table:formula="of:=([.A284]/1000)+10" office:value-type="float" office:value="9.14" calcext:value-type="float">
            <text:p>9,14</text:p>
          </table:table-cell>
        </table:table-row>
        <table:table-row table:style-name="ro1">
          <table:table-cell office:value-type="float" office:value="-820" calcext:value-type="float">
            <text:p>-820</text:p>
          </table:table-cell>
          <table:table-cell table:formula="of:=([.A285]/1000)+10" office:value-type="float" office:value="9.18" calcext:value-type="float">
            <text:p>9,18</text:p>
          </table:table-cell>
        </table:table-row>
        <table:table-row table:style-name="ro1">
          <table:table-cell office:value-type="float" office:value="-570" calcext:value-type="float">
            <text:p>-570</text:p>
          </table:table-cell>
          <table:table-cell table:formula="of:=([.A286]/1000)+10" office:value-type="float" office:value="9.43" calcext:value-type="float">
            <text:p>9,43</text:p>
          </table:table-cell>
        </table:table-row>
        <table:table-row table:style-name="ro1">
          <table:table-cell office:value-type="float" office:value="-450" calcext:value-type="float">
            <text:p>-450</text:p>
          </table:table-cell>
          <table:table-cell table:formula="of:=([.A287]/1000)+10" office:value-type="float" office:value="9.55" calcext:value-type="float">
            <text:p>9,55</text:p>
          </table:table-cell>
        </table:table-row>
        <table:table-row table:style-name="ro1">
          <table:table-cell office:value-type="float" office:value="-480" calcext:value-type="float">
            <text:p>-480</text:p>
          </table:table-cell>
          <table:table-cell table:formula="of:=([.A288]/1000)+10" office:value-type="float" office:value="9.52" calcext:value-type="float">
            <text:p>9,52</text:p>
          </table:table-cell>
        </table:table-row>
        <table:table-row table:style-name="ro1">
          <table:table-cell office:value-type="float" office:value="-390" calcext:value-type="float">
            <text:p>-390</text:p>
          </table:table-cell>
          <table:table-cell table:formula="of:=([.A289]/1000)+10" office:value-type="float" office:value="9.61" calcext:value-type="float">
            <text:p>9,61</text:p>
          </table:table-cell>
        </table:table-row>
        <table:table-row table:style-name="ro1">
          <table:table-cell office:value-type="float" office:value="-450" calcext:value-type="float">
            <text:p>-450</text:p>
          </table:table-cell>
          <table:table-cell table:formula="of:=([.A290]/1000)+10" office:value-type="float" office:value="9.55" calcext:value-type="float">
            <text:p>9,55</text:p>
          </table:table-cell>
        </table:table-row>
        <table:table-row table:style-name="ro1">
          <table:table-cell office:value-type="float" office:value="-250" calcext:value-type="float">
            <text:p>-250</text:p>
          </table:table-cell>
          <table:table-cell table:formula="of:=([.A291]/1000)+10" office:value-type="float" office:value="9.75" calcext:value-type="float">
            <text:p>9,75</text:p>
          </table:table-cell>
        </table:table-row>
        <table:table-row table:style-name="ro1">
          <table:table-cell office:value-type="float" office:value="-320" calcext:value-type="float">
            <text:p>-320</text:p>
          </table:table-cell>
          <table:table-cell table:formula="of:=([.A292]/1000)+10" office:value-type="float" office:value="9.68" calcext:value-type="float">
            <text:p>9,68</text:p>
          </table:table-cell>
        </table:table-row>
        <table:table-row table:style-name="ro1">
          <table:table-cell office:value-type="float" office:value="-250" calcext:value-type="float">
            <text:p>-250</text:p>
          </table:table-cell>
          <table:table-cell table:formula="of:=([.A293]/1000)+10" office:value-type="float" office:value="9.75" calcext:value-type="float">
            <text:p>9,75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table:formula="of:=([.A294]/1000)+10" office:value-type="float" office:value="9.95" calcext:value-type="float">
            <text:p>9,95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table:formula="of:=([.A295]/1000)+10" office:value-type="float" office:value="9.95" calcext:value-type="float">
            <text:p>9,95</text:p>
          </table:table-cell>
        </table:table-row>
        <table:table-row table:style-name="ro1">
          <table:table-cell office:value-type="float" office:value="-190" calcext:value-type="float">
            <text:p>-190</text:p>
          </table:table-cell>
          <table:table-cell table:formula="of:=([.A296]/1000)+10" office:value-type="float" office:value="9.81" calcext:value-type="float">
            <text:p>9,8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[.A297]/1000)+10" office:value-type="float" office:value="10.09" calcext:value-type="float">
            <text:p>10,09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table:formula="of:=([.A298]/1000)+10" office:value-type="float" office:value="9.97" calcext:value-type="float">
            <text:p>9,9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([.A299]/1000)+10" office:value-type="float" office:value="10.13" calcext:value-type="float">
            <text:p>10,1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([.A300]/1000)+10" office:value-type="float" office:value="10.22" calcext:value-type="float">
            <text:p>10,2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[.A301]/1000)+10" office:value-type="float" office:value="10.16" calcext:value-type="float">
            <text:p>10,1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([.A302]/1000)+10" office:value-type="float" office:value="10.21" calcext:value-type="float">
            <text:p>10,2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[.A303]/1000)+10" office:value-type="float" office:value="10.26" calcext:value-type="float">
            <text:p>10,2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([.A304]/1000)+10" office:value-type="float" office:value="10.17" calcext:value-type="float">
            <text:p>10,1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([.A305]/1000)+10" office:value-type="float" office:value="10.38" calcext:value-type="float">
            <text:p>10,3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([.A306]/1000)+10" office:value-type="float" office:value="10.53" calcext:value-type="float">
            <text:p>10,5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([.A307]/1000)+10" office:value-type="float" office:value="10.48" calcext:value-type="float">
            <text:p>10,4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([.A308]/1000)+10" office:value-type="float" office:value="10.54" calcext:value-type="float">
            <text:p>10,5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([.A309]/1000)+10" office:value-type="float" office:value="10.66" calcext:value-type="float">
            <text:p>10,6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([.A310]/1000)+10" office:value-type="float" office:value="10.61" calcext:value-type="float">
            <text:p>10,6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([.A311]/1000)+10" office:value-type="float" office:value="10.74" calcext:value-type="float">
            <text:p>10,74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([.A312]/1000)+10" office:value-type="float" office:value="10.73" calcext:value-type="float">
            <text:p>10,7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[.A313]/1000)+10" office:value-type="float" office:value="10.62" calcext:value-type="float">
            <text:p>10,6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([.A314]/1000)+10" office:value-type="float" office:value="10.88" calcext:value-type="float">
            <text:p>10,8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([.A315]/1000)+10" office:value-type="float" office:value="10.81" calcext:value-type="float">
            <text:p>10,8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([.A316]/1000)+10" office:value-type="float" office:value="10.67" calcext:value-type="float">
            <text:p>10,6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([.A317]/1000)+10" office:value-type="float" office:value="10.75" calcext:value-type="float">
            <text:p>10,7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([.A318]/1000)+10" office:value-type="float" office:value="10.59" calcext:value-type="float">
            <text:p>10,5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([.A319]/1000)+10" office:value-type="float" office:value="10.63" calcext:value-type="float">
            <text:p>10,6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([.A320]/1000)+10" office:value-type="float" office:value="10.72" calcext:value-type="float">
            <text:p>10,72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([.A321]/1000)+10" office:value-type="float" office:value="10.73" calcext:value-type="float">
            <text:p>10,7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([.A322]/1000)+10" office:value-type="float" office:value="10.63" calcext:value-type="float">
            <text:p>10,6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([.A323]/1000)+10" office:value-type="float" office:value="10.78" calcext:value-type="float">
            <text:p>10,7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([.A324]/1000)+10" office:value-type="float" office:value="10.67" calcext:value-type="float">
            <text:p>10,6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([.A325]/1000)+10" office:value-type="float" office:value="10.51" calcext:value-type="float">
            <text:p>10,5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([.A326]/1000)+10" office:value-type="float" office:value="10.59" calcext:value-type="float">
            <text:p>10,5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([.A327]/1000)+10" office:value-type="float" office:value="10.61" calcext:value-type="float">
            <text:p>10,6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[.A328]/1000)+10" office:value-type="float" office:value="10.62" calcext:value-type="float">
            <text:p>10,62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([.A329]/1000)+10" office:value-type="float" office:value="10.71" calcext:value-type="float">
            <text:p>10,7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([.A330]/1000)+10" office:value-type="float" office:value="10.64" calcext:value-type="float">
            <text:p>10,6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([.A331]/1000)+10" office:value-type="float" office:value="10.67" calcext:value-type="float">
            <text:p>10,6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([.A332]/1000)+10" office:value-type="float" office:value="10.66" calcext:value-type="float">
            <text:p>10,6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([.A333]/1000)+10" office:value-type="float" office:value="10.79" calcext:value-type="float">
            <text:p>10,7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([.A334]/1000)+10" office:value-type="float" office:value="10.64" calcext:value-type="float">
            <text:p>10,64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([.A335]/1000)+10" office:value-type="float" office:value="10.73" calcext:value-type="float">
            <text:p>10,73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([.A336]/1000)+10" office:value-type="float" office:value="10.81" calcext:value-type="float">
            <text:p>10,8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([.A337]/1000)+10" office:value-type="float" office:value="10.68" calcext:value-type="float">
            <text:p>10,6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([.A338]/1000)+10" office:value-type="float" office:value="10.48" calcext:value-type="float">
            <text:p>10,4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([.A339]/1000)+10" office:value-type="float" office:value="10.58" calcext:value-type="float">
            <text:p>10,5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([.A340]/1000)+10" office:value-type="float" office:value="10.64" calcext:value-type="float">
            <text:p>10,6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([.A341]/1000)+10" office:value-type="float" office:value="10.7" calcext:value-type="float">
            <text:p>10,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([.A342]/1000)+10" office:value-type="float" office:value="10.53" calcext:value-type="float">
            <text:p>10,5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([.A343]/1000)+10" office:value-type="float" office:value="10.59" calcext:value-type="float">
            <text:p>10,5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([.A344]/1000)+10" office:value-type="float" office:value="10.57" calcext:value-type="float">
            <text:p>10,5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([.A345]/1000)+10" office:value-type="float" office:value="10.55" calcext:value-type="float">
            <text:p>10,5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([.A346]/1000)+10" office:value-type="float" office:value="10.58" calcext:value-type="float">
            <text:p>10,5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([.A347]/1000)+10" office:value-type="float" office:value="10.55" calcext:value-type="float">
            <text:p>10,5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([.A348]/1000)+10" office:value-type="float" office:value="10.61" calcext:value-type="float">
            <text:p>10,6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([.A349]/1000)+10" office:value-type="float" office:value="10.81" calcext:value-type="float">
            <text:p>10,8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([.A350]/1000)+10" office:value-type="float" office:value="10.68" calcext:value-type="float">
            <text:p>10,6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([.A351]/1000)+10" office:value-type="float" office:value="10.57" calcext:value-type="float">
            <text:p>10,5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([.A352]/1000)+10" office:value-type="float" office:value="10.56" calcext:value-type="float">
            <text:p>10,5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([.A353]/1000)+10" office:value-type="float" office:value="10.58" calcext:value-type="float">
            <text:p>10,5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([.A354]/1000)+10" office:value-type="float" office:value="10.59" calcext:value-type="float">
            <text:p>10,59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([.A355]/1000)+10" office:value-type="float" office:value="10.69" calcext:value-type="float">
            <text:p>10,6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([.A356]/1000)+10" office:value-type="float" office:value="10.56" calcext:value-type="float">
            <text:p>10,5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([.A357]/1000)+10" office:value-type="float" office:value="10.57" calcext:value-type="float">
            <text:p>10,5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([.A358]/1000)+10" office:value-type="float" office:value="10.46" calcext:value-type="float">
            <text:p>10,4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([.A359]/1000)+10" office:value-type="float" office:value="10.66" calcext:value-type="float">
            <text:p>10,6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([.A360]/1000)+10" office:value-type="float" office:value="10.66" calcext:value-type="float">
            <text:p>10,6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[.A361]/1000)+10" office:value-type="float" office:value="10.36" calcext:value-type="float">
            <text:p>10,3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([.A362]/1000)+10" office:value-type="float" office:value="10.65" calcext:value-type="float">
            <text:p>10,6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([.A363]/1000)+10" office:value-type="float" office:value="10.53" calcext:value-type="float">
            <text:p>10,5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([.A364]/1000)+10" office:value-type="float" office:value="10.41" calcext:value-type="float">
            <text:p>10,4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([.A365]/1000)+10" office:value-type="float" office:value="10.43" calcext:value-type="float">
            <text:p>10,4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([.A366]/1000)+10" office:value-type="float" office:value="10.35" calcext:value-type="float">
            <text:p>10,3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[.A367]/1000)+10" office:value-type="float" office:value="10.28" calcext:value-type="float">
            <text:p>10,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[.A368]/1000)+10" office:value-type="float" office:value="10.1" calcext:value-type="float">
            <text:p>10,1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table:formula="of:=([.A369]/1000)+10" office:value-type="float" office:value="9.92" calcext:value-type="float">
            <text:p>9,92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table:formula="of:=([.A370]/1000)+10" office:value-type="float" office:value="9.91" calcext:value-type="float">
            <text:p>9,91</text:p>
          </table:table-cell>
        </table:table-row>
        <table:table-row table:style-name="ro1">
          <table:table-cell office:value-type="float" office:value="-410" calcext:value-type="float">
            <text:p>-410</text:p>
          </table:table-cell>
          <table:table-cell table:formula="of:=([.A371]/1000)+10" office:value-type="float" office:value="9.59" calcext:value-type="float">
            <text:p>9,59</text:p>
          </table:table-cell>
        </table:table-row>
        <table:table-row table:style-name="ro1">
          <table:table-cell office:value-type="float" office:value="-300" calcext:value-type="float">
            <text:p>-300</text:p>
          </table:table-cell>
          <table:table-cell table:formula="of:=([.A372]/1000)+10" office:value-type="float" office:value="9.7" calcext:value-type="float">
            <text:p>9,7</text:p>
          </table:table-cell>
        </table:table-row>
        <table:table-row table:style-name="ro1">
          <table:table-cell office:value-type="float" office:value="-390" calcext:value-type="float">
            <text:p>-390</text:p>
          </table:table-cell>
          <table:table-cell table:formula="of:=([.A373]/1000)+10" office:value-type="float" office:value="9.61" calcext:value-type="float">
            <text:p>9,61</text:p>
          </table:table-cell>
        </table:table-row>
        <table:table-row table:style-name="ro1">
          <table:table-cell office:value-type="float" office:value="-420" calcext:value-type="float">
            <text:p>-420</text:p>
          </table:table-cell>
          <table:table-cell table:formula="of:=([.A374]/1000)+10" office:value-type="float" office:value="9.58" calcext:value-type="float">
            <text:p>9,58</text:p>
          </table:table-cell>
        </table:table-row>
        <table:table-row table:style-name="ro1">
          <table:table-cell office:value-type="float" office:value="-590" calcext:value-type="float">
            <text:p>-590</text:p>
          </table:table-cell>
          <table:table-cell table:formula="of:=([.A375]/1000)+10" office:value-type="float" office:value="9.41" calcext:value-type="float">
            <text:p>9,41</text:p>
          </table:table-cell>
        </table:table-row>
        <table:table-row table:style-name="ro1">
          <table:table-cell office:value-type="float" office:value="-740" calcext:value-type="float">
            <text:p>-740</text:p>
          </table:table-cell>
          <table:table-cell table:formula="of:=([.A376]/1000)+10" office:value-type="float" office:value="9.26" calcext:value-type="float">
            <text:p>9,26</text:p>
          </table:table-cell>
        </table:table-row>
        <table:table-row table:style-name="ro1">
          <table:table-cell office:value-type="float" office:value="-730" calcext:value-type="float">
            <text:p>-730</text:p>
          </table:table-cell>
          <table:table-cell table:formula="of:=([.A377]/1000)+10" office:value-type="float" office:value="9.27" calcext:value-type="float">
            <text:p>9,27</text:p>
          </table:table-cell>
        </table:table-row>
        <table:table-row table:style-name="ro1">
          <table:table-cell office:value-type="float" office:value="-970" calcext:value-type="float">
            <text:p>-970</text:p>
          </table:table-cell>
          <table:table-cell table:formula="of:=([.A378]/1000)+10" office:value-type="float" office:value="9.03" calcext:value-type="float">
            <text:p>9,03</text:p>
          </table:table-cell>
        </table:table-row>
        <table:table-row table:style-name="ro1">
          <table:table-cell office:value-type="float" office:value="-910" calcext:value-type="float">
            <text:p>-910</text:p>
          </table:table-cell>
          <table:table-cell table:formula="of:=([.A379]/1000)+10" office:value-type="float" office:value="9.09" calcext:value-type="float">
            <text:p>9,09</text:p>
          </table:table-cell>
        </table:table-row>
        <table:table-row table:style-name="ro1">
          <table:table-cell office:value-type="float" office:value="-1020" calcext:value-type="float">
            <text:p>-1020</text:p>
          </table:table-cell>
          <table:table-cell table:formula="of:=([.A380]/1000)+10" office:value-type="float" office:value="8.98" calcext:value-type="float">
            <text:p>8,98</text:p>
          </table:table-cell>
        </table:table-row>
        <table:table-row table:style-name="ro1">
          <table:table-cell office:value-type="float" office:value="-1170" calcext:value-type="float">
            <text:p>-1170</text:p>
          </table:table-cell>
          <table:table-cell table:formula="of:=([.A381]/1000)+10" office:value-type="float" office:value="8.83" calcext:value-type="float">
            <text:p>8,83</text:p>
          </table:table-cell>
        </table:table-row>
        <table:table-row table:style-name="ro1">
          <table:table-cell office:value-type="float" office:value="-1200" calcext:value-type="float">
            <text:p>-1200</text:p>
          </table:table-cell>
          <table:table-cell table:formula="of:=([.A382]/1000)+10"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-1310" calcext:value-type="float">
            <text:p>-1310</text:p>
          </table:table-cell>
          <table:table-cell table:formula="of:=([.A383]/1000)+10" office:value-type="float" office:value="8.69" calcext:value-type="float">
            <text:p>8,69</text:p>
          </table:table-cell>
        </table:table-row>
        <table:table-row table:style-name="ro1">
          <table:table-cell office:value-type="float" office:value="-1340" calcext:value-type="float">
            <text:p>-1340</text:p>
          </table:table-cell>
          <table:table-cell table:formula="of:=([.A384]/1000)+10" office:value-type="float" office:value="8.66" calcext:value-type="float">
            <text:p>8,66</text:p>
          </table:table-cell>
        </table:table-row>
        <table:table-row table:style-name="ro1">
          <table:table-cell office:value-type="float" office:value="-1290" calcext:value-type="float">
            <text:p>-1290</text:p>
          </table:table-cell>
          <table:table-cell table:formula="of:=([.A385]/1000)+10" office:value-type="float" office:value="8.71" calcext:value-type="float">
            <text:p>8,71</text:p>
          </table:table-cell>
        </table:table-row>
        <table:table-row table:style-name="ro1">
          <table:table-cell office:value-type="float" office:value="-1470" calcext:value-type="float">
            <text:p>-1470</text:p>
          </table:table-cell>
          <table:table-cell table:formula="of:=([.A386]/1000)+10" office:value-type="float" office:value="8.53" calcext:value-type="float">
            <text:p>8,53</text:p>
          </table:table-cell>
        </table:table-row>
        <table:table-row table:style-name="ro1">
          <table:table-cell office:value-type="float" office:value="-1370" calcext:value-type="float">
            <text:p>-1370</text:p>
          </table:table-cell>
          <table:table-cell table:formula="of:=([.A387]/1000)+10" office:value-type="float" office:value="8.63" calcext:value-type="float">
            <text:p>8,63</text:p>
          </table:table-cell>
        </table:table-row>
        <table:table-row table:style-name="ro1">
          <table:table-cell office:value-type="float" office:value="-1590" calcext:value-type="float">
            <text:p>-1590</text:p>
          </table:table-cell>
          <table:table-cell table:formula="of:=([.A388]/1000)+10" office:value-type="float" office:value="8.41" calcext:value-type="float">
            <text:p>8,41</text:p>
          </table:table-cell>
        </table:table-row>
        <table:table-row table:style-name="ro1">
          <table:table-cell office:value-type="float" office:value="-1690" calcext:value-type="float">
            <text:p>-1690</text:p>
          </table:table-cell>
          <table:table-cell table:formula="of:=([.A389]/1000)+10" office:value-type="float" office:value="8.31" calcext:value-type="float">
            <text:p>8,31</text:p>
          </table:table-cell>
        </table:table-row>
        <table:table-row table:style-name="ro1">
          <table:table-cell office:value-type="float" office:value="-1680" calcext:value-type="float">
            <text:p>-1680</text:p>
          </table:table-cell>
          <table:table-cell table:formula="of:=([.A390]/1000)+10" office:value-type="float" office:value="8.32" calcext:value-type="float">
            <text:p>8,32</text:p>
          </table:table-cell>
        </table:table-row>
        <table:table-row table:style-name="ro1">
          <table:table-cell office:value-type="float" office:value="-1760" calcext:value-type="float">
            <text:p>-1760</text:p>
          </table:table-cell>
          <table:table-cell table:formula="of:=([.A391]/1000)+10" office:value-type="float" office:value="8.24" calcext:value-type="float">
            <text:p>8,24</text:p>
          </table:table-cell>
        </table:table-row>
        <table:table-row table:style-name="ro1">
          <table:table-cell office:value-type="float" office:value="-1780" calcext:value-type="float">
            <text:p>-1780</text:p>
          </table:table-cell>
          <table:table-cell table:formula="of:=([.A392]/1000)+10" office:value-type="float" office:value="8.22" calcext:value-type="float">
            <text:p>8,22</text:p>
          </table:table-cell>
        </table:table-row>
        <table:table-row table:style-name="ro1">
          <table:table-cell office:value-type="float" office:value="-1920" calcext:value-type="float">
            <text:p>-1920</text:p>
          </table:table-cell>
          <table:table-cell table:formula="of:=([.A393]/1000)+10" office:value-type="float" office:value="8.08" calcext:value-type="float">
            <text:p>8,08</text:p>
          </table:table-cell>
        </table:table-row>
        <table:table-row table:style-name="ro1">
          <table:table-cell office:value-type="float" office:value="-2020" calcext:value-type="float">
            <text:p>-2020</text:p>
          </table:table-cell>
          <table:table-cell table:formula="of:=([.A394]/1000)+10" office:value-type="float" office:value="7.98" calcext:value-type="float">
            <text:p>7,98</text:p>
          </table:table-cell>
        </table:table-row>
        <table:table-row table:style-name="ro1">
          <table:table-cell office:value-type="float" office:value="-2020" calcext:value-type="float">
            <text:p>-2020</text:p>
          </table:table-cell>
          <table:table-cell table:formula="of:=([.A395]/1000)+10" office:value-type="float" office:value="7.98" calcext:value-type="float">
            <text:p>7,98</text:p>
          </table:table-cell>
        </table:table-row>
        <table:table-row table:style-name="ro1">
          <table:table-cell office:value-type="float" office:value="-2080" calcext:value-type="float">
            <text:p>-2080</text:p>
          </table:table-cell>
          <table:table-cell table:formula="of:=([.A396]/1000)+10" office:value-type="float" office:value="7.92" calcext:value-type="float">
            <text:p>7,92</text:p>
          </table:table-cell>
        </table:table-row>
        <table:table-row table:style-name="ro1">
          <table:table-cell office:value-type="float" office:value="-2190" calcext:value-type="float">
            <text:p>-2190</text:p>
          </table:table-cell>
          <table:table-cell table:formula="of:=([.A397]/1000)+10" office:value-type="float" office:value="7.81" calcext:value-type="float">
            <text:p>7,81</text:p>
          </table:table-cell>
        </table:table-row>
        <table:table-row table:style-name="ro1">
          <table:table-cell office:value-type="float" office:value="-2400" calcext:value-type="float">
            <text:p>-2400</text:p>
          </table:table-cell>
          <table:table-cell table:formula="of:=([.A398]/1000)+10"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-2370" calcext:value-type="float">
            <text:p>-2370</text:p>
          </table:table-cell>
          <table:table-cell table:formula="of:=([.A399]/1000)+10" office:value-type="float" office:value="7.63" calcext:value-type="float">
            <text:p>7,63</text:p>
          </table:table-cell>
        </table:table-row>
        <table:table-row table:style-name="ro1">
          <table:table-cell office:value-type="float" office:value="-2340" calcext:value-type="float">
            <text:p>-2340</text:p>
          </table:table-cell>
          <table:table-cell table:formula="of:=([.A400]/1000)+10" office:value-type="float" office:value="7.66" calcext:value-type="float">
            <text:p>7,66</text:p>
          </table:table-cell>
        </table:table-row>
        <table:table-row table:style-name="ro1">
          <table:table-cell office:value-type="float" office:value="-2450" calcext:value-type="float">
            <text:p>-2450</text:p>
          </table:table-cell>
          <table:table-cell table:formula="of:=([.A401]/1000)+10" office:value-type="float" office:value="7.55" calcext:value-type="float">
            <text:p>7,55</text:p>
          </table:table-cell>
        </table:table-row>
        <table:table-row table:style-name="ro1">
          <table:table-cell office:value-type="float" office:value="-2340" calcext:value-type="float">
            <text:p>-2340</text:p>
          </table:table-cell>
          <table:table-cell table:formula="of:=([.A402]/1000)+10" office:value-type="float" office:value="7.66" calcext:value-type="float">
            <text:p>7,66</text:p>
          </table:table-cell>
        </table:table-row>
        <table:table-row table:style-name="ro1">
          <table:table-cell office:value-type="float" office:value="-2380" calcext:value-type="float">
            <text:p>-2380</text:p>
          </table:table-cell>
          <table:table-cell table:formula="of:=([.A403]/1000)+10" office:value-type="float" office:value="7.62" calcext:value-type="float">
            <text:p>7,62</text:p>
          </table:table-cell>
        </table:table-row>
        <table:table-row table:style-name="ro1">
          <table:table-cell office:value-type="float" office:value="-2500" calcext:value-type="float">
            <text:p>-2500</text:p>
          </table:table-cell>
          <table:table-cell table:formula="of:=([.A404]/1000)+10" office:value-type="float" office:value="7.5" calcext:value-type="float">
            <text:p>7,5</text:p>
          </table:table-cell>
        </table:table-row>
        <table:table-row table:style-name="ro1">
          <table:table-cell office:value-type="float" office:value="-2560" calcext:value-type="float">
            <text:p>-2560</text:p>
          </table:table-cell>
          <table:table-cell table:formula="of:=([.A405]/1000)+10" office:value-type="float" office:value="7.44" calcext:value-type="float">
            <text:p>7,44</text:p>
          </table:table-cell>
        </table:table-row>
        <table:table-row table:style-name="ro1">
          <table:table-cell office:value-type="float" office:value="-2680" calcext:value-type="float">
            <text:p>-2680</text:p>
          </table:table-cell>
          <table:table-cell table:formula="of:=([.A406]/1000)+10" office:value-type="float" office:value="7.32" calcext:value-type="float">
            <text:p>7,32</text:p>
          </table:table-cell>
        </table:table-row>
        <table:table-row table:style-name="ro1">
          <table:table-cell office:value-type="float" office:value="-2610" calcext:value-type="float">
            <text:p>-2610</text:p>
          </table:table-cell>
          <table:table-cell table:formula="of:=([.A407]/1000)+10" office:value-type="float" office:value="7.39" calcext:value-type="float">
            <text:p>7,39</text:p>
          </table:table-cell>
        </table:table-row>
        <table:table-row table:style-name="ro1">
          <table:table-cell office:value-type="float" office:value="-2790" calcext:value-type="float">
            <text:p>-2790</text:p>
          </table:table-cell>
          <table:table-cell table:formula="of:=([.A408]/1000)+10" office:value-type="float" office:value="7.21" calcext:value-type="float">
            <text:p>7,21</text:p>
          </table:table-cell>
        </table:table-row>
        <table:table-row table:style-name="ro1">
          <table:table-cell office:value-type="float" office:value="-2810" calcext:value-type="float">
            <text:p>-2810</text:p>
          </table:table-cell>
          <table:table-cell table:formula="of:=([.A409]/1000)+10" office:value-type="float" office:value="7.19" calcext:value-type="float">
            <text:p>7,19</text:p>
          </table:table-cell>
        </table:table-row>
        <table:table-row table:style-name="ro1">
          <table:table-cell office:value-type="float" office:value="-2890" calcext:value-type="float">
            <text:p>-2890</text:p>
          </table:table-cell>
          <table:table-cell table:formula="of:=([.A410]/1000)+10" office:value-type="float" office:value="7.11" calcext:value-type="float">
            <text:p>7,11</text:p>
          </table:table-cell>
        </table:table-row>
        <table:table-row table:style-name="ro1">
          <table:table-cell office:value-type="float" office:value="-2950" calcext:value-type="float">
            <text:p>-2950</text:p>
          </table:table-cell>
          <table:table-cell table:formula="of:=([.A411]/1000)+10" office:value-type="float" office:value="7.05" calcext:value-type="float">
            <text:p>7,05</text:p>
          </table:table-cell>
        </table:table-row>
        <table:table-row table:style-name="ro1">
          <table:table-cell office:value-type="float" office:value="-2980" calcext:value-type="float">
            <text:p>-2980</text:p>
          </table:table-cell>
          <table:table-cell table:formula="of:=([.A412]/1000)+10" office:value-type="float" office:value="7.02" calcext:value-type="float">
            <text:p>7,02</text:p>
          </table:table-cell>
        </table:table-row>
        <table:table-row table:style-name="ro1">
          <table:table-cell office:value-type="float" office:value="-3110" calcext:value-type="float">
            <text:p>-3110</text:p>
          </table:table-cell>
          <table:table-cell table:formula="of:=([.A413]/1000)+10" office:value-type="float" office:value="6.89" calcext:value-type="float">
            <text:p>6,89</text:p>
          </table:table-cell>
        </table:table-row>
        <table:table-row table:style-name="ro1">
          <table:table-cell office:value-type="float" office:value="-2970" calcext:value-type="float">
            <text:p>-2970</text:p>
          </table:table-cell>
          <table:table-cell table:formula="of:=([.A414]/1000)+10" office:value-type="float" office:value="7.03" calcext:value-type="float">
            <text:p>7,03</text:p>
          </table:table-cell>
        </table:table-row>
        <table:table-row table:style-name="ro1">
          <table:table-cell office:value-type="float" office:value="-3040" calcext:value-type="float">
            <text:p>-3040</text:p>
          </table:table-cell>
          <table:table-cell table:formula="of:=([.A415]/1000)+10" office:value-type="float" office:value="6.96" calcext:value-type="float">
            <text:p>6,96</text:p>
          </table:table-cell>
        </table:table-row>
        <table:table-row table:style-name="ro1">
          <table:table-cell office:value-type="float" office:value="-2980" calcext:value-type="float">
            <text:p>-2980</text:p>
          </table:table-cell>
          <table:table-cell table:formula="of:=([.A416]/1000)+10" office:value-type="float" office:value="7.02" calcext:value-type="float">
            <text:p>7,02</text:p>
          </table:table-cell>
        </table:table-row>
        <table:table-row table:style-name="ro1">
          <table:table-cell office:value-type="float" office:value="-3100" calcext:value-type="float">
            <text:p>-3100</text:p>
          </table:table-cell>
          <table:table-cell table:formula="of:=([.A417]/1000)+10" office:value-type="float" office:value="6.9" calcext:value-type="float">
            <text:p>6,9</text:p>
          </table:table-cell>
        </table:table-row>
        <table:table-row table:style-name="ro1">
          <table:table-cell office:value-type="float" office:value="-3100" calcext:value-type="float">
            <text:p>-3100</text:p>
          </table:table-cell>
          <table:table-cell table:formula="of:=([.A418]/1000)+10" office:value-type="float" office:value="6.9" calcext:value-type="float">
            <text:p>6,9</text:p>
          </table:table-cell>
        </table:table-row>
        <table:table-row table:style-name="ro1">
          <table:table-cell office:value-type="float" office:value="-3150" calcext:value-type="float">
            <text:p>-3150</text:p>
          </table:table-cell>
          <table:table-cell table:formula="of:=([.A419]/1000)+10" office:value-type="float" office:value="6.85" calcext:value-type="float">
            <text:p>6,85</text:p>
          </table:table-cell>
        </table:table-row>
        <table:table-row table:style-name="ro1">
          <table:table-cell office:value-type="float" office:value="-3210" calcext:value-type="float">
            <text:p>-3210</text:p>
          </table:table-cell>
          <table:table-cell table:formula="of:=([.A420]/1000)+10" office:value-type="float" office:value="6.79" calcext:value-type="float">
            <text:p>6,79</text:p>
          </table:table-cell>
        </table:table-row>
        <table:table-row table:style-name="ro1">
          <table:table-cell office:value-type="float" office:value="-3360" calcext:value-type="float">
            <text:p>-3360</text:p>
          </table:table-cell>
          <table:table-cell table:formula="of:=([.A421]/1000)+10" office:value-type="float" office:value="6.64" calcext:value-type="float">
            <text:p>6,64</text:p>
          </table:table-cell>
        </table:table-row>
        <table:table-row table:style-name="ro1">
          <table:table-cell office:value-type="float" office:value="-3140" calcext:value-type="float">
            <text:p>-3140</text:p>
          </table:table-cell>
          <table:table-cell table:formula="of:=([.A422]/1000)+10" office:value-type="float" office:value="6.86" calcext:value-type="float">
            <text:p>6,86</text:p>
          </table:table-cell>
        </table:table-row>
        <table:table-row table:style-name="ro1">
          <table:table-cell office:value-type="float" office:value="-3410" calcext:value-type="float">
            <text:p>-3410</text:p>
          </table:table-cell>
          <table:table-cell table:formula="of:=([.A423]/1000)+10" office:value-type="float" office:value="6.59" calcext:value-type="float">
            <text:p>6,59</text:p>
          </table:table-cell>
        </table:table-row>
        <table:table-row table:style-name="ro1">
          <table:table-cell office:value-type="float" office:value="-3470" calcext:value-type="float">
            <text:p>-3470</text:p>
          </table:table-cell>
          <table:table-cell table:formula="of:=([.A424]/1000)+10" office:value-type="float" office:value="6.53" calcext:value-type="float">
            <text:p>6,53</text:p>
          </table:table-cell>
        </table:table-row>
        <table:table-row table:style-name="ro1">
          <table:table-cell office:value-type="float" office:value="-3520" calcext:value-type="float">
            <text:p>-3520</text:p>
          </table:table-cell>
          <table:table-cell table:formula="of:=([.A425]/1000)+10" office:value-type="float" office:value="6.48" calcext:value-type="float">
            <text:p>6,48</text:p>
          </table:table-cell>
        </table:table-row>
        <table:table-row table:style-name="ro1">
          <table:table-cell office:value-type="float" office:value="-3750" calcext:value-type="float">
            <text:p>-3750</text:p>
          </table:table-cell>
          <table:table-cell table:formula="of:=([.A426]/1000)+10" office:value-type="float" office:value="6.25" calcext:value-type="float">
            <text:p>6,25</text:p>
          </table:table-cell>
        </table:table-row>
        <table:table-row table:style-name="ro1">
          <table:table-cell office:value-type="float" office:value="-3640" calcext:value-type="float">
            <text:p>-3640</text:p>
          </table:table-cell>
          <table:table-cell table:formula="of:=([.A427]/1000)+10" office:value-type="float" office:value="6.36" calcext:value-type="float">
            <text:p>6,36</text:p>
          </table:table-cell>
        </table:table-row>
        <table:table-row table:style-name="ro1">
          <table:table-cell office:value-type="float" office:value="-3580" calcext:value-type="float">
            <text:p>-3580</text:p>
          </table:table-cell>
          <table:table-cell table:formula="of:=([.A428]/1000)+10" office:value-type="float" office:value="6.42" calcext:value-type="float">
            <text:p>6,42</text:p>
          </table:table-cell>
        </table:table-row>
        <table:table-row table:style-name="ro1">
          <table:table-cell office:value-type="float" office:value="-3710" calcext:value-type="float">
            <text:p>-3710</text:p>
          </table:table-cell>
          <table:table-cell table:formula="of:=([.A429]/1000)+10" office:value-type="float" office:value="6.29" calcext:value-type="float">
            <text:p>6,29</text:p>
          </table:table-cell>
        </table:table-row>
        <table:table-row table:style-name="ro1">
          <table:table-cell office:value-type="float" office:value="-3840" calcext:value-type="float">
            <text:p>-3840</text:p>
          </table:table-cell>
          <table:table-cell table:formula="of:=([.A430]/1000)+10" office:value-type="float" office:value="6.16" calcext:value-type="float">
            <text:p>6,16</text:p>
          </table:table-cell>
        </table:table-row>
        <table:table-row table:style-name="ro1">
          <table:table-cell office:value-type="float" office:value="-3940" calcext:value-type="float">
            <text:p>-3940</text:p>
          </table:table-cell>
          <table:table-cell table:formula="of:=([.A431]/1000)+10" office:value-type="float" office:value="6.06" calcext:value-type="float">
            <text:p>6,06</text:p>
          </table:table-cell>
        </table:table-row>
        <table:table-row table:style-name="ro1">
          <table:table-cell office:value-type="float" office:value="-3990" calcext:value-type="float">
            <text:p>-3990</text:p>
          </table:table-cell>
          <table:table-cell table:formula="of:=([.A432]/1000)+10" office:value-type="float" office:value="6.01" calcext:value-type="float">
            <text:p>6,01</text:p>
          </table:table-cell>
        </table:table-row>
        <table:table-row table:style-name="ro1">
          <table:table-cell office:value-type="float" office:value="-3570" calcext:value-type="float">
            <text:p>-3570</text:p>
          </table:table-cell>
          <table:table-cell table:formula="of:=([.A433]/1000)+10" office:value-type="float" office:value="6.43" calcext:value-type="float">
            <text:p>6,43</text:p>
          </table:table-cell>
        </table:table-row>
        <table:table-row table:style-name="ro1">
          <table:table-cell office:value-type="float" office:value="-3910" calcext:value-type="float">
            <text:p>-3910</text:p>
          </table:table-cell>
          <table:table-cell table:formula="of:=([.A434]/1000)+10" office:value-type="float" office:value="6.09" calcext:value-type="float">
            <text:p>6,09</text:p>
          </table:table-cell>
        </table:table-row>
        <table:table-row table:style-name="ro1">
          <table:table-cell office:value-type="float" office:value="-3780" calcext:value-type="float">
            <text:p>-3780</text:p>
          </table:table-cell>
          <table:table-cell table:formula="of:=([.A435]/1000)+10" office:value-type="float" office:value="6.22" calcext:value-type="float">
            <text:p>6,22</text:p>
          </table:table-cell>
        </table:table-row>
        <table:table-row table:style-name="ro1">
          <table:table-cell office:value-type="float" office:value="-3950" calcext:value-type="float">
            <text:p>-3950</text:p>
          </table:table-cell>
          <table:table-cell table:formula="of:=([.A436]/1000)+10" office:value-type="float" office:value="6.05" calcext:value-type="float">
            <text:p>6,05</text:p>
          </table:table-cell>
        </table:table-row>
        <table:table-row table:style-name="ro1">
          <table:table-cell office:value-type="float" office:value="-3680" calcext:value-type="float">
            <text:p>-3680</text:p>
          </table:table-cell>
          <table:table-cell table:formula="of:=([.A437]/1000)+10" office:value-type="float" office:value="6.32" calcext:value-type="float">
            <text:p>6,32</text:p>
          </table:table-cell>
        </table:table-row>
        <table:table-row table:style-name="ro1">
          <table:table-cell office:value-type="float" office:value="-3760" calcext:value-type="float">
            <text:p>-3760</text:p>
          </table:table-cell>
          <table:table-cell table:formula="of:=([.A438]/1000)+10" office:value-type="float" office:value="6.24" calcext:value-type="float">
            <text:p>6,24</text:p>
          </table:table-cell>
        </table:table-row>
        <table:table-row table:style-name="ro1">
          <table:table-cell office:value-type="float" office:value="-3750" calcext:value-type="float">
            <text:p>-3750</text:p>
          </table:table-cell>
          <table:table-cell table:formula="of:=([.A439]/1000)+10" office:value-type="float" office:value="6.25" calcext:value-type="float">
            <text:p>6,25</text:p>
          </table:table-cell>
        </table:table-row>
        <table:table-row table:style-name="ro1">
          <table:table-cell office:value-type="float" office:value="-3730" calcext:value-type="float">
            <text:p>-3730</text:p>
          </table:table-cell>
          <table:table-cell table:formula="of:=([.A440]/1000)+10" office:value-type="float" office:value="6.27" calcext:value-type="float">
            <text:p>6,27</text:p>
          </table:table-cell>
        </table:table-row>
        <table:table-row table:style-name="ro1">
          <table:table-cell office:value-type="float" office:value="-3790" calcext:value-type="float">
            <text:p>-3790</text:p>
          </table:table-cell>
          <table:table-cell table:formula="of:=([.A441]/1000)+10" office:value-type="float" office:value="6.21" calcext:value-type="float">
            <text:p>6,21</text:p>
          </table:table-cell>
        </table:table-row>
        <table:table-row table:style-name="ro1">
          <table:table-cell office:value-type="float" office:value="-3720" calcext:value-type="float">
            <text:p>-3720</text:p>
          </table:table-cell>
          <table:table-cell table:formula="of:=([.A442]/1000)+10" office:value-type="float" office:value="6.28" calcext:value-type="float">
            <text:p>6,28</text:p>
          </table:table-cell>
        </table:table-row>
        <table:table-row table:style-name="ro1">
          <table:table-cell office:value-type="float" office:value="-3630" calcext:value-type="float">
            <text:p>-3630</text:p>
          </table:table-cell>
          <table:table-cell table:formula="of:=([.A443]/1000)+10" office:value-type="float" office:value="6.37" calcext:value-type="float">
            <text:p>6,37</text:p>
          </table:table-cell>
        </table:table-row>
        <table:table-row table:style-name="ro1">
          <table:table-cell office:value-type="float" office:value="-3640" calcext:value-type="float">
            <text:p>-3640</text:p>
          </table:table-cell>
          <table:table-cell table:formula="of:=([.A444]/1000)+10" office:value-type="float" office:value="6.36" calcext:value-type="float">
            <text:p>6,36</text:p>
          </table:table-cell>
        </table:table-row>
        <table:table-row table:style-name="ro1">
          <table:table-cell office:value-type="float" office:value="-3760" calcext:value-type="float">
            <text:p>-3760</text:p>
          </table:table-cell>
          <table:table-cell table:formula="of:=([.A445]/1000)+10" office:value-type="float" office:value="6.24" calcext:value-type="float">
            <text:p>6,24</text:p>
          </table:table-cell>
        </table:table-row>
        <table:table-row table:style-name="ro1">
          <table:table-cell office:value-type="float" office:value="-3650" calcext:value-type="float">
            <text:p>-3650</text:p>
          </table:table-cell>
          <table:table-cell table:formula="of:=([.A446]/1000)+10" office:value-type="float" office:value="6.35" calcext:value-type="float">
            <text:p>6,35</text:p>
          </table:table-cell>
        </table:table-row>
        <table:table-row table:style-name="ro1">
          <table:table-cell office:value-type="float" office:value="-3820" calcext:value-type="float">
            <text:p>-3820</text:p>
          </table:table-cell>
          <table:table-cell table:formula="of:=([.A447]/1000)+10" office:value-type="float" office:value="6.18" calcext:value-type="float">
            <text:p>6,18</text:p>
          </table:table-cell>
        </table:table-row>
        <table:table-row table:style-name="ro1">
          <table:table-cell office:value-type="float" office:value="-3810" calcext:value-type="float">
            <text:p>-3810</text:p>
          </table:table-cell>
          <table:table-cell table:formula="of:=([.A448]/1000)+10" office:value-type="float" office:value="6.19" calcext:value-type="float">
            <text:p>6,19</text:p>
          </table:table-cell>
        </table:table-row>
        <table:table-row table:style-name="ro1">
          <table:table-cell office:value-type="float" office:value="-3720" calcext:value-type="float">
            <text:p>-3720</text:p>
          </table:table-cell>
          <table:table-cell table:formula="of:=([.A449]/1000)+10" office:value-type="float" office:value="6.28" calcext:value-type="float">
            <text:p>6,28</text:p>
          </table:table-cell>
        </table:table-row>
        <table:table-row table:style-name="ro1">
          <table:table-cell office:value-type="float" office:value="-3870" calcext:value-type="float">
            <text:p>-3870</text:p>
          </table:table-cell>
          <table:table-cell table:formula="of:=([.A450]/1000)+10" office:value-type="float" office:value="6.13" calcext:value-type="float">
            <text:p>6,13</text:p>
          </table:table-cell>
        </table:table-row>
        <table:table-row table:style-name="ro1">
          <table:table-cell office:value-type="float" office:value="-3630" calcext:value-type="float">
            <text:p>-3630</text:p>
          </table:table-cell>
          <table:table-cell table:formula="of:=([.A451]/1000)+10" office:value-type="float" office:value="6.37" calcext:value-type="float">
            <text:p>6,37</text:p>
          </table:table-cell>
        </table:table-row>
        <table:table-row table:style-name="ro1">
          <table:table-cell office:value-type="float" office:value="-3800" calcext:value-type="float">
            <text:p>-3800</text:p>
          </table:table-cell>
          <table:table-cell table:formula="of:=([.A452]/1000)+10" office:value-type="float" office:value="6.2" calcext:value-type="float">
            <text:p>6,2</text:p>
          </table:table-cell>
        </table:table-row>
        <table:table-row table:style-name="ro1">
          <table:table-cell office:value-type="float" office:value="-3780" calcext:value-type="float">
            <text:p>-3780</text:p>
          </table:table-cell>
          <table:table-cell table:formula="of:=([.A453]/1000)+10" office:value-type="float" office:value="6.22" calcext:value-type="float">
            <text:p>6,22</text:p>
          </table:table-cell>
        </table:table-row>
        <table:table-row table:style-name="ro1">
          <table:table-cell office:value-type="float" office:value="-3920" calcext:value-type="float">
            <text:p>-3920</text:p>
          </table:table-cell>
          <table:table-cell table:formula="of:=([.A454]/1000)+10" office:value-type="float" office:value="6.08" calcext:value-type="float">
            <text:p>6,08</text:p>
          </table:table-cell>
        </table:table-row>
        <table:table-row table:style-name="ro1">
          <table:table-cell office:value-type="float" office:value="-3640" calcext:value-type="float">
            <text:p>-3640</text:p>
          </table:table-cell>
          <table:table-cell table:formula="of:=([.A455]/1000)+10" office:value-type="float" office:value="6.36" calcext:value-type="float">
            <text:p>6,36</text:p>
          </table:table-cell>
        </table:table-row>
        <table:table-row table:style-name="ro1">
          <table:table-cell office:value-type="float" office:value="-3780" calcext:value-type="float">
            <text:p>-3780</text:p>
          </table:table-cell>
          <table:table-cell table:formula="of:=([.A456]/1000)+10" office:value-type="float" office:value="6.22" calcext:value-type="float">
            <text:p>6,22</text:p>
          </table:table-cell>
        </table:table-row>
        <table:table-row table:style-name="ro1">
          <table:table-cell office:value-type="float" office:value="-3950" calcext:value-type="float">
            <text:p>-3950</text:p>
          </table:table-cell>
          <table:table-cell table:formula="of:=([.A457]/1000)+10" office:value-type="float" office:value="6.05" calcext:value-type="float">
            <text:p>6,05</text:p>
          </table:table-cell>
        </table:table-row>
        <table:table-row table:style-name="ro1">
          <table:table-cell office:value-type="float" office:value="-3680" calcext:value-type="float">
            <text:p>-3680</text:p>
          </table:table-cell>
          <table:table-cell table:formula="of:=([.A458]/1000)+10" office:value-type="float" office:value="6.32" calcext:value-type="float">
            <text:p>6,32</text:p>
          </table:table-cell>
        </table:table-row>
        <table:table-row table:style-name="ro1">
          <table:table-cell office:value-type="float" office:value="-3630" calcext:value-type="float">
            <text:p>-3630</text:p>
          </table:table-cell>
          <table:table-cell table:formula="of:=([.A459]/1000)+10" office:value-type="float" office:value="6.37" calcext:value-type="float">
            <text:p>6,37</text:p>
          </table:table-cell>
        </table:table-row>
        <table:table-row table:style-name="ro1">
          <table:table-cell office:value-type="float" office:value="-3790" calcext:value-type="float">
            <text:p>-3790</text:p>
          </table:table-cell>
          <table:table-cell table:formula="of:=([.A460]/1000)+10" office:value-type="float" office:value="6.21" calcext:value-type="float">
            <text:p>6,21</text:p>
          </table:table-cell>
        </table:table-row>
        <table:table-row table:style-name="ro1">
          <table:table-cell office:value-type="float" office:value="-3980" calcext:value-type="float">
            <text:p>-3980</text:p>
          </table:table-cell>
          <table:table-cell table:formula="of:=([.A461]/1000)+10" office:value-type="float" office:value="6.02" calcext:value-type="float">
            <text:p>6,02</text:p>
          </table:table-cell>
        </table:table-row>
        <table:table-row table:style-name="ro1">
          <table:table-cell office:value-type="float" office:value="-3860" calcext:value-type="float">
            <text:p>-3860</text:p>
          </table:table-cell>
          <table:table-cell table:formula="of:=([.A462]/1000)+10" office:value-type="float" office:value="6.14" calcext:value-type="float">
            <text:p>6,14</text:p>
          </table:table-cell>
        </table:table-row>
        <table:table-row table:style-name="ro1">
          <table:table-cell office:value-type="float" office:value="-3850" calcext:value-type="float">
            <text:p>-3850</text:p>
          </table:table-cell>
          <table:table-cell table:formula="of:=([.A463]/1000)+10" office:value-type="float" office:value="6.15" calcext:value-type="float">
            <text:p>6,15</text:p>
          </table:table-cell>
        </table:table-row>
        <table:table-row table:style-name="ro1">
          <table:table-cell office:value-type="float" office:value="-3730" calcext:value-type="float">
            <text:p>-3730</text:p>
          </table:table-cell>
          <table:table-cell table:formula="of:=([.A464]/1000)+10" office:value-type="float" office:value="6.27" calcext:value-type="float">
            <text:p>6,27</text:p>
          </table:table-cell>
        </table:table-row>
        <table:table-row table:style-name="ro1">
          <table:table-cell office:value-type="float" office:value="-3700" calcext:value-type="float">
            <text:p>-3700</text:p>
          </table:table-cell>
          <table:table-cell table:formula="of:=([.A465]/1000)+10" office:value-type="float" office:value="6.3" calcext:value-type="float">
            <text:p>6,3</text:p>
          </table:table-cell>
        </table:table-row>
        <table:table-row table:style-name="ro1">
          <table:table-cell office:value-type="float" office:value="-3750" calcext:value-type="float">
            <text:p>-3750</text:p>
          </table:table-cell>
          <table:table-cell table:formula="of:=([.A466]/1000)+10" office:value-type="float" office:value="6.25" calcext:value-type="float">
            <text:p>6,25</text:p>
          </table:table-cell>
        </table:table-row>
        <table:table-row table:style-name="ro1">
          <table:table-cell office:value-type="float" office:value="-3790" calcext:value-type="float">
            <text:p>-3790</text:p>
          </table:table-cell>
          <table:table-cell table:formula="of:=([.A467]/1000)+10" office:value-type="float" office:value="6.21" calcext:value-type="float">
            <text:p>6,21</text:p>
          </table:table-cell>
        </table:table-row>
        <table:table-row table:style-name="ro1">
          <table:table-cell office:value-type="float" office:value="-3810" calcext:value-type="float">
            <text:p>-3810</text:p>
          </table:table-cell>
          <table:table-cell table:formula="of:=([.A468]/1000)+10" office:value-type="float" office:value="6.19" calcext:value-type="float">
            <text:p>6,19</text:p>
          </table:table-cell>
        </table:table-row>
        <table:table-row table:style-name="ro1">
          <table:table-cell office:value-type="float" office:value="-3700" calcext:value-type="float">
            <text:p>-3700</text:p>
          </table:table-cell>
          <table:table-cell table:formula="of:=([.A469]/1000)+10" office:value-type="float" office:value="6.3" calcext:value-type="float">
            <text:p>6,3</text:p>
          </table:table-cell>
        </table:table-row>
        <table:table-row table:style-name="ro1">
          <table:table-cell office:value-type="float" office:value="-3810" calcext:value-type="float">
            <text:p>-3810</text:p>
          </table:table-cell>
          <table:table-cell table:formula="of:=([.A470]/1000)+10" office:value-type="float" office:value="6.19" calcext:value-type="float">
            <text:p>6,19</text:p>
          </table:table-cell>
        </table:table-row>
        <table:table-row table:style-name="ro1">
          <table:table-cell office:value-type="float" office:value="-3810" calcext:value-type="float">
            <text:p>-3810</text:p>
          </table:table-cell>
          <table:table-cell table:formula="of:=([.A471]/1000)+10" office:value-type="float" office:value="6.19" calcext:value-type="float">
            <text:p>6,19</text:p>
          </table:table-cell>
        </table:table-row>
        <table:table-row table:style-name="ro1">
          <table:table-cell office:value-type="float" office:value="-3900" calcext:value-type="float">
            <text:p>-3900</text:p>
          </table:table-cell>
          <table:table-cell table:formula="of:=([.A472]/1000)+10" office:value-type="float" office:value="6.1" calcext:value-type="float">
            <text:p>6,1</text:p>
          </table:table-cell>
        </table:table-row>
        <table:table-row table:style-name="ro1">
          <table:table-cell office:value-type="float" office:value="-3650" calcext:value-type="float">
            <text:p>-3650</text:p>
          </table:table-cell>
          <table:table-cell table:formula="of:=([.A473]/1000)+10" office:value-type="float" office:value="6.35" calcext:value-type="float">
            <text:p>6,35</text:p>
          </table:table-cell>
        </table:table-row>
        <table:table-row table:style-name="ro1">
          <table:table-cell office:value-type="float" office:value="-3730" calcext:value-type="float">
            <text:p>-3730</text:p>
          </table:table-cell>
          <table:table-cell table:formula="of:=([.A474]/1000)+10" office:value-type="float" office:value="6.27" calcext:value-type="float">
            <text:p>6,27</text:p>
          </table:table-cell>
        </table:table-row>
        <table:table-row table:style-name="ro1">
          <table:table-cell office:value-type="float" office:value="-3750" calcext:value-type="float">
            <text:p>-3750</text:p>
          </table:table-cell>
          <table:table-cell table:formula="of:=([.A475]/1000)+10" office:value-type="float" office:value="6.25" calcext:value-type="float">
            <text:p>6,25</text:p>
          </table:table-cell>
        </table:table-row>
        <table:table-row table:style-name="ro1">
          <table:table-cell office:value-type="float" office:value="-3880" calcext:value-type="float">
            <text:p>-3880</text:p>
          </table:table-cell>
          <table:table-cell table:formula="of:=([.A476]/1000)+10" office:value-type="float" office:value="6.12" calcext:value-type="float">
            <text:p>6,12</text:p>
          </table:table-cell>
        </table:table-row>
        <table:table-row table:style-name="ro1">
          <table:table-cell office:value-type="float" office:value="-3890" calcext:value-type="float">
            <text:p>-3890</text:p>
          </table:table-cell>
          <table:table-cell table:formula="of:=([.A477]/1000)+10" office:value-type="float" office:value="6.11" calcext:value-type="float">
            <text:p>6,11</text:p>
          </table:table-cell>
        </table:table-row>
        <table:table-row table:style-name="ro1">
          <table:table-cell office:value-type="float" office:value="-3990" calcext:value-type="float">
            <text:p>-3990</text:p>
          </table:table-cell>
          <table:table-cell table:formula="of:=([.A478]/1000)+10" office:value-type="float" office:value="6.01" calcext:value-type="float">
            <text:p>6,01</text:p>
          </table:table-cell>
        </table:table-row>
        <table:table-row table:style-name="ro1">
          <table:table-cell office:value-type="float" office:value="-3780" calcext:value-type="float">
            <text:p>-3780</text:p>
          </table:table-cell>
          <table:table-cell table:formula="of:=([.A479]/1000)+10" office:value-type="float" office:value="6.22" calcext:value-type="float">
            <text:p>6,22</text:p>
          </table:table-cell>
        </table:table-row>
        <table:table-row table:style-name="ro1">
          <table:table-cell office:value-type="float" office:value="-3730" calcext:value-type="float">
            <text:p>-3730</text:p>
          </table:table-cell>
          <table:table-cell table:formula="of:=([.A480]/1000)+10" office:value-type="float" office:value="6.27" calcext:value-type="float">
            <text:p>6,27</text:p>
          </table:table-cell>
        </table:table-row>
        <table:table-row table:style-name="ro1">
          <table:table-cell office:value-type="float" office:value="-3730" calcext:value-type="float">
            <text:p>-3730</text:p>
          </table:table-cell>
          <table:table-cell table:formula="of:=([.A481]/1000)+10" office:value-type="float" office:value="6.27" calcext:value-type="float">
            <text:p>6,27</text:p>
          </table:table-cell>
        </table:table-row>
        <table:table-row table:style-name="ro1">
          <table:table-cell office:value-type="float" office:value="-3710" calcext:value-type="float">
            <text:p>-3710</text:p>
          </table:table-cell>
          <table:table-cell table:formula="of:=([.A482]/1000)+10" office:value-type="float" office:value="6.29" calcext:value-type="float">
            <text:p>6,29</text:p>
          </table:table-cell>
        </table:table-row>
        <table:table-row table:style-name="ro1">
          <table:table-cell office:value-type="float" office:value="-3840" calcext:value-type="float">
            <text:p>-3840</text:p>
          </table:table-cell>
          <table:table-cell table:formula="of:=([.A483]/1000)+10" office:value-type="float" office:value="6.16" calcext:value-type="float">
            <text:p>6,16</text:p>
          </table:table-cell>
        </table:table-row>
        <table:table-row table:style-name="ro1">
          <table:table-cell office:value-type="float" office:value="-3810" calcext:value-type="float">
            <text:p>-3810</text:p>
          </table:table-cell>
          <table:table-cell table:formula="of:=([.A484]/1000)+10" office:value-type="float" office:value="6.19" calcext:value-type="float">
            <text:p>6,19</text:p>
          </table:table-cell>
        </table:table-row>
        <table:table-row table:style-name="ro1">
          <table:table-cell office:value-type="float" office:value="-3740" calcext:value-type="float">
            <text:p>-3740</text:p>
          </table:table-cell>
          <table:table-cell table:formula="of:=([.A485]/1000)+10" office:value-type="float" office:value="6.26" calcext:value-type="float">
            <text:p>6,26</text:p>
          </table:table-cell>
        </table:table-row>
        <table:table-row table:style-name="ro1">
          <table:table-cell office:value-type="float" office:value="-3890" calcext:value-type="float">
            <text:p>-3890</text:p>
          </table:table-cell>
          <table:table-cell table:formula="of:=([.A486]/1000)+10" office:value-type="float" office:value="6.11" calcext:value-type="float">
            <text:p>6,11</text:p>
          </table:table-cell>
        </table:table-row>
        <table:table-row table:style-name="ro1">
          <table:table-cell office:value-type="float" office:value="-3990" calcext:value-type="float">
            <text:p>-3990</text:p>
          </table:table-cell>
          <table:table-cell table:formula="of:=([.A487]/1000)+10" office:value-type="float" office:value="6.01" calcext:value-type="float">
            <text:p>6,01</text:p>
          </table:table-cell>
        </table:table-row>
        <table:table-row table:style-name="ro1">
          <table:table-cell office:value-type="float" office:value="-3890" calcext:value-type="float">
            <text:p>-3890</text:p>
          </table:table-cell>
          <table:table-cell table:formula="of:=([.A488]/1000)+10" office:value-type="float" office:value="6.11" calcext:value-type="float">
            <text:p>6,11</text:p>
          </table:table-cell>
        </table:table-row>
        <table:table-row table:style-name="ro1">
          <table:table-cell office:value-type="float" office:value="-3850" calcext:value-type="float">
            <text:p>-3850</text:p>
          </table:table-cell>
          <table:table-cell table:formula="of:=([.A489]/1000)+10" office:value-type="float" office:value="6.15" calcext:value-type="float">
            <text:p>6,15</text:p>
          </table:table-cell>
        </table:table-row>
        <table:table-row table:style-name="ro1">
          <table:table-cell office:value-type="float" office:value="-3870" calcext:value-type="float">
            <text:p>-3870</text:p>
          </table:table-cell>
          <table:table-cell table:formula="of:=([.A490]/1000)+10" office:value-type="float" office:value="6.13" calcext:value-type="float">
            <text:p>6,13</text:p>
          </table:table-cell>
        </table:table-row>
        <table:table-row table:style-name="ro1">
          <table:table-cell office:value-type="float" office:value="-3860" calcext:value-type="float">
            <text:p>-3860</text:p>
          </table:table-cell>
          <table:table-cell table:formula="of:=([.A491]/1000)+10" office:value-type="float" office:value="6.14" calcext:value-type="float">
            <text:p>6,14</text:p>
          </table:table-cell>
        </table:table-row>
        <table:table-row table:style-name="ro1">
          <table:table-cell office:value-type="float" office:value="-3950" calcext:value-type="float">
            <text:p>-3950</text:p>
          </table:table-cell>
          <table:table-cell table:formula="of:=([.A492]/1000)+10" office:value-type="float" office:value="6.05" calcext:value-type="float">
            <text:p>6,05</text:p>
          </table:table-cell>
        </table:table-row>
        <table:table-row table:style-name="ro1">
          <table:table-cell office:value-type="float" office:value="-3850" calcext:value-type="float">
            <text:p>-3850</text:p>
          </table:table-cell>
          <table:table-cell table:formula="of:=([.A493]/1000)+10" office:value-type="float" office:value="6.15" calcext:value-type="float">
            <text:p>6,15</text:p>
          </table:table-cell>
        </table:table-row>
        <table:table-row table:style-name="ro1">
          <table:table-cell office:value-type="float" office:value="-3960" calcext:value-type="float">
            <text:p>-3960</text:p>
          </table:table-cell>
          <table:table-cell table:formula="of:=([.A494]/1000)+10" office:value-type="float" office:value="6.04" calcext:value-type="float">
            <text:p>6,04</text:p>
          </table:table-cell>
        </table:table-row>
        <table:table-row table:style-name="ro1">
          <table:table-cell office:value-type="float" office:value="-3820" calcext:value-type="float">
            <text:p>-3820</text:p>
          </table:table-cell>
          <table:table-cell table:formula="of:=([.A495]/1000)+10" office:value-type="float" office:value="6.18" calcext:value-type="float">
            <text:p>6,18</text:p>
          </table:table-cell>
        </table:table-row>
        <table:table-row table:style-name="ro1">
          <table:table-cell office:value-type="float" office:value="-3760" calcext:value-type="float">
            <text:p>-3760</text:p>
          </table:table-cell>
          <table:table-cell table:formula="of:=([.A496]/1000)+10" office:value-type="float" office:value="6.24" calcext:value-type="float">
            <text:p>6,24</text:p>
          </table:table-cell>
        </table:table-row>
        <table:table-row table:style-name="ro1">
          <table:table-cell office:value-type="float" office:value="-3750" calcext:value-type="float">
            <text:p>-3750</text:p>
          </table:table-cell>
          <table:table-cell table:formula="of:=([.A497]/1000)+10" office:value-type="float" office:value="6.25" calcext:value-type="float">
            <text:p>6,25</text:p>
          </table:table-cell>
        </table:table-row>
        <table:table-row table:style-name="ro1">
          <table:table-cell office:value-type="float" office:value="-3880" calcext:value-type="float">
            <text:p>-3880</text:p>
          </table:table-cell>
          <table:table-cell table:formula="of:=([.A498]/1000)+10" office:value-type="float" office:value="6.12" calcext:value-type="float">
            <text:p>6,12</text:p>
          </table:table-cell>
        </table:table-row>
        <table:table-row table:style-name="ro1">
          <table:table-cell office:value-type="float" office:value="-3750" calcext:value-type="float">
            <text:p>-3750</text:p>
          </table:table-cell>
          <table:table-cell table:formula="of:=([.A499]/1000)+10" office:value-type="float" office:value="6.25" calcext:value-type="float">
            <text:p>6,25</text:p>
          </table:table-cell>
        </table:table-row>
        <table:table-row table:style-name="ro1">
          <table:table-cell office:value-type="float" office:value="-3800" calcext:value-type="float">
            <text:p>-3800</text:p>
          </table:table-cell>
          <table:table-cell table:formula="of:=([.A500]/1000)+10" office:value-type="float" office:value="6.2" calcext:value-type="float">
            <text:p>6,2</text:p>
          </table:table-cell>
        </table:table-row>
        <table:table-row table:style-name="ro1">
          <table:table-cell office:value-type="float" office:value="-3740" calcext:value-type="float">
            <text:p>-3740</text:p>
          </table:table-cell>
          <table:table-cell table:formula="of:=([.A501]/1000)+10" office:value-type="float" office:value="6.26" calcext:value-type="float">
            <text:p>6,26</text:p>
          </table:table-cell>
        </table:table-row>
        <table:table-row table:style-name="ro1">
          <table:table-cell office:value-type="float" office:value="-3790" calcext:value-type="float">
            <text:p>-3790</text:p>
          </table:table-cell>
          <table:table-cell table:formula="of:=([.A502]/1000)+10" office:value-type="float" office:value="6.21" calcext:value-type="float">
            <text:p>6,21</text:p>
          </table:table-cell>
        </table:table-row>
        <table:table-row table:style-name="ro1">
          <table:table-cell office:value-type="float" office:value="-3860" calcext:value-type="float">
            <text:p>-3860</text:p>
          </table:table-cell>
          <table:table-cell table:formula="of:=([.A503]/1000)+10" office:value-type="float" office:value="6.14" calcext:value-type="float">
            <text:p>6,14</text:p>
          </table:table-cell>
        </table:table-row>
        <table:table-row table:style-name="ro1">
          <table:table-cell office:value-type="float" office:value="-3610" calcext:value-type="float">
            <text:p>-3610</text:p>
          </table:table-cell>
          <table:table-cell table:formula="of:=([.A504]/1000)+10" office:value-type="float" office:value="6.39" calcext:value-type="float">
            <text:p>6,39</text:p>
          </table:table-cell>
        </table:table-row>
        <table:table-row table:style-name="ro1">
          <table:table-cell office:value-type="float" office:value="-3740" calcext:value-type="float">
            <text:p>-3740</text:p>
          </table:table-cell>
          <table:table-cell table:formula="of:=([.A505]/1000)+10" office:value-type="float" office:value="6.26" calcext:value-type="float">
            <text:p>6,26</text:p>
          </table:table-cell>
        </table:table-row>
        <table:table-row table:style-name="ro1">
          <table:table-cell office:value-type="float" office:value="-3820" calcext:value-type="float">
            <text:p>-3820</text:p>
          </table:table-cell>
          <table:table-cell table:formula="of:=([.A506]/1000)+10" office:value-type="float" office:value="6.18" calcext:value-type="float">
            <text:p>6,18</text:p>
          </table:table-cell>
        </table:table-row>
        <table:table-row table:style-name="ro1">
          <table:table-cell office:value-type="float" office:value="-3850" calcext:value-type="float">
            <text:p>-3850</text:p>
          </table:table-cell>
          <table:table-cell table:formula="of:=([.A507]/1000)+10" office:value-type="float" office:value="6.15" calcext:value-type="float">
            <text:p>6,15</text:p>
          </table:table-cell>
        </table:table-row>
        <table:table-row table:style-name="ro1">
          <table:table-cell office:value-type="float" office:value="-3950" calcext:value-type="float">
            <text:p>-3950</text:p>
          </table:table-cell>
          <table:table-cell table:formula="of:=([.A508]/1000)+10" office:value-type="float" office:value="6.05" calcext:value-type="float">
            <text:p>6,05</text:p>
          </table:table-cell>
        </table:table-row>
        <table:table-row table:style-name="ro1">
          <table:table-cell office:value-type="float" office:value="-3810" calcext:value-type="float">
            <text:p>-3810</text:p>
          </table:table-cell>
          <table:table-cell table:formula="of:=([.A509]/1000)+10" office:value-type="float" office:value="6.19" calcext:value-type="float">
            <text:p>6,19</text:p>
          </table:table-cell>
        </table:table-row>
        <table:table-row table:style-name="ro1">
          <table:table-cell office:value-type="float" office:value="-3870" calcext:value-type="float">
            <text:p>-3870</text:p>
          </table:table-cell>
          <table:table-cell table:formula="of:=([.A510]/1000)+10" office:value-type="float" office:value="6.13" calcext:value-type="float">
            <text:p>6,13</text:p>
          </table:table-cell>
        </table:table-row>
        <table:table-row table:style-name="ro1">
          <table:table-cell office:value-type="float" office:value="-3880" calcext:value-type="float">
            <text:p>-3880</text:p>
          </table:table-cell>
          <table:table-cell table:formula="of:=([.A511]/1000)+10" office:value-type="float" office:value="6.12" calcext:value-type="float">
            <text:p>6,12</text:p>
          </table:table-cell>
        </table:table-row>
        <table:table-row table:style-name="ro1">
          <table:table-cell office:value-type="float" office:value="-3840" calcext:value-type="float">
            <text:p>-3840</text:p>
          </table:table-cell>
          <table:table-cell table:formula="of:=([.A512]/1000)+10" office:value-type="float" office:value="6.16" calcext:value-type="float">
            <text:p>6,16</text:p>
          </table:table-cell>
        </table:table-row>
        <table:table-row table:style-name="ro1">
          <table:table-cell office:value-type="float" office:value="-4010" calcext:value-type="float">
            <text:p>-4010</text:p>
          </table:table-cell>
          <table:table-cell table:formula="of:=([.A513]/1000)+10" office:value-type="float" office:value="5.99" calcext:value-type="float">
            <text:p>5,99</text:p>
          </table:table-cell>
        </table:table-row>
        <table:table-row table:style-name="ro1">
          <table:table-cell office:value-type="float" office:value="-3820" calcext:value-type="float">
            <text:p>-3820</text:p>
          </table:table-cell>
          <table:table-cell table:formula="of:=([.A514]/1000)+10" office:value-type="float" office:value="6.18" calcext:value-type="float">
            <text:p>6,18</text:p>
          </table:table-cell>
        </table:table-row>
        <table:table-row table:style-name="ro1">
          <table:table-cell office:value-type="float" office:value="-3880" calcext:value-type="float">
            <text:p>-3880</text:p>
          </table:table-cell>
          <table:table-cell table:formula="of:=([.A515]/1000)+10" office:value-type="float" office:value="6.12" calcext:value-type="float">
            <text:p>6,12</text:p>
          </table:table-cell>
        </table:table-row>
        <table:table-row table:style-name="ro1">
          <table:table-cell office:value-type="float" office:value="-3830" calcext:value-type="float">
            <text:p>-3830</text:p>
          </table:table-cell>
          <table:table-cell table:formula="of:=([.A516]/1000)+10" office:value-type="float" office:value="6.17" calcext:value-type="float">
            <text:p>6,17</text:p>
          </table:table-cell>
        </table:table-row>
        <table:table-row table:style-name="ro1">
          <table:table-cell office:value-type="float" office:value="-3780" calcext:value-type="float">
            <text:p>-3780</text:p>
          </table:table-cell>
          <table:table-cell table:formula="of:=([.A517]/1000)+10" office:value-type="float" office:value="6.22" calcext:value-type="float">
            <text:p>6,22</text:p>
          </table:table-cell>
        </table:table-row>
        <table:table-row table:style-name="ro1">
          <table:table-cell office:value-type="float" office:value="-3920" calcext:value-type="float">
            <text:p>-3920</text:p>
          </table:table-cell>
          <table:table-cell table:formula="of:=([.A518]/1000)+10" office:value-type="float" office:value="6.08" calcext:value-type="float">
            <text:p>6,08</text:p>
          </table:table-cell>
        </table:table-row>
        <table:table-row table:style-name="ro1">
          <table:table-cell office:value-type="float" office:value="-3880" calcext:value-type="float">
            <text:p>-3880</text:p>
          </table:table-cell>
          <table:table-cell table:formula="of:=([.A519]/1000)+10" office:value-type="float" office:value="6.12" calcext:value-type="float">
            <text:p>6,12</text:p>
          </table:table-cell>
        </table:table-row>
        <table:table-row table:style-name="ro1">
          <table:table-cell office:value-type="float" office:value="-3890" calcext:value-type="float">
            <text:p>-3890</text:p>
          </table:table-cell>
          <table:table-cell table:formula="of:=([.A520]/1000)+10" office:value-type="float" office:value="6.11" calcext:value-type="float">
            <text:p>6,11</text:p>
          </table:table-cell>
        </table:table-row>
        <table:table-row table:style-name="ro1">
          <table:table-cell office:value-type="float" office:value="-3850" calcext:value-type="float">
            <text:p>-3850</text:p>
          </table:table-cell>
          <table:table-cell table:formula="of:=([.A521]/1000)+10" office:value-type="float" office:value="6.15" calcext:value-type="float">
            <text:p>6,15</text:p>
          </table:table-cell>
        </table:table-row>
        <table:table-row table:style-name="ro1">
          <table:table-cell office:value-type="float" office:value="-3850" calcext:value-type="float">
            <text:p>-3850</text:p>
          </table:table-cell>
          <table:table-cell table:formula="of:=([.A522]/1000)+10" office:value-type="float" office:value="6.15" calcext:value-type="float">
            <text:p>6,15</text:p>
          </table:table-cell>
        </table:table-row>
        <table:table-row table:style-name="ro1">
          <table:table-cell office:value-type="float" office:value="-3860" calcext:value-type="float">
            <text:p>-3860</text:p>
          </table:table-cell>
          <table:table-cell table:formula="of:=([.A523]/1000)+10" office:value-type="float" office:value="6.14" calcext:value-type="float">
            <text:p>6,14</text:p>
          </table:table-cell>
        </table:table-row>
        <table:table-row table:style-name="ro1">
          <table:table-cell office:value-type="float" office:value="-3880" calcext:value-type="float">
            <text:p>-3880</text:p>
          </table:table-cell>
          <table:table-cell table:formula="of:=([.A524]/1000)+10" office:value-type="float" office:value="6.12" calcext:value-type="float">
            <text:p>6,12</text:p>
          </table:table-cell>
        </table:table-row>
        <table:table-row table:style-name="ro1">
          <table:table-cell office:value-type="float" office:value="-3740" calcext:value-type="float">
            <text:p>-3740</text:p>
          </table:table-cell>
          <table:table-cell table:formula="of:=([.A525]/1000)+10" office:value-type="float" office:value="6.26" calcext:value-type="float">
            <text:p>6,26</text:p>
          </table:table-cell>
        </table:table-row>
        <table:table-row table:style-name="ro1">
          <table:table-cell office:value-type="float" office:value="-3870" calcext:value-type="float">
            <text:p>-3870</text:p>
          </table:table-cell>
          <table:table-cell table:formula="of:=([.A526]/1000)+10" office:value-type="float" office:value="6.13" calcext:value-type="float">
            <text:p>6,13</text:p>
          </table:table-cell>
        </table:table-row>
        <table:table-row table:style-name="ro1">
          <table:table-cell office:value-type="float" office:value="-3870" calcext:value-type="float">
            <text:p>-3870</text:p>
          </table:table-cell>
          <table:table-cell table:formula="of:=([.A527]/1000)+10" office:value-type="float" office:value="6.13" calcext:value-type="float">
            <text:p>6,13</text:p>
          </table:table-cell>
        </table:table-row>
        <table:table-row table:style-name="ro1">
          <table:table-cell office:value-type="float" office:value="-3860" calcext:value-type="float">
            <text:p>-3860</text:p>
          </table:table-cell>
          <table:table-cell table:formula="of:=([.A528]/1000)+10" office:value-type="float" office:value="6.14" calcext:value-type="float">
            <text:p>6,14</text:p>
          </table:table-cell>
        </table:table-row>
        <table:table-row table:style-name="ro1">
          <table:table-cell office:value-type="float" office:value="-3950" calcext:value-type="float">
            <text:p>-3950</text:p>
          </table:table-cell>
          <table:table-cell table:formula="of:=([.A529]/1000)+10" office:value-type="float" office:value="6.05" calcext:value-type="float">
            <text:p>6,05</text:p>
          </table:table-cell>
        </table:table-row>
        <table:table-row table:style-name="ro1">
          <table:table-cell office:value-type="float" office:value="-3940" calcext:value-type="float">
            <text:p>-3940</text:p>
          </table:table-cell>
          <table:table-cell table:formula="of:=([.A530]/1000)+10" office:value-type="float" office:value="6.06" calcext:value-type="float">
            <text:p>6,06</text:p>
          </table:table-cell>
        </table:table-row>
        <table:table-row table:style-name="ro1">
          <table:table-cell office:value-type="float" office:value="-4000" calcext:value-type="float">
            <text:p>-4000</text:p>
          </table:table-cell>
          <table:table-cell table:formula="of:=([.A531]/1000)+10" office:value-type="float" office:value="6" calcext:value-type="float">
            <text:p>6</text:p>
          </table:table-cell>
        </table:table-row>
        <table:table-row table:style-name="ro1">
          <table:table-cell office:value-type="float" office:value="-4090" calcext:value-type="float">
            <text:p>-4090</text:p>
          </table:table-cell>
          <table:table-cell table:formula="of:=([.A532]/1000)+10" office:value-type="float" office:value="5.91" calcext:value-type="float">
            <text:p>5,91</text:p>
          </table:table-cell>
        </table:table-row>
        <table:table-row table:style-name="ro1">
          <table:table-cell office:value-type="float" office:value="-3980" calcext:value-type="float">
            <text:p>-3980</text:p>
          </table:table-cell>
          <table:table-cell table:formula="of:=([.A533]/1000)+10" office:value-type="float" office:value="6.02" calcext:value-type="float">
            <text:p>6,02</text:p>
          </table:table-cell>
        </table:table-row>
        <table:table-row table:style-name="ro1">
          <table:table-cell office:value-type="float" office:value="-4080" calcext:value-type="float">
            <text:p>-4080</text:p>
          </table:table-cell>
          <table:table-cell table:formula="of:=([.A534]/1000)+10" office:value-type="float" office:value="5.92" calcext:value-type="float">
            <text:p>5,92</text:p>
          </table:table-cell>
        </table:table-row>
        <table:table-row table:style-name="ro1">
          <table:table-cell office:value-type="float" office:value="-4270" calcext:value-type="float">
            <text:p>-4270</text:p>
          </table:table-cell>
          <table:table-cell table:formula="of:=([.A535]/1000)+10" office:value-type="float" office:value="5.73" calcext:value-type="float">
            <text:p>5,73</text:p>
          </table:table-cell>
        </table:table-row>
        <table:table-row table:style-name="ro1">
          <table:table-cell office:value-type="float" office:value="-4220" calcext:value-type="float">
            <text:p>-4220</text:p>
          </table:table-cell>
          <table:table-cell table:formula="of:=([.A536]/1000)+10" office:value-type="float" office:value="5.78" calcext:value-type="float">
            <text:p>5,78</text:p>
          </table:table-cell>
        </table:table-row>
        <table:table-row table:style-name="ro1">
          <table:table-cell office:value-type="float" office:value="-4350" calcext:value-type="float">
            <text:p>-4350</text:p>
          </table:table-cell>
          <table:table-cell table:formula="of:=([.A537]/1000)+10" office:value-type="float" office:value="5.65" calcext:value-type="float">
            <text:p>5,65</text:p>
          </table:table-cell>
        </table:table-row>
        <table:table-row table:style-name="ro1">
          <table:table-cell office:value-type="float" office:value="-4270" calcext:value-type="float">
            <text:p>-4270</text:p>
          </table:table-cell>
          <table:table-cell table:formula="of:=([.A538]/1000)+10" office:value-type="float" office:value="5.73" calcext:value-type="float">
            <text:p>5,73</text:p>
          </table:table-cell>
        </table:table-row>
        <table:table-row table:style-name="ro1">
          <table:table-cell office:value-type="float" office:value="-4440" calcext:value-type="float">
            <text:p>-4440</text:p>
          </table:table-cell>
          <table:table-cell table:formula="of:=([.A539]/1000)+10" office:value-type="float" office:value="5.56" calcext:value-type="float">
            <text:p>5,56</text:p>
          </table:table-cell>
        </table:table-row>
        <table:table-row table:style-name="ro1">
          <table:table-cell office:value-type="float" office:value="-4430" calcext:value-type="float">
            <text:p>-4430</text:p>
          </table:table-cell>
          <table:table-cell table:formula="of:=([.A540]/1000)+10" office:value-type="float" office:value="5.57" calcext:value-type="float">
            <text:p>5,57</text:p>
          </table:table-cell>
        </table:table-row>
        <table:table-row table:style-name="ro1">
          <table:table-cell office:value-type="float" office:value="-4530" calcext:value-type="float">
            <text:p>-4530</text:p>
          </table:table-cell>
          <table:table-cell table:formula="of:=([.A541]/1000)+10" office:value-type="float" office:value="5.47" calcext:value-type="float">
            <text:p>5,47</text:p>
          </table:table-cell>
        </table:table-row>
        <table:table-row table:style-name="ro1">
          <table:table-cell office:value-type="float" office:value="-4550" calcext:value-type="float">
            <text:p>-4550</text:p>
          </table:table-cell>
          <table:table-cell table:formula="of:=([.A542]/1000)+10" office:value-type="float" office:value="5.45" calcext:value-type="float">
            <text:p>5,45</text:p>
          </table:table-cell>
        </table:table-row>
        <table:table-row table:style-name="ro1">
          <table:table-cell office:value-type="float" office:value="-4510" calcext:value-type="float">
            <text:p>-4510</text:p>
          </table:table-cell>
          <table:table-cell table:formula="of:=([.A543]/1000)+10" office:value-type="float" office:value="5.49" calcext:value-type="float">
            <text:p>5,49</text:p>
          </table:table-cell>
        </table:table-row>
        <table:table-row table:style-name="ro1">
          <table:table-cell office:value-type="float" office:value="-4580" calcext:value-type="float">
            <text:p>-4580</text:p>
          </table:table-cell>
          <table:table-cell table:formula="of:=([.A544]/1000)+10" office:value-type="float" office:value="5.42" calcext:value-type="float">
            <text:p>5,42</text:p>
          </table:table-cell>
        </table:table-row>
        <table:table-row table:style-name="ro1">
          <table:table-cell office:value-type="float" office:value="-4710" calcext:value-type="float">
            <text:p>-4710</text:p>
          </table:table-cell>
          <table:table-cell table:formula="of:=([.A545]/1000)+10" office:value-type="float" office:value="5.29" calcext:value-type="float">
            <text:p>5,29</text:p>
          </table:table-cell>
        </table:table-row>
        <table:table-row table:style-name="ro1">
          <table:table-cell office:value-type="float" office:value="-4640" calcext:value-type="float">
            <text:p>-4640</text:p>
          </table:table-cell>
          <table:table-cell table:formula="of:=([.A546]/1000)+10" office:value-type="float" office:value="5.36" calcext:value-type="float">
            <text:p>5,36</text:p>
          </table:table-cell>
        </table:table-row>
        <table:table-row table:style-name="ro1">
          <table:table-cell office:value-type="float" office:value="-4690" calcext:value-type="float">
            <text:p>-4690</text:p>
          </table:table-cell>
          <table:table-cell table:formula="of:=([.A547]/1000)+10" office:value-type="float" office:value="5.31" calcext:value-type="float">
            <text:p>5,31</text:p>
          </table:table-cell>
        </table:table-row>
        <table:table-row table:style-name="ro1">
          <table:table-cell office:value-type="float" office:value="-4770" calcext:value-type="float">
            <text:p>-4770</text:p>
          </table:table-cell>
          <table:table-cell table:formula="of:=([.A548]/1000)+10" office:value-type="float" office:value="5.23" calcext:value-type="float">
            <text:p>5,23</text:p>
          </table:table-cell>
        </table:table-row>
        <table:table-row table:style-name="ro1">
          <table:table-cell office:value-type="float" office:value="-4770" calcext:value-type="float">
            <text:p>-4770</text:p>
          </table:table-cell>
          <table:table-cell table:formula="of:=([.A549]/1000)+10" office:value-type="float" office:value="5.23" calcext:value-type="float">
            <text:p>5,23</text:p>
          </table:table-cell>
        </table:table-row>
        <table:table-row table:style-name="ro1">
          <table:table-cell office:value-type="float" office:value="-4830" calcext:value-type="float">
            <text:p>-4830</text:p>
          </table:table-cell>
          <table:table-cell table:formula="of:=([.A550]/1000)+10" office:value-type="float" office:value="5.17" calcext:value-type="float">
            <text:p>5,17</text:p>
          </table:table-cell>
        </table:table-row>
        <table:table-row table:style-name="ro1">
          <table:table-cell office:value-type="float" office:value="-4740" calcext:value-type="float">
            <text:p>-4740</text:p>
          </table:table-cell>
          <table:table-cell table:formula="of:=([.A551]/1000)+10" office:value-type="float" office:value="5.26" calcext:value-type="float">
            <text:p>5,26</text:p>
          </table:table-cell>
        </table:table-row>
        <table:table-row table:style-name="ro1">
          <table:table-cell office:value-type="float" office:value="-4890" calcext:value-type="float">
            <text:p>-4890</text:p>
          </table:table-cell>
          <table:table-cell table:formula="of:=([.A552]/1000)+10" office:value-type="float" office:value="5.11" calcext:value-type="float">
            <text:p>5,11</text:p>
          </table:table-cell>
        </table:table-row>
        <table:table-row table:style-name="ro1">
          <table:table-cell office:value-type="float" office:value="-4770" calcext:value-type="float">
            <text:p>-4770</text:p>
          </table:table-cell>
          <table:table-cell table:formula="of:=([.A553]/1000)+10" office:value-type="float" office:value="5.23" calcext:value-type="float">
            <text:p>5,23</text:p>
          </table:table-cell>
        </table:table-row>
        <table:table-row table:style-name="ro1">
          <table:table-cell office:value-type="float" office:value="-4900" calcext:value-type="float">
            <text:p>-4900</text:p>
          </table:table-cell>
          <table:table-cell table:formula="of:=([.A554]/1000)+10"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-4810" calcext:value-type="float">
            <text:p>-4810</text:p>
          </table:table-cell>
          <table:table-cell table:formula="of:=([.A555]/1000)+10" office:value-type="float" office:value="5.19" calcext:value-type="float">
            <text:p>5,19</text:p>
          </table:table-cell>
        </table:table-row>
        <table:table-row table:style-name="ro1">
          <table:table-cell office:value-type="float" office:value="-4970" calcext:value-type="float">
            <text:p>-4970</text:p>
          </table:table-cell>
          <table:table-cell table:formula="of:=([.A556]/1000)+10" office:value-type="float" office:value="5.03" calcext:value-type="float">
            <text:p>5,03</text:p>
          </table:table-cell>
        </table:table-row>
        <table:table-row table:style-name="ro1">
          <table:table-cell office:value-type="float" office:value="-4880" calcext:value-type="float">
            <text:p>-4880</text:p>
          </table:table-cell>
          <table:table-cell table:formula="of:=([.A557]/1000)+10" office:value-type="float" office:value="5.12" calcext:value-type="float">
            <text:p>5,12</text:p>
          </table:table-cell>
        </table:table-row>
        <table:table-row table:style-name="ro1">
          <table:table-cell office:value-type="float" office:value="-4960" calcext:value-type="float">
            <text:p>-4960</text:p>
          </table:table-cell>
          <table:table-cell table:formula="of:=([.A558]/1000)+10" office:value-type="float" office:value="5.04" calcext:value-type="float">
            <text:p>5,04</text:p>
          </table:table-cell>
        </table:table-row>
        <table:table-row table:style-name="ro1">
          <table:table-cell office:value-type="float" office:value="-5110" calcext:value-type="float">
            <text:p>-5110</text:p>
          </table:table-cell>
          <table:table-cell table:formula="of:=([.A559]/1000)+10" office:value-type="float" office:value="4.89" calcext:value-type="float">
            <text:p>4,89</text:p>
          </table:table-cell>
        </table:table-row>
        <table:table-row table:style-name="ro1">
          <table:table-cell office:value-type="float" office:value="-4910" calcext:value-type="float">
            <text:p>-4910</text:p>
          </table:table-cell>
          <table:table-cell table:formula="of:=([.A560]/1000)+10" office:value-type="float" office:value="5.09" calcext:value-type="float">
            <text:p>5,09</text:p>
          </table:table-cell>
        </table:table-row>
        <table:table-row table:style-name="ro1">
          <table:table-cell office:value-type="float" office:value="-4830" calcext:value-type="float">
            <text:p>-4830</text:p>
          </table:table-cell>
          <table:table-cell table:formula="of:=([.A561]/1000)+10" office:value-type="float" office:value="5.17" calcext:value-type="float">
            <text:p>5,17</text:p>
          </table:table-cell>
        </table:table-row>
        <table:table-row table:style-name="ro1">
          <table:table-cell office:value-type="float" office:value="-4910" calcext:value-type="float">
            <text:p>-4910</text:p>
          </table:table-cell>
          <table:table-cell table:formula="of:=([.A562]/1000)+10" office:value-type="float" office:value="5.09" calcext:value-type="float">
            <text:p>5,09</text:p>
          </table:table-cell>
        </table:table-row>
        <table:table-row table:style-name="ro1">
          <table:table-cell office:value-type="float" office:value="-4720" calcext:value-type="float">
            <text:p>-4720</text:p>
          </table:table-cell>
          <table:table-cell table:formula="of:=([.A563]/1000)+10" office:value-type="float" office:value="5.28" calcext:value-type="float">
            <text:p>5,28</text:p>
          </table:table-cell>
        </table:table-row>
        <table:table-row table:style-name="ro1">
          <table:table-cell office:value-type="float" office:value="-4930" calcext:value-type="float">
            <text:p>-4930</text:p>
          </table:table-cell>
          <table:table-cell table:formula="of:=([.A564]/1000)+10" office:value-type="float" office:value="5.07" calcext:value-type="float">
            <text:p>5,07</text:p>
          </table:table-cell>
        </table:table-row>
        <table:table-row table:style-name="ro1">
          <table:table-cell office:value-type="float" office:value="-4790" calcext:value-type="float">
            <text:p>-4790</text:p>
          </table:table-cell>
          <table:table-cell table:formula="of:=([.A565]/1000)+10" office:value-type="float" office:value="5.21" calcext:value-type="float">
            <text:p>5,21</text:p>
          </table:table-cell>
        </table:table-row>
        <table:table-row table:style-name="ro1">
          <table:table-cell office:value-type="float" office:value="-4790" calcext:value-type="float">
            <text:p>-4790</text:p>
          </table:table-cell>
          <table:table-cell table:formula="of:=([.A566]/1000)+10" office:value-type="float" office:value="5.21" calcext:value-type="float">
            <text:p>5,21</text:p>
          </table:table-cell>
        </table:table-row>
        <table:table-row table:style-name="ro1">
          <table:table-cell office:value-type="float" office:value="-4910" calcext:value-type="float">
            <text:p>-4910</text:p>
          </table:table-cell>
          <table:table-cell table:formula="of:=([.A567]/1000)+10" office:value-type="float" office:value="5.09" calcext:value-type="float">
            <text:p>5,09</text:p>
          </table:table-cell>
        </table:table-row>
        <table:table-row table:style-name="ro1">
          <table:table-cell office:value-type="float" office:value="-4850" calcext:value-type="float">
            <text:p>-4850</text:p>
          </table:table-cell>
          <table:table-cell table:formula="of:=([.A568]/1000)+10" office:value-type="float" office:value="5.15" calcext:value-type="float">
            <text:p>5,15</text:p>
          </table:table-cell>
        </table:table-row>
        <table:table-row table:style-name="ro1">
          <table:table-cell office:value-type="float" office:value="-4780" calcext:value-type="float">
            <text:p>-4780</text:p>
          </table:table-cell>
          <table:table-cell table:formula="of:=([.A569]/1000)+10" office:value-type="float" office:value="5.22" calcext:value-type="float">
            <text:p>5,22</text:p>
          </table:table-cell>
        </table:table-row>
        <table:table-row table:style-name="ro1">
          <table:table-cell office:value-type="float" office:value="-4940" calcext:value-type="float">
            <text:p>-4940</text:p>
          </table:table-cell>
          <table:table-cell table:formula="of:=([.A570]/1000)+10" office:value-type="float" office:value="5.06" calcext:value-type="float">
            <text:p>5,06</text:p>
          </table:table-cell>
        </table:table-row>
        <table:table-row table:style-name="ro1">
          <table:table-cell office:value-type="float" office:value="-4780" calcext:value-type="float">
            <text:p>-4780</text:p>
          </table:table-cell>
          <table:table-cell table:formula="of:=([.A571]/1000)+10" office:value-type="float" office:value="5.22" calcext:value-type="float">
            <text:p>5,22</text:p>
          </table:table-cell>
        </table:table-row>
        <table:table-row table:style-name="ro1">
          <table:table-cell office:value-type="float" office:value="-4870" calcext:value-type="float">
            <text:p>-4870</text:p>
          </table:table-cell>
          <table:table-cell table:formula="of:=([.A572]/1000)+10" office:value-type="float" office:value="5.13" calcext:value-type="float">
            <text:p>5,13</text:p>
          </table:table-cell>
        </table:table-row>
        <table:table-row table:style-name="ro1">
          <table:table-cell office:value-type="float" office:value="-4840" calcext:value-type="float">
            <text:p>-4840</text:p>
          </table:table-cell>
          <table:table-cell table:formula="of:=([.A573]/1000)+10" office:value-type="float" office:value="5.16" calcext:value-type="float">
            <text:p>5,16</text:p>
          </table:table-cell>
        </table:table-row>
        <table:table-row table:style-name="ro1">
          <table:table-cell office:value-type="float" office:value="-4850" calcext:value-type="float">
            <text:p>-4850</text:p>
          </table:table-cell>
          <table:table-cell table:formula="of:=([.A574]/1000)+10" office:value-type="float" office:value="5.15" calcext:value-type="float">
            <text:p>5,15</text:p>
          </table:table-cell>
        </table:table-row>
        <table:table-row table:style-name="ro1">
          <table:table-cell office:value-type="float" office:value="-4910" calcext:value-type="float">
            <text:p>-4910</text:p>
          </table:table-cell>
          <table:table-cell table:formula="of:=([.A575]/1000)+10" office:value-type="float" office:value="5.09" calcext:value-type="float">
            <text:p>5,09</text:p>
          </table:table-cell>
        </table:table-row>
        <table:table-row table:style-name="ro1">
          <table:table-cell office:value-type="float" office:value="-4890" calcext:value-type="float">
            <text:p>-4890</text:p>
          </table:table-cell>
          <table:table-cell table:formula="of:=([.A576]/1000)+10" office:value-type="float" office:value="5.11" calcext:value-type="float">
            <text:p>5,11</text:p>
          </table:table-cell>
        </table:table-row>
        <table:table-row table:style-name="ro1">
          <table:table-cell office:value-type="float" office:value="-4670" calcext:value-type="float">
            <text:p>-4670</text:p>
          </table:table-cell>
          <table:table-cell table:formula="of:=([.A577]/1000)+10" office:value-type="float" office:value="5.33" calcext:value-type="float">
            <text:p>5,33</text:p>
          </table:table-cell>
        </table:table-row>
        <table:table-row table:style-name="ro1">
          <table:table-cell office:value-type="float" office:value="-4910" calcext:value-type="float">
            <text:p>-4910</text:p>
          </table:table-cell>
          <table:table-cell table:formula="of:=([.A578]/1000)+10" office:value-type="float" office:value="5.09" calcext:value-type="float">
            <text:p>5,09</text:p>
          </table:table-cell>
        </table:table-row>
        <table:table-row table:style-name="ro1">
          <table:table-cell office:value-type="float" office:value="-4890" calcext:value-type="float">
            <text:p>-4890</text:p>
          </table:table-cell>
          <table:table-cell table:formula="of:=([.A579]/1000)+10" office:value-type="float" office:value="5.11" calcext:value-type="float">
            <text:p>5,11</text:p>
          </table:table-cell>
        </table:table-row>
        <table:table-row table:style-name="ro1">
          <table:table-cell office:value-type="float" office:value="-4920" calcext:value-type="float">
            <text:p>-4920</text:p>
          </table:table-cell>
          <table:table-cell table:formula="of:=([.A580]/1000)+10" office:value-type="float" office:value="5.08" calcext:value-type="float">
            <text:p>5,08</text:p>
          </table:table-cell>
        </table:table-row>
        <table:table-row table:style-name="ro1">
          <table:table-cell office:value-type="float" office:value="-4940" calcext:value-type="float">
            <text:p>-4940</text:p>
          </table:table-cell>
          <table:table-cell table:formula="of:=([.A581]/1000)+10" office:value-type="float" office:value="5.06" calcext:value-type="float">
            <text:p>5,06</text:p>
          </table:table-cell>
        </table:table-row>
        <table:table-row table:style-name="ro1">
          <table:table-cell office:value-type="float" office:value="-4870" calcext:value-type="float">
            <text:p>-4870</text:p>
          </table:table-cell>
          <table:table-cell table:formula="of:=([.A582]/1000)+10" office:value-type="float" office:value="5.13" calcext:value-type="float">
            <text:p>5,13</text:p>
          </table:table-cell>
        </table:table-row>
        <table:table-row table:style-name="ro1">
          <table:table-cell office:value-type="float" office:value="-4930" calcext:value-type="float">
            <text:p>-4930</text:p>
          </table:table-cell>
          <table:table-cell table:formula="of:=([.A583]/1000)+10" office:value-type="float" office:value="5.07" calcext:value-type="float">
            <text:p>5,07</text:p>
          </table:table-cell>
        </table:table-row>
        <table:table-row table:style-name="ro1">
          <table:table-cell office:value-type="float" office:value="-4860" calcext:value-type="float">
            <text:p>-4860</text:p>
          </table:table-cell>
          <table:table-cell table:formula="of:=([.A584]/1000)+10" office:value-type="float" office:value="5.14" calcext:value-type="float">
            <text:p>5,14</text:p>
          </table:table-cell>
        </table:table-row>
        <table:table-row table:style-name="ro1">
          <table:table-cell office:value-type="float" office:value="-4770" calcext:value-type="float">
            <text:p>-4770</text:p>
          </table:table-cell>
          <table:table-cell table:formula="of:=([.A585]/1000)+10" office:value-type="float" office:value="5.23" calcext:value-type="float">
            <text:p>5,23</text:p>
          </table:table-cell>
        </table:table-row>
        <table:table-row table:style-name="ro1">
          <table:table-cell office:value-type="float" office:value="-4790" calcext:value-type="float">
            <text:p>-4790</text:p>
          </table:table-cell>
          <table:table-cell table:formula="of:=([.A586]/1000)+10" office:value-type="float" office:value="5.21" calcext:value-type="float">
            <text:p>5,21</text:p>
          </table:table-cell>
        </table:table-row>
        <table:table-row table:style-name="ro1">
          <table:table-cell office:value-type="float" office:value="-4960" calcext:value-type="float">
            <text:p>-4960</text:p>
          </table:table-cell>
          <table:table-cell table:formula="of:=([.A587]/1000)+10" office:value-type="float" office:value="5.04" calcext:value-type="float">
            <text:p>5,04</text:p>
          </table:table-cell>
        </table:table-row>
        <table:table-row table:style-name="ro1">
          <table:table-cell office:value-type="float" office:value="-4810" calcext:value-type="float">
            <text:p>-4810</text:p>
          </table:table-cell>
          <table:table-cell table:formula="of:=([.A588]/1000)+10" office:value-type="float" office:value="5.19" calcext:value-type="float">
            <text:p>5,19</text:p>
          </table:table-cell>
        </table:table-row>
        <table:table-row table:style-name="ro1">
          <table:table-cell office:value-type="float" office:value="-4960" calcext:value-type="float">
            <text:p>-4960</text:p>
          </table:table-cell>
          <table:table-cell table:formula="of:=([.A589]/1000)+10" office:value-type="float" office:value="5.04" calcext:value-type="float">
            <text:p>5,04</text:p>
          </table:table-cell>
        </table:table-row>
        <table:table-row table:style-name="ro1">
          <table:table-cell office:value-type="float" office:value="-4720" calcext:value-type="float">
            <text:p>-4720</text:p>
          </table:table-cell>
          <table:table-cell table:formula="of:=([.A590]/1000)+10" office:value-type="float" office:value="5.28" calcext:value-type="float">
            <text:p>5,28</text:p>
          </table:table-cell>
        </table:table-row>
        <table:table-row table:style-name="ro1">
          <table:table-cell office:value-type="float" office:value="-4680" calcext:value-type="float">
            <text:p>-4680</text:p>
          </table:table-cell>
          <table:table-cell table:formula="of:=([.A591]/1000)+10" office:value-type="float" office:value="5.32" calcext:value-type="float">
            <text:p>5,32</text:p>
          </table:table-cell>
        </table:table-row>
        <table:table-row table:style-name="ro1">
          <table:table-cell office:value-type="float" office:value="-4880" calcext:value-type="float">
            <text:p>-4880</text:p>
          </table:table-cell>
          <table:table-cell table:formula="of:=([.A592]/1000)+10" office:value-type="float" office:value="5.12" calcext:value-type="float">
            <text:p>5,12</text:p>
          </table:table-cell>
        </table:table-row>
        <table:table-row table:style-name="ro1">
          <table:table-cell office:value-type="float" office:value="-4830" calcext:value-type="float">
            <text:p>-4830</text:p>
          </table:table-cell>
          <table:table-cell table:formula="of:=([.A593]/1000)+10" office:value-type="float" office:value="5.17" calcext:value-type="float">
            <text:p>5,17</text:p>
          </table:table-cell>
        </table:table-row>
        <table:table-row table:style-name="ro1">
          <table:table-cell office:value-type="float" office:value="-4970" calcext:value-type="float">
            <text:p>-4970</text:p>
          </table:table-cell>
          <table:table-cell table:formula="of:=([.A594]/1000)+10" office:value-type="float" office:value="5.03" calcext:value-type="float">
            <text:p>5,03</text:p>
          </table:table-cell>
        </table:table-row>
        <table:table-row table:style-name="ro1">
          <table:table-cell office:value-type="float" office:value="-4900" calcext:value-type="float">
            <text:p>-4900</text:p>
          </table:table-cell>
          <table:table-cell table:formula="of:=([.A595]/1000)+10"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-4910" calcext:value-type="float">
            <text:p>-4910</text:p>
          </table:table-cell>
          <table:table-cell table:formula="of:=([.A596]/1000)+10" office:value-type="float" office:value="5.09" calcext:value-type="float">
            <text:p>5,09</text:p>
          </table:table-cell>
        </table:table-row>
        <table:table-row table:style-name="ro1">
          <table:table-cell office:value-type="float" office:value="-4930" calcext:value-type="float">
            <text:p>-4930</text:p>
          </table:table-cell>
          <table:table-cell table:formula="of:=([.A597]/1000)+10" office:value-type="float" office:value="5.07" calcext:value-type="float">
            <text:p>5,07</text:p>
          </table:table-cell>
        </table:table-row>
        <table:table-row table:style-name="ro1">
          <table:table-cell office:value-type="float" office:value="-4860" calcext:value-type="float">
            <text:p>-4860</text:p>
          </table:table-cell>
          <table:table-cell table:formula="of:=([.A598]/1000)+10" office:value-type="float" office:value="5.14" calcext:value-type="float">
            <text:p>5,14</text:p>
          </table:table-cell>
        </table:table-row>
        <table:table-row table:style-name="ro1">
          <table:table-cell office:value-type="float" office:value="-4740" calcext:value-type="float">
            <text:p>-4740</text:p>
          </table:table-cell>
          <table:table-cell table:formula="of:=([.A599]/1000)+10" office:value-type="float" office:value="5.26" calcext:value-type="float">
            <text:p>5,26</text:p>
          </table:table-cell>
        </table:table-row>
        <table:table-row table:style-name="ro1">
          <table:table-cell office:value-type="float" office:value="-4740" calcext:value-type="float">
            <text:p>-4740</text:p>
          </table:table-cell>
          <table:table-cell table:formula="of:=([.A600]/1000)+10" office:value-type="float" office:value="5.26" calcext:value-type="float">
            <text:p>5,26</text:p>
          </table:table-cell>
        </table:table-row>
        <table:table-row table:style-name="ro1">
          <table:table-cell office:value-type="float" office:value="-4810" calcext:value-type="float">
            <text:p>-4810</text:p>
          </table:table-cell>
          <table:table-cell table:formula="of:=([.A601]/1000)+10" office:value-type="float" office:value="5.19" calcext:value-type="float">
            <text:p>5,19</text:p>
          </table:table-cell>
        </table:table-row>
        <table:table-row table:style-name="ro1">
          <table:table-cell office:value-type="float" office:value="-4960" calcext:value-type="float">
            <text:p>-4960</text:p>
          </table:table-cell>
          <table:table-cell table:formula="of:=([.A602]/1000)+10" office:value-type="float" office:value="5.04" calcext:value-type="float">
            <text:p>5,04</text:p>
          </table:table-cell>
        </table:table-row>
        <table:table-row table:style-name="ro1">
          <table:table-cell office:value-type="float" office:value="-4880" calcext:value-type="float">
            <text:p>-4880</text:p>
          </table:table-cell>
          <table:table-cell table:formula="of:=([.A603]/1000)+10" office:value-type="float" office:value="5.12" calcext:value-type="float">
            <text:p>5,12</text:p>
          </table:table-cell>
        </table:table-row>
        <table:table-row table:style-name="ro1">
          <table:table-cell office:value-type="float" office:value="-4820" calcext:value-type="float">
            <text:p>-4820</text:p>
          </table:table-cell>
          <table:table-cell table:formula="of:=([.A604]/1000)+10" office:value-type="float" office:value="5.18" calcext:value-type="float">
            <text:p>5,18</text:p>
          </table:table-cell>
        </table:table-row>
        <table:table-row table:style-name="ro1">
          <table:table-cell office:value-type="float" office:value="-4950" calcext:value-type="float">
            <text:p>-4950</text:p>
          </table:table-cell>
          <table:table-cell table:formula="of:=([.A605]/1000)+10" office:value-type="float" office:value="5.05" calcext:value-type="float">
            <text:p>5,05</text:p>
          </table:table-cell>
        </table:table-row>
        <table:table-row table:style-name="ro1">
          <table:table-cell office:value-type="float" office:value="-4880" calcext:value-type="float">
            <text:p>-4880</text:p>
          </table:table-cell>
          <table:table-cell table:formula="of:=([.A606]/1000)+10" office:value-type="float" office:value="5.12" calcext:value-type="float">
            <text:p>5,12</text:p>
          </table:table-cell>
        </table:table-row>
        <table:table-row table:style-name="ro1">
          <table:table-cell office:value-type="float" office:value="-4820" calcext:value-type="float">
            <text:p>-4820</text:p>
          </table:table-cell>
          <table:table-cell table:formula="of:=([.A607]/1000)+10" office:value-type="float" office:value="5.18" calcext:value-type="float">
            <text:p>5,18</text:p>
          </table:table-cell>
        </table:table-row>
        <table:table-row table:style-name="ro1">
          <table:table-cell office:value-type="float" office:value="-4980" calcext:value-type="float">
            <text:p>-4980</text:p>
          </table:table-cell>
          <table:table-cell table:formula="of:=([.A608]/1000)+10" office:value-type="float" office:value="5.02" calcext:value-type="float">
            <text:p>5,02</text:p>
          </table:table-cell>
        </table:table-row>
        <table:table-row table:style-name="ro1">
          <table:table-cell office:value-type="float" office:value="-4830" calcext:value-type="float">
            <text:p>-4830</text:p>
          </table:table-cell>
          <table:table-cell table:formula="of:=([.A609]/1000)+10" office:value-type="float" office:value="5.17" calcext:value-type="float">
            <text:p>5,17</text:p>
          </table:table-cell>
        </table:table-row>
        <table:table-row table:style-name="ro1">
          <table:table-cell office:value-type="float" office:value="-5020" calcext:value-type="float">
            <text:p>-5020</text:p>
          </table:table-cell>
          <table:table-cell table:formula="of:=([.A610]/1000)+10" office:value-type="float" office:value="4.98" calcext:value-type="float">
            <text:p>4,98</text:p>
          </table:table-cell>
        </table:table-row>
        <table:table-row table:style-name="ro1">
          <table:table-cell office:value-type="float" office:value="-4910" calcext:value-type="float">
            <text:p>-4910</text:p>
          </table:table-cell>
          <table:table-cell table:formula="of:=([.A611]/1000)+10" office:value-type="float" office:value="5.09" calcext:value-type="float">
            <text:p>5,09</text:p>
          </table:table-cell>
        </table:table-row>
        <table:table-row table:style-name="ro1">
          <table:table-cell office:value-type="float" office:value="-4820" calcext:value-type="float">
            <text:p>-4820</text:p>
          </table:table-cell>
          <table:table-cell table:formula="of:=([.A612]/1000)+10" office:value-type="float" office:value="5.18" calcext:value-type="float">
            <text:p>5,18</text:p>
          </table:table-cell>
        </table:table-row>
        <table:table-row table:style-name="ro1">
          <table:table-cell office:value-type="float" office:value="-4890" calcext:value-type="float">
            <text:p>-4890</text:p>
          </table:table-cell>
          <table:table-cell table:formula="of:=([.A613]/1000)+10" office:value-type="float" office:value="5.11" calcext:value-type="float">
            <text:p>5,11</text:p>
          </table:table-cell>
        </table:table-row>
        <table:table-row table:style-name="ro1">
          <table:table-cell office:value-type="float" office:value="-4830" calcext:value-type="float">
            <text:p>-4830</text:p>
          </table:table-cell>
          <table:table-cell table:formula="of:=([.A614]/1000)+10" office:value-type="float" office:value="5.17" calcext:value-type="float">
            <text:p>5,17</text:p>
          </table:table-cell>
        </table:table-row>
        <table:table-row table:style-name="ro1">
          <table:table-cell office:value-type="float" office:value="-4840" calcext:value-type="float">
            <text:p>-4840</text:p>
          </table:table-cell>
          <table:table-cell table:formula="of:=([.A615]/1000)+10" office:value-type="float" office:value="5.16" calcext:value-type="float">
            <text:p>5,16</text:p>
          </table:table-cell>
        </table:table-row>
        <table:table-row table:style-name="ro1">
          <table:table-cell office:value-type="float" office:value="-4940" calcext:value-type="float">
            <text:p>-4940</text:p>
          </table:table-cell>
          <table:table-cell table:formula="of:=([.A616]/1000)+10" office:value-type="float" office:value="5.06" calcext:value-type="float">
            <text:p>5,06</text:p>
          </table:table-cell>
        </table:table-row>
        <table:table-row table:style-name="ro1">
          <table:table-cell office:value-type="float" office:value="-4880" calcext:value-type="float">
            <text:p>-4880</text:p>
          </table:table-cell>
          <table:table-cell table:formula="of:=([.A617]/1000)+10" office:value-type="float" office:value="5.12" calcext:value-type="float">
            <text:p>5,12</text:p>
          </table:table-cell>
        </table:table-row>
        <table:table-row table:style-name="ro1">
          <table:table-cell office:value-type="float" office:value="-4960" calcext:value-type="float">
            <text:p>-4960</text:p>
          </table:table-cell>
          <table:table-cell table:formula="of:=([.A618]/1000)+10" office:value-type="float" office:value="5.04" calcext:value-type="float">
            <text:p>5,04</text:p>
          </table:table-cell>
        </table:table-row>
        <table:table-row table:style-name="ro1">
          <table:table-cell office:value-type="float" office:value="-4920" calcext:value-type="float">
            <text:p>-4920</text:p>
          </table:table-cell>
          <table:table-cell table:formula="of:=([.A619]/1000)+10" office:value-type="float" office:value="5.08" calcext:value-type="float">
            <text:p>5,08</text:p>
          </table:table-cell>
        </table:table-row>
        <table:table-row table:style-name="ro1">
          <table:table-cell office:value-type="float" office:value="-4860" calcext:value-type="float">
            <text:p>-4860</text:p>
          </table:table-cell>
          <table:table-cell table:formula="of:=([.A620]/1000)+10" office:value-type="float" office:value="5.14" calcext:value-type="float">
            <text:p>5,14</text:p>
          </table:table-cell>
        </table:table-row>
        <table:table-row table:style-name="ro1">
          <table:table-cell office:value-type="float" office:value="-4890" calcext:value-type="float">
            <text:p>-4890</text:p>
          </table:table-cell>
          <table:table-cell table:formula="of:=([.A621]/1000)+10" office:value-type="float" office:value="5.11" calcext:value-type="float">
            <text:p>5,11</text:p>
          </table:table-cell>
        </table:table-row>
        <table:table-row table:style-name="ro1">
          <table:table-cell office:value-type="float" office:value="-4890" calcext:value-type="float">
            <text:p>-4890</text:p>
          </table:table-cell>
          <table:table-cell table:formula="of:=([.A622]/1000)+10" office:value-type="float" office:value="5.11" calcext:value-type="float">
            <text:p>5,11</text:p>
          </table:table-cell>
        </table:table-row>
        <table:table-row table:style-name="ro1">
          <table:table-cell office:value-type="float" office:value="-5040" calcext:value-type="float">
            <text:p>-5040</text:p>
          </table:table-cell>
          <table:table-cell table:formula="of:=([.A623]/1000)+10" office:value-type="float" office:value="4.96" calcext:value-type="float">
            <text:p>4,96</text:p>
          </table:table-cell>
        </table:table-row>
        <table:table-row table:style-name="ro1">
          <table:table-cell office:value-type="float" office:value="-4790" calcext:value-type="float">
            <text:p>-4790</text:p>
          </table:table-cell>
          <table:table-cell table:formula="of:=([.A624]/1000)+10" office:value-type="float" office:value="5.21" calcext:value-type="float">
            <text:p>5,21</text:p>
          </table:table-cell>
        </table:table-row>
        <table:table-row table:style-name="ro1">
          <table:table-cell office:value-type="float" office:value="-4890" calcext:value-type="float">
            <text:p>-4890</text:p>
          </table:table-cell>
          <table:table-cell table:formula="of:=([.A625]/1000)+10" office:value-type="float" office:value="5.11" calcext:value-type="float">
            <text:p>5,11</text:p>
          </table:table-cell>
        </table:table-row>
        <table:table-row table:style-name="ro1">
          <table:table-cell office:value-type="float" office:value="-4830" calcext:value-type="float">
            <text:p>-4830</text:p>
          </table:table-cell>
          <table:table-cell table:formula="of:=([.A626]/1000)+10" office:value-type="float" office:value="5.17" calcext:value-type="float">
            <text:p>5,17</text:p>
          </table:table-cell>
        </table:table-row>
        <table:table-row table:style-name="ro1">
          <table:table-cell office:value-type="float" office:value="-4820" calcext:value-type="float">
            <text:p>-4820</text:p>
          </table:table-cell>
          <table:table-cell table:formula="of:=([.A627]/1000)+10" office:value-type="float" office:value="5.18" calcext:value-type="float">
            <text:p>5,18</text:p>
          </table:table-cell>
        </table:table-row>
        <table:table-row table:style-name="ro1">
          <table:table-cell office:value-type="float" office:value="-4990" calcext:value-type="float">
            <text:p>-4990</text:p>
          </table:table-cell>
          <table:table-cell table:formula="of:=([.A628]/1000)+10" office:value-type="float" office:value="5.01" calcext:value-type="float">
            <text:p>5,01</text:p>
          </table:table-cell>
        </table:table-row>
        <table:table-row table:style-name="ro1">
          <table:table-cell office:value-type="float" office:value="-4920" calcext:value-type="float">
            <text:p>-4920</text:p>
          </table:table-cell>
          <table:table-cell table:formula="of:=([.A629]/1000)+10" office:value-type="float" office:value="5.08" calcext:value-type="float">
            <text:p>5,08</text:p>
          </table:table-cell>
        </table:table-row>
        <table:table-row table:style-name="ro1">
          <table:table-cell office:value-type="float" office:value="-4930" calcext:value-type="float">
            <text:p>-4930</text:p>
          </table:table-cell>
          <table:table-cell table:formula="of:=([.A630]/1000)+10" office:value-type="float" office:value="5.07" calcext:value-type="float">
            <text:p>5,07</text:p>
          </table:table-cell>
        </table:table-row>
        <table:table-row table:style-name="ro1">
          <table:table-cell office:value-type="float" office:value="-4750" calcext:value-type="float">
            <text:p>-4750</text:p>
          </table:table-cell>
          <table:table-cell table:formula="of:=([.A631]/1000)+10" office:value-type="float" office:value="5.25" calcext:value-type="float">
            <text:p>5,25</text:p>
          </table:table-cell>
        </table:table-row>
        <table:table-row table:style-name="ro1">
          <table:table-cell office:value-type="float" office:value="-4920" calcext:value-type="float">
            <text:p>-4920</text:p>
          </table:table-cell>
          <table:table-cell table:formula="of:=([.A632]/1000)+10" office:value-type="float" office:value="5.08" calcext:value-type="float">
            <text:p>5,08</text:p>
          </table:table-cell>
        </table:table-row>
        <table:table-row table:style-name="ro1">
          <table:table-cell office:value-type="float" office:value="-4750" calcext:value-type="float">
            <text:p>-4750</text:p>
          </table:table-cell>
          <table:table-cell table:formula="of:=([.A633]/1000)+10" office:value-type="float" office:value="5.25" calcext:value-type="float">
            <text:p>5,25</text:p>
          </table:table-cell>
        </table:table-row>
        <table:table-row table:style-name="ro1">
          <table:table-cell office:value-type="float" office:value="-4830" calcext:value-type="float">
            <text:p>-4830</text:p>
          </table:table-cell>
          <table:table-cell table:formula="of:=([.A634]/1000)+10" office:value-type="float" office:value="5.17" calcext:value-type="float">
            <text:p>5,17</text:p>
          </table:table-cell>
        </table:table-row>
        <table:table-row table:style-name="ro1">
          <table:table-cell office:value-type="float" office:value="-4820" calcext:value-type="float">
            <text:p>-4820</text:p>
          </table:table-cell>
          <table:table-cell table:formula="of:=([.A635]/1000)+10" office:value-type="float" office:value="5.18" calcext:value-type="float">
            <text:p>5,18</text:p>
          </table:table-cell>
        </table:table-row>
        <table:table-row table:style-name="ro1">
          <table:table-cell office:value-type="float" office:value="-4920" calcext:value-type="float">
            <text:p>-4920</text:p>
          </table:table-cell>
          <table:table-cell table:formula="of:=([.A636]/1000)+10" office:value-type="float" office:value="5.08" calcext:value-type="float">
            <text:p>5,08</text:p>
          </table:table-cell>
        </table:table-row>
        <table:table-row table:style-name="ro1">
          <table:table-cell office:value-type="float" office:value="-4890" calcext:value-type="float">
            <text:p>-4890</text:p>
          </table:table-cell>
          <table:table-cell table:formula="of:=([.A637]/1000)+10" office:value-type="float" office:value="5.11" calcext:value-type="float">
            <text:p>5,11</text:p>
          </table:table-cell>
        </table:table-row>
        <table:table-row table:style-name="ro1">
          <table:table-cell office:value-type="float" office:value="-4900" calcext:value-type="float">
            <text:p>-4900</text:p>
          </table:table-cell>
          <table:table-cell table:formula="of:=([.A638]/1000)+10"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-4880" calcext:value-type="float">
            <text:p>-4880</text:p>
          </table:table-cell>
          <table:table-cell table:formula="of:=([.A639]/1000)+10" office:value-type="float" office:value="5.12" calcext:value-type="float">
            <text:p>5,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12:40:32.198000000</meta:creation-date>
    <dc:date>2018-11-23T12:46:27.206000000</dc:date>
    <meta:editing-duration>PT5M55S</meta:editing-duration>
    <meta:editing-cycles>1</meta:editing-cycles>
    <meta:document-statistic meta:table-count="1" meta:cell-count="1278" meta:object-count="1"/>
    <meta:generator>LibreOffice/6.1.3.2$Windows_X86_64 LibreOffice_project/86daf60bf00efa86ad547e59e09d6bb77c699acb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414cm" svg:height="13.309cm" xlink:href=".." xlink:type="simple" chart:class="chart:area" chart:style-name="ch1">
        <chart:legend chart:legend-position="end" svg:x="22.966cm" svg:y="6.355cm" style:legend-expansion="high" chart:style-name="ch2"/>
        <chart:plot-area chart:style-name="ch3" table:cell-range-address="Hoja1.B75:Hoja1.B120" svg:x="0.508cm" svg:y="0.266cm" svg:width="21.95cm" svg:height="12.777cm">
          <chartooo:coordinate-region svg:x="0.944cm" svg:y="0.466cm" svg:width="21.142cm" svg:height="11.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75:Hoja1.B120" chart:class="chart:area">
            <chart:data-point chart:repeated="4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63">
                <text:p>11.63</text:p>
                <draw:g>
                  <svg:desc>Hoja1.B75:Hoja1.B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59">
                <text:p>11.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58">
                <text:p>11.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51">
                <text:p>11.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46">
                <text:p>11.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23">
                <text:p>11.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07">
                <text:p>11.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32">
                <text:p>10.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79">
                <text:p>9.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51">
                <text:p>9.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08">
                <text:p>8.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66">
                <text:p>6.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53">
                <text:p>6.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56">
                <text:p>6.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07">
                <text:p>6.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67">
                <text:p>5.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87">
                <text:p>5.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26">
                <text:p>6.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09">
                <text:p>6.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14">
                <text:p>6.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21">
                <text:p>6.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15">
                <text:p>6.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86">
                <text:p>5.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88">
                <text:p>5.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78">
                <text:p>5.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71">
                <text:p>5.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08">
                <text:p>6.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05">
                <text:p>6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